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5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ext-properties fo:color="#0000ff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4"/>
    <style:style style:name="ce6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0pt" svg:y="507.46pt">
            <loext:p draw:notify-on-update-of-ranges="Sheet1.A34:Sheet1.A39 Sheet1.B34:Sheet1.B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3pt" svg:x="4.42pt" svg:y="881.66pt">
            <loext:p draw:notify-on-update-of-ranges="Sheet1.A63:Sheet1.A68 Sheet1.D63:Sheet1.D6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0pt" svg:y="1556.76pt">
            <loext:p draw:notify-on-update-of-ranges="Sheet1.A99:Sheet1.A116 Sheet1.B99:Sheet1.B1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.83pt" svg:y="6530.83pt">
            <loext:p draw:notify-on-update-of-ranges="Sheet1.A195:Sheet1.A520 Sheet1.B195:Sheet1.B52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>
            <text:p>ANALYSIS OF DATA PRESENTED IN TABLE 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Force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40.1" calcext:value-type="float">
            <text:p>40.10</text:p>
          </table:table-cell>
          <table:table-cell table:style-name="ce5" office:value-type="float" office:value="48" calcext:value-type="float">
            <text:p>48.00</text:p>
          </table:table-cell>
          <table:table-cell table:style-name="ce5" office:value-type="float" office:value="60.6" calcext:value-type="float">
            <text:p>60.60</text:p>
          </table:table-cell>
          <table:table-cell table:style-name="ce5" office:value-type="float" office:value="106" calcext:value-type="float">
            <text:p>106.00</text:p>
          </table:table-cell>
          <table:table-cell table:style-name="ce5" office:value-type="float" office:value="81.3" calcext:value-type="float">
            <text:p>81.30</text:p>
          </table:table-cell>
          <table:table-cell table:style-name="ce5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30" calcext:value-type="float">
            <text:p>30.00</text:p>
          </table:table-cell>
          <table:table-cell table:style-name="ce5" office:value-type="float" office:value="59.7" calcext:value-type="float">
            <text:p>59.70</text:p>
          </table:table-cell>
          <table:table-cell table:style-name="ce5" office:value-type="float" office:value="91" calcext:value-type="float">
            <text:p>91.00</text:p>
          </table:table-cell>
          <table:table-cell table:style-name="ce5" office:value-type="float" office:value="83.5" calcext:value-type="float">
            <text:p>83.50</text:p>
          </table:table-cell>
          <table:table-cell table:style-name="ce5" office:value-type="float" office:value="119" calcext:value-type="float">
            <text:p>119.00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40.8" calcext:value-type="float">
            <text:p>40.80</text:p>
          </table:table-cell>
          <table:table-cell table:style-name="ce5" office:value-type="float" office:value="53" calcext:value-type="float">
            <text:p>53.00</text:p>
          </table:table-cell>
          <table:table-cell table:style-name="ce5" office:value-type="float" office:value="61.4" calcext:value-type="float">
            <text:p>61.40</text:p>
          </table:table-cell>
          <table:table-cell table:style-name="ce5" office:value-type="float" office:value="128" calcext:value-type="float">
            <text:p>128.00</text:p>
          </table:table-cell>
          <table:table-cell table:style-name="ce5" office:value-type="float" office:value="80.7" calcext:value-type="float">
            <text:p>80.70</text:p>
          </table:table-cell>
          <table:table-cell table:style-name="ce5" office:value-type="float" office:value="117" calcext:value-type="float">
            <text:p>117.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mN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ve</text:p>
          </table:table-cell>
          <table:table-cell table:style-name="ce1" table:formula="of:=+AVERAGE([.C3:.C5])" office:value-type="float" office:value="40.5666666666667" calcext:value-type="float">
            <text:p>40.5666666667</text:p>
          </table:table-cell>
          <table:table-cell table:style-name="ce1" table:formula="of:=+AVERAGE([.D3:.D5])" office:value-type="float" office:value="43.6666666666667" calcext:value-type="float">
            <text:p>43.6666666667</text:p>
          </table:table-cell>
          <table:table-cell table:style-name="ce1" table:formula="of:=+AVERAGE([.E3:.E5])" office:value-type="float" office:value="60.5666666666667" calcext:value-type="float">
            <text:p>60.5666666667</text:p>
          </table:table-cell>
          <table:table-cell table:style-name="ce1" table:formula="of:=+AVERAGE([.F3:.F5])" office:value-type="float" office:value="108.333333333333" calcext:value-type="float">
            <text:p>108.3333333333</text:p>
          </table:table-cell>
          <table:table-cell table:style-name="ce1" table:formula="of:=+AVERAGE([.G3:.G5])" office:value-type="float" office:value="81.8333333333333" calcext:value-type="float">
            <text:p>81.8333333333</text:p>
          </table:table-cell>
          <table:table-cell table:style-name="ce1" table:formula="of:=+AVERAGE([.H3:.H5])"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tdev</text:p>
          </table:table-cell>
          <table:table-cell table:style-name="ce1" table:formula="of:=+STDEV([.C3:.C5])" office:value-type="float" office:value="0.404145188432736" calcext:value-type="float">
            <text:p>0.4041451884</text:p>
          </table:table-cell>
          <table:table-cell table:style-name="ce1" table:formula="of:=+STDEV([.D3:.D5])" office:value-type="float" office:value="12.0968315410827" calcext:value-type="float">
            <text:p>12.0968315411</text:p>
          </table:table-cell>
          <table:table-cell table:style-name="ce1" table:formula="of:=+STDEV([.E3:.E5])" office:value-type="float" office:value="0.850490054811536" calcext:value-type="float">
            <text:p>0.8504900548</text:p>
          </table:table-cell>
          <table:table-cell table:style-name="ce1" table:formula="of:=+STDEV([.F3:.F5])" office:value-type="float" office:value="18.6100331362771" calcext:value-type="float">
            <text:p>18.6100331363</text:p>
          </table:table-cell>
          <table:table-cell table:style-name="ce1" table:formula="of:=+STDEV([.G3:.G5])" office:value-type="float" office:value="1.4742229591664" calcext:value-type="float">
            <text:p>1.4742229592</text:p>
          </table:table-cell>
          <table:table-cell table:style-name="ce1" table:formula="of:=+STDEV([.H3:.H5])" office:value-type="float" office:value="24.2693221990232" calcext:value-type="float">
            <text:p>24.2693221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+MIN([.C3:.C5])" office:value-type="float" office:value="40.1" calcext:value-type="float">
            <text:p>40.1</text:p>
          </table:table-cell>
          <table:table-cell table:formula="of:=+MIN([.D3:.D5])" office:value-type="float" office:value="30" calcext:value-type="float">
            <text:p>30</text:p>
          </table:table-cell>
          <table:table-cell table:formula="of:=+MIN([.E3:.E5])" office:value-type="float" office:value="59.7" calcext:value-type="float">
            <text:p>59.7</text:p>
          </table:table-cell>
          <table:table-cell table:formula="of:=+MIN([.F3:.F5])" office:value-type="float" office:value="91" calcext:value-type="float">
            <text:p>91</text:p>
          </table:table-cell>
          <table:table-cell table:formula="of:=+MIN([.G3:.G5])" office:value-type="float" office:value="80.7" calcext:value-type="float">
            <text:p>80.7</text:p>
          </table:table-cell>
          <table:table-cell table:formula="of:=+MIN([.H3:.H5])"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+MAX([.C3:.C5])" office:value-type="float" office:value="40.8" calcext:value-type="float">
            <text:p>40.8</text:p>
          </table:table-cell>
          <table:table-cell table:formula="of:=+MAX([.D3:.D5])" office:value-type="float" office:value="53" calcext:value-type="float">
            <text:p>53</text:p>
          </table:table-cell>
          <table:table-cell table:formula="of:=+MAX([.E3:.E5])" office:value-type="float" office:value="61.4" calcext:value-type="float">
            <text:p>61.4</text:p>
          </table:table-cell>
          <table:table-cell table:formula="of:=+MAX([.F3:.F5])" office:value-type="float" office:value="128" calcext:value-type="float">
            <text:p>128</text:p>
          </table:table-cell>
          <table:table-cell table:formula="of:=+MAX([.G3:.G5])" office:value-type="float" office:value="83.5" calcext:value-type="float">
            <text:p>83.5</text:p>
          </table:table-cell>
          <table:table-cell table:formula="of:=+MAX([.H3:.H5])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[.D8]/[.C8]" office:value-type="float" office:value="1.07641741988496" calcext:value-type="float">
            <text:p>1.0764174199</text:p>
          </table:table-cell>
          <table:table-cell/>
          <table:table-cell table:style-name="ce1" table:formula="of:=+[.F8]/[.E8]" office:value-type="float" office:value="1.78866263070996" calcext:value-type="float">
            <text:p>1.7886626307</text:p>
          </table:table-cell>
          <table:table-cell/>
          <table:table-cell table:style-name="ce1" table:formula="of:=+[.H8]/[.G8]" office:value-type="float" office:value="1.27087576374745" calcext:value-type="float">
            <text:p>1.270875763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mN/W ave</text:p>
          </table:table-cell>
          <table:table-cell table:style-name="ce1" table:formula="of:=+AVERAGE([.C13:.G13])" office:value-type="float" office:value="1.37865193811413" calcext:value-type="float">
            <text:p>1.378651938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dev mN/W</text:p>
          </table:table-cell>
          <table:table-cell table:formula="of:=+STDEV([.C13:.G13])" office:value-type="float" office:value="0.368150903715615" calcext:value-type="float">
            <text:p>0.36815090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df</text:p>
          </table:table-cell>
          <table:table-cell table:number-columns-repeated="5"/>
        </table:table-row>
        <table:table-row table:style-name="ro1">
          <table:table-cell office:value-type="float" office:value="1249.36" calcext:value-type="float">
            <text:p>1249.36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1248.567" calcext:value-type="float">
            <text:p>1248.567</text:p>
          </table:table-cell>
          <table:table-cell table:number-columns-repeated="8"/>
        </table:table-row>
        <table:table-row table:style-name="ro1">
          <table:table-cell table:formula="of:=+[.A19]-[.A20]" office:value-type="float" office:value="0.792999999999893" calcext:value-type="float">
            <text:p>0.793</text:p>
          </table:table-cell>
          <table:table-cell/>
          <table:table-cell office:value-type="string" calcext:value-type="string">
            <text:p>dx/df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+[.C19]/[.D19]" office:value-type="float" office:value="0.0338965517241379" calcext:value-type="float">
            <text:p>0.0338965517</text:p>
          </table:table-cell>
          <table:table-cell table:number-columns-repeated="6"/>
        </table:table-row>
        <table:table-row table:style-name="ro1">
          <table:table-cell table:formula="of:=+3.77/[.C22]" office:value-type="float" office:value="111.220752797559" calcext:value-type="float">
            <text:p>111.2207527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timate peak of plot using their linear regression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table:formula="of:=+[.B26]*[.A26]+[.C26]" office:value-type="float" office:value="1259.89356" calcext:value-type="float">
            <text:p>1259.89356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+[.D26]-[.A19]" office:value-type="float" office:value="10.5335600000001" calcext:value-type="float">
            <text:p>10.53356</text:p>
          </table:table-cell>
          <table:table-cell office:value-type="string" calcext:value-type="string">
            <text:p>←scaled to cal1 to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ce calculation from pulse 1 intercept to pulse intercept</text:p>
          </table:table-cell>
          <table:table-cell table:number-columns-repeated="8"/>
        </table:table-row>
        <table:table-row table:style-name="ro1">
          <table:table-cell table:formula="of:=+1245.238" office:value-type="float" office:value="1245.238" calcext:value-type="float">
            <text:p>1245.238</text:p>
          </table:table-cell>
          <table:table-cell office:value-type="float" office:value="1241.468" calcext:value-type="float">
            <text:p>1241.468</text:p>
          </table:table-cell>
          <table:table-cell table:style-name="ce4" table:formula="of:=+[.A29]-[.B29]" office:value-type="float" office:value="3.76999999999998" calcext:value-type="float">
            <text:p>3.77</text:p>
          </table:table-cell>
          <table:table-cell table:formula="of:=+[.C29]/[.C22]" office:value-type="float" office:value="111.220752797558" calcext:value-type="float">
            <text:p>111.2207527976</text:p>
          </table:table-cell>
          <table:table-cell office:value-type="string" calcext:value-type="string">
            <text:p>???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down using graph paper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9.286" calcext:value-type="float">
            <text:p>1259.286</text:p>
          </table:table-cell>
          <table:table-cell table:number-columns-repeated="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number-columns-repeated="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number-columns-repeated="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number-columns-repeated="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number-columns-repeated="7"/>
        </table:table-row>
        <table:table-row table:style-name="ro1" table:number-rows-repeated="22">
          <table:table-cell table:number-columns-repeated="9"/>
        </table:table-row>
        <table:table-row table:style-name="ro1">
          <table:table-cell table:style-name="ce1" office:value-type="string" calcext:value-type="string">
            <text:p>Figure 8 curve up</text:p>
          </table:table-cell>
          <table:table-cell/>
          <table:table-cell office:value-type="string" calcext:value-type="string">
            <text:p>pulse</text:p>
          </table:table-cell>
          <table:table-cell office:value-type="string" calcext:value-type="string">
            <text:p>result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0" calcext:value-type="float">
            <text:p>1250</text:p>
          </table:table-cell>
          <table:table-cell office:value-type="float" office:value="3.77" calcext:value-type="float">
            <text:p>3.77</text:p>
          </table:table-cell>
          <table:table-cell table:formula="of:=+[.B63]-[.C63]" office:value-type="float" office:value="1246.23" calcext:value-type="float">
            <text:p>1246.2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office:value-type="float" office:value="3.77" calcext:value-type="float">
            <text:p>3.77</text:p>
          </table:table-cell>
          <table:table-cell table:formula="of:=+[.B64]-[.C64]" office:value-type="float" office:value="1248.0157" calcext:value-type="float">
            <text:p>1248.015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office:value-type="float" office:value="3.77" calcext:value-type="float">
            <text:p>3.77</text:p>
          </table:table-cell>
          <table:table-cell table:formula="of:=+[.B65]-[.C65]" office:value-type="float" office:value="1251.4086" calcext:value-type="float">
            <text:p>1251.4086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office:value-type="float" office:value="3.77" calcext:value-type="float">
            <text:p>3.77</text:p>
          </table:table-cell>
          <table:table-cell table:formula="of:=+[.B66]-[.C66]" office:value-type="float" office:value="1253.73" calcext:value-type="float">
            <text:p>1253.73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3.77" calcext:value-type="float">
            <text:p>3.77</text:p>
          </table:table-cell>
          <table:table-cell table:formula="of:=+[.B67]-[.C67]" office:value-type="float" office:value="1254.98" calcext:value-type="float">
            <text:p>1254.98</text:p>
          </table:table-cell>
          <table:table-cell table:number-columns-repeated="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office:value-type="float" office:value="3.77" calcext:value-type="float">
            <text:p>3.77</text:p>
          </table:table-cell>
          <table:table-cell table:formula="of:=+[.B68]-[.C68]" office:value-type="float" office:value="1255.516" calcext:value-type="float">
            <text:p>1255.516</text:p>
          </table:table-cell>
          <table:table-cell table:number-columns-repeated="5"/>
        </table:table-row>
        <table:table-row table:style-name="ro1" table:number-rows-repeated="27">
          <table:table-cell table:number-columns-repeated="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" office:value-type="float" office:value="0.000000000071282927264184" calcext:value-type="float">
            <text:p>7.13E-11</text:p>
          </table:table-cell>
          <table:table-cell table:style-name="ce6" office:value-type="float" office:value="-0.0000000616854969614949" calcext:value-type="float">
            <text:p>-6.17E-08</text:p>
          </table:table-cell>
          <table:table-cell table:style-name="ce6" office:value-type="float" office:value="0.0000214062587544044" calcext:value-type="float">
            <text:p>2.14E-05</text:p>
          </table:table-cell>
          <table:table-cell office:value-type="float" office:value="-0.0037728812" calcext:value-type="float">
            <text:p>-0.0037728812</text:p>
          </table:table-cell>
          <table:table-cell office:value-type="float" office:value="0.3506329937" calcext:value-type="float">
            <text:p>0.3506329937</text:p>
          </table:table-cell>
          <table:table-cell office:value-type="float" office:value="-15.9748263936" calcext:value-type="float">
            <text:p>-15.9748263936</text:p>
          </table:table-cell>
          <table:table-cell office:value-type="float" office:value="1527.7174983854" calcext:value-type="float">
            <text:p>1527.7174983854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stimat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err forc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float" office:value="1249.36" calcext:value-type="float">
            <text:p>1249.36</text:p>
          </table:table-cell>
          <table:table-cell table:formula="of:=+[.$C$97]*[.A99]^6+[.$D$97]*[.A99]^5+[.$E$97]*[.A99]^4+[.$F$97]*[.A99]^3+[.$G$97]*[.A99]^2+[.$H$97]*[.A99]+[.$I$97]" office:value-type="float" office:value="1249.57470810846" calcext:value-type="float">
            <text:p>1249.5747081085</text:p>
          </table:table-cell>
          <table:table-cell table:formula="of:=+[.B99]-[.C99]" office:value-type="float" office:value="-0.214708108463128" calcext:value-type="float">
            <text:p>-0.2147081085</text:p>
          </table:table-cell>
          <table:table-cell table:formula="of:=+[.D99]/[.$C$22]" office:value-type="float" office:value="-6.33421683156736" calcext:value-type="float">
            <text:p>-6.3342168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250" calcext:value-type="float">
            <text:p>1250</text:p>
          </table:table-cell>
          <table:table-cell table:formula="of:=+[.$C$97]*[.A100]^6+[.$D$97]*[.A100]^5+[.$E$97]*[.A100]^4+[.$F$97]*[.A100]^3+[.$G$97]*[.A100]^2+[.$H$97]*[.A100]+[.$I$97]" office:value-type="float" office:value="1249.34860016366" calcext:value-type="float">
            <text:p>1249.3486001637</text:p>
          </table:table-cell>
          <table:table-cell table:formula="of:=+[.B100]-[.C100]" office:value-type="float" office:value="0.651399836339806" calcext:value-type="float">
            <text:p>0.6513998363</text:p>
          </table:table-cell>
          <table:table-cell table:formula="of:=+[.D100]/[.$C$22]" office:value-type="float" office:value="19.21728916974" calcext:value-type="float">
            <text:p>19.2172891697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251.7857" calcext:value-type="float">
            <text:p>1251.7857</text:p>
          </table:table-cell>
          <table:table-cell table:formula="of:=+[.$C$97]*[.A101]^6+[.$D$97]*[.A101]^5+[.$E$97]*[.A101]^4+[.$F$97]*[.A101]^3+[.$G$97]*[.A101]^2+[.$H$97]*[.A101]+[.$I$97]" office:value-type="float" office:value="1252.15889142317" calcext:value-type="float">
            <text:p>1252.1588914232</text:p>
          </table:table-cell>
          <table:table-cell table:formula="of:=+[.B101]-[.C101]" office:value-type="float" office:value="-0.373191423169374" calcext:value-type="float">
            <text:p>-0.3731914232</text:p>
          </table:table-cell>
          <table:table-cell table:formula="of:=+[.D101]/[.$C$22]" office:value-type="float" office:value="-11.0097164515888" calcext:value-type="float">
            <text:p>-11.009716451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255.1786" calcext:value-type="float">
            <text:p>1255.1786</text:p>
          </table:table-cell>
          <table:table-cell table:formula="of:=+[.$C$97]*[.A102]^6+[.$D$97]*[.A102]^5+[.$E$97]*[.A102]^4+[.$F$97]*[.A102]^3+[.$G$97]*[.A102]^2+[.$H$97]*[.A102]+[.$I$97]" office:value-type="float" office:value="1255.42308599912" calcext:value-type="float">
            <text:p>1255.4230859991</text:p>
          </table:table-cell>
          <table:table-cell table:formula="of:=+[.B102]-[.C102]" office:value-type="float" office:value="-0.244485999120116" calcext:value-type="float">
            <text:p>-0.2444859991</text:p>
          </table:table-cell>
          <table:table-cell table:formula="of:=+[.D102]/[.$C$22]" office:value-type="float" office:value="-7.21271004525265" calcext:value-type="float">
            <text:p>-7.212710045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56.786" calcext:value-type="float">
            <text:p>1256.786</text:p>
          </table:table-cell>
          <table:table-cell table:formula="of:=+[.$C$97]*[.A103]^6+[.$D$97]*[.A103]^5+[.$E$97]*[.A103]^4+[.$F$97]*[.A103]^3+[.$G$97]*[.A103]^2+[.$H$97]*[.A103]+[.$I$97]" office:value-type="float" office:value="1256.76254778337" calcext:value-type="float">
            <text:p>1256.7625477834</text:p>
          </table:table-cell>
          <table:table-cell table:formula="of:=+[.B103]-[.C103]" office:value-type="float" office:value="0.0234522166292663" calcext:value-type="float">
            <text:p>0.0234522166</text:p>
          </table:table-cell>
          <table:table-cell table:formula="of:=+[.D103]/[.$C$22]" office:value-type="float" office:value="0.691876177262181" calcext:value-type="float">
            <text:p>0.6918761773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257.5" calcext:value-type="float">
            <text:p>1257.5</text:p>
          </table:table-cell>
          <table:table-cell table:formula="of:=+[.$C$97]*[.A104]^6+[.$D$97]*[.A104]^5+[.$E$97]*[.A104]^4+[.$F$97]*[.A104]^3+[.$G$97]*[.A104]^2+[.$H$97]*[.A104]+[.$I$97]" office:value-type="float" office:value="1257.78059314815" calcext:value-type="float">
            <text:p>1257.7805931482</text:p>
          </table:table-cell>
          <table:table-cell table:formula="of:=+[.B104]-[.C104]" office:value-type="float" office:value="-0.280593148146409" calcext:value-type="float">
            <text:p>-0.2805931481</text:p>
          </table:table-cell>
          <table:table-cell table:formula="of:=+[.D104]/[.$C$22]" office:value-type="float" office:value="-8.27792603890727" calcext:value-type="float">
            <text:p>-8.277926038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8.75" calcext:value-type="float">
            <text:p>1258.75</text:p>
          </table:table-cell>
          <table:table-cell table:formula="of:=+[.$C$97]*[.A105]^6+[.$D$97]*[.A105]^5+[.$E$97]*[.A105]^4+[.$F$97]*[.A105]^3+[.$G$97]*[.A105]^2+[.$H$97]*[.A105]+[.$I$97]" office:value-type="float" office:value="1258.73742911507" calcext:value-type="float">
            <text:p>1258.7374291151</text:p>
          </table:table-cell>
          <table:table-cell table:formula="of:=+[.B105]-[.C105]" office:value-type="float" office:value="0.012570884925708" calcext:value-type="float">
            <text:p>0.0125708849</text:p>
          </table:table-cell>
          <table:table-cell table:formula="of:=+[.D105]/[.$C$22]" office:value-type="float" office:value="0.370860287737062" calcext:value-type="float">
            <text:p>0.3708602877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59.286" calcext:value-type="float">
            <text:p>1259.286</text:p>
          </table:table-cell>
          <table:table-cell table:formula="of:=+[.$C$97]*[.A106]^6+[.$D$97]*[.A106]^5+[.$E$97]*[.A106]^4+[.$F$97]*[.A106]^3+[.$G$97]*[.A106]^2+[.$H$97]*[.A106]+[.$I$97]" office:value-type="float" office:value="1258.59581896965" calcext:value-type="float">
            <text:p>1258.5958189697</text:p>
          </table:table-cell>
          <table:table-cell table:formula="of:=+[.B106]-[.C106]" office:value-type="float" office:value="0.690181030351368" calcext:value-type="float">
            <text:p>0.6901810304</text:p>
          </table:table-cell>
          <table:table-cell table:formula="of:=+[.D106]/[.$C$22]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258.75" calcext:value-type="float">
            <text:p>1258.75</text:p>
          </table:table-cell>
          <table:table-cell table:formula="of:=+[.$C$97]*[.A107]^6+[.$D$97]*[.A107]^5+[.$E$97]*[.A107]^4+[.$F$97]*[.A107]^3+[.$G$97]*[.A107]^2+[.$H$97]*[.A107]+[.$I$97]" office:value-type="float" office:value="1258.36224268424" calcext:value-type="float">
            <text:p>1258.3622426842</text:p>
          </table:table-cell>
          <table:table-cell table:formula="of:=+[.B107]-[.C107]" office:value-type="float" office:value="0.387757315759018" calcext:value-type="float">
            <text:p>0.3877573158</text:p>
          </table:table-cell>
          <table:table-cell table:formula="of:=+[.D107]/[.$C$22]" office:value-type="float" office:value="11.439432509676" calcext:value-type="float">
            <text:p>11.4394325097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56.607" calcext:value-type="float">
            <text:p>1256.607</text:p>
          </table:table-cell>
          <table:table-cell table:formula="of:=+[.$C$97]*[.A108]^6+[.$D$97]*[.A108]^5+[.$E$97]*[.A108]^4+[.$F$97]*[.A108]^3+[.$G$97]*[.A108]^2+[.$H$97]*[.A108]+[.$I$97]" office:value-type="float" office:value="1257.03366443844" calcext:value-type="float">
            <text:p>1257.0336644385</text:p>
          </table:table-cell>
          <table:table-cell table:formula="of:=+[.B108]-[.C108]" office:value-type="float" office:value="-0.426664438443368" calcext:value-type="float">
            <text:p>-0.4266644384</text:p>
          </table:table-cell>
          <table:table-cell table:formula="of:=+[.D108]/[.$C$22]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55" calcext:value-type="float">
            <text:p>1255</text:p>
          </table:table-cell>
          <table:table-cell table:formula="of:=+[.$C$97]*[.A109]^6+[.$D$97]*[.A109]^5+[.$E$97]*[.A109]^4+[.$F$97]*[.A109]^3+[.$G$97]*[.A109]^2+[.$H$97]*[.A109]+[.$I$97]" office:value-type="float" office:value="1255.23897972552" calcext:value-type="float">
            <text:p>1255.2389797255</text:p>
          </table:table-cell>
          <table:table-cell table:formula="of:=+[.B109]-[.C109]" office:value-type="float" office:value="-0.238979725515264" calcext:value-type="float">
            <text:p>-0.2389797255</text:p>
          </table:table-cell>
          <table:table-cell table:formula="of:=+[.D109]/[.$C$22]" office:value-type="float" office:value="-7.0502665716609" calcext:value-type="float">
            <text:p>-7.050266571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253.214" calcext:value-type="float">
            <text:p>1253.214</text:p>
          </table:table-cell>
          <table:table-cell table:formula="of:=+[.$C$97]*[.A110]^6+[.$D$97]*[.A110]^5+[.$E$97]*[.A110]^4+[.$F$97]*[.A110]^3+[.$G$97]*[.A110]^2+[.$H$97]*[.A110]+[.$I$97]" office:value-type="float" office:value="1253.42412533255" calcext:value-type="float">
            <text:p>1253.4241253326</text:p>
          </table:table-cell>
          <table:table-cell table:formula="of:=+[.B110]-[.C110]" office:value-type="float" office:value="-0.210125332545203" calcext:value-type="float">
            <text:p>-0.2101253325</text:p>
          </table:table-cell>
          <table:table-cell table:formula="of:=+[.D110]/[.$C$22]" office:value-type="float" office:value="-6.19901794894293" calcext:value-type="float">
            <text:p>-6.199017948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251.786" calcext:value-type="float">
            <text:p>1251.786</text:p>
          </table:table-cell>
          <table:table-cell table:formula="of:=+[.$C$97]*[.A111]^6+[.$D$97]*[.A111]^5+[.$E$97]*[.A111]^4+[.$F$97]*[.A111]^3+[.$G$97]*[.A111]^2+[.$H$97]*[.A111]+[.$I$97]" office:value-type="float" office:value="1251.8950098677" calcext:value-type="float">
            <text:p>1251.8950098677</text:p>
          </table:table-cell>
          <table:table-cell table:formula="of:=+[.B111]-[.C111]" office:value-type="float" office:value="-0.109009867702525" calcext:value-type="float">
            <text:p>-0.1090098677</text:p>
          </table:table-cell>
          <table:table-cell table:formula="of:=+[.D111]/[.$C$22]" office:value-type="float" office:value="-3.2159574398507" calcext:value-type="float">
            <text:p>-3.215957439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251.071" calcext:value-type="float">
            <text:p>1251.071</text:p>
          </table:table-cell>
          <table:table-cell table:formula="of:=+[.$C$97]*[.A112]^6+[.$D$97]*[.A112]^5+[.$E$97]*[.A112]^4+[.$F$97]*[.A112]^3+[.$G$97]*[.A112]^2+[.$H$97]*[.A112]+[.$I$97]" office:value-type="float" office:value="1250.77015784972" calcext:value-type="float">
            <text:p>1250.7701578497</text:p>
          </table:table-cell>
          <table:table-cell table:formula="of:=+[.B112]-[.C112]" office:value-type="float" office:value="0.300842150275685" calcext:value-type="float">
            <text:p>0.3008421503</text:p>
          </table:table-cell>
          <table:table-cell table:formula="of:=+[.D112]/[.$C$22]" office:value-type="float" office:value="8.87530250050341" calcext:value-type="float">
            <text:p>8.8753025005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2" office:value-type="float" office:value="1250.357" calcext:value-type="float">
            <text:p>1250.357</text:p>
          </table:table-cell>
          <table:table-cell table:formula="of:=+[.$C$97]*[.A113]^6+[.$D$97]*[.A113]^5+[.$E$97]*[.A113]^4+[.$F$97]*[.A113]^3+[.$G$97]*[.A113]^2+[.$H$97]*[.A113]+[.$I$97]" office:value-type="float" office:value="1249.98467750499" calcext:value-type="float">
            <text:p>1249.984677505</text:p>
          </table:table-cell>
          <table:table-cell table:formula="of:=+[.B113]-[.C113]" office:value-type="float" office:value="0.372322495010621" calcext:value-type="float">
            <text:p>0.372322495</text:p>
          </table:table-cell>
          <table:table-cell table:formula="of:=+[.D113]/[.$C$22]" office:value-type="float" office:value="10.9840817449726" calcext:value-type="float">
            <text:p>10.984081745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49" calcext:value-type="float">
            <text:p>1249</text:p>
          </table:table-cell>
          <table:table-cell table:formula="of:=+[.$C$97]*[.A114]^6+[.$D$97]*[.A114]^5+[.$E$97]*[.A114]^4+[.$F$97]*[.A114]^3+[.$G$97]*[.A114]^2+[.$H$97]*[.A114]+[.$I$97]" office:value-type="float" office:value="1249.34555227229" calcext:value-type="float">
            <text:p>1249.3455522723</text:p>
          </table:table-cell>
          <table:table-cell table:formula="of:=+[.B114]-[.C114]" office:value-type="float" office:value="-0.345552272294071" calcext:value-type="float">
            <text:p>-0.3455522723</text:p>
          </table:table-cell>
          <table:table-cell table:formula="of:=+[.D114]/[.$C$22]" office:value-type="float" office:value="-10.194319325054" calcext:value-type="float">
            <text:p>-10.1943193251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48.571" calcext:value-type="float">
            <text:p>1248.571</text:p>
          </table:table-cell>
          <table:table-cell table:formula="of:=+[.$C$97]*[.A115]^6+[.$D$97]*[.A115]^5+[.$E$97]*[.A115]^4+[.$F$97]*[.A115]^3+[.$G$97]*[.A115]^2+[.$H$97]*[.A115]+[.$I$97]" office:value-type="float" office:value="1248.63825601515" calcext:value-type="float">
            <text:p>1248.6382560152</text:p>
          </table:table-cell>
          <table:table-cell table:formula="of:=+[.B115]-[.C115]" office:value-type="float" office:value="-0.0672560151526795" calcext:value-type="float">
            <text:p>-0.0672560152</text:p>
          </table:table-cell>
          <table:table-cell table:formula="of:=+[.D115]/[.$C$22]" office:value-type="float" office:value="-1.98415507571486" calcext:value-type="float">
            <text:p>-1.9841550757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47.857" calcext:value-type="float">
            <text:p>1247.857</text:p>
          </table:table-cell>
          <table:table-cell table:formula="of:=+[.$C$97]*[.A116]^6+[.$D$97]*[.A116]^5+[.$E$97]*[.A116]^4+[.$F$97]*[.A116]^3+[.$G$97]*[.A116]^2+[.$H$97]*[.A116]+[.$I$97]" office:value-type="float" office:value="1247.78469194184" calcext:value-type="float">
            <text:p>1247.7846919418</text:p>
          </table:table-cell>
          <table:table-cell table:formula="of:=+[.B116]-[.C116]" office:value-type="float" office:value="0.0723080581603881" calcext:value-type="float">
            <text:p>0.0723080582</text:p>
          </table:table-cell>
          <table:table-cell table:formula="of:=+[.D116]/[.$C$22]" office:value-type="float" office:value="2.13319805356181" calcext:value-type="float">
            <text:p>2.133198053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</text:p>
          </table:table-cell>
          <table:table-cell table:formula="of:=+MAX([.D99:.D116])" office:value-type="float" office:value="0.690181030351368" calcext:value-type="float">
            <text:p>0.6901810304</text:p>
          </table:table-cell>
          <table:table-cell table:formula="of:=+MAX([.E99:.E116])" office:value-type="float" office:value="20.3613935708949" calcext:value-type="float">
            <text:p>20.36139357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table:formula="of:=+MIN([.D99:.D116])" office:value-type="float" office:value="-0.426664438443368" calcext:value-type="float">
            <text:p>-0.4266644384</text:p>
          </table:table-cell>
          <table:table-cell table:formula="of:=+MIN([.E99:.E116])" office:value-type="float" office:value="-12.5872519988379" calcext:value-type="float">
            <text:p>-12.587251998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ave</text:p>
          </table:table-cell>
          <table:table-cell table:formula="of:=+AVERAGE([.D99:.D116])" office:value-type="float" office:value="0.0000148698277623933" calcext:value-type="float">
            <text:p>1.48698277623933E-05</text:p>
          </table:table-cell>
          <table:table-cell table:formula="of:=+AVERAGE([.E99:.E116])" office:value-type="float" office:value="0.000438682609470319" calcext:value-type="float">
            <text:p>0.000438682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tdev</text:p>
          </table:table-cell>
          <table:table-cell table:formula="of:=+STDEV([.D99:.D116])" office:value-type="float" office:value="0.345482662713095" calcext:value-type="float">
            <text:p>0.3454826627</text:p>
          </table:table-cell>
          <table:table-cell table:formula="of:=+STDEV([.E99:.E116])" office:value-type="float" office:value="10.1922657361951" calcext:value-type="float">
            <text:p>10.1922657362</text:p>
          </table:table-cell>
          <table:table-cell table:number-columns-repeated="4"/>
        </table:table-row>
        <table:table-row table:style-name="ro1" table:number-rows-repeated="23">
          <table:table-cell table:number-columns-repeated="9"/>
        </table:table-row>
        <table:table-row table:style-name="ro1">
          <table:table-cell office:value-type="string" calcext:value-type="string">
            <text:p>SOME calculations to try to understand the shifted pulse calcul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W Cal1 Pulse Top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0.004615" calcext:value-type="float">
            <text:p>0.004615</text:p>
          </table:table-cell>
          <table:table-cell office:value-type="float" office:value="1249.36" calcext:value-type="float">
            <text:p>1249.36</text:p>
          </table:table-cell>
          <table:table-cell office:value-type="float" office:value="60" calcext:value-type="float">
            <text:p>60</text:p>
          </table:table-cell>
          <table:table-cell table:formula="of:=+[.$A$148]*[.C148]+[.$B$148]" office:value-type="float" office:value="1249.6369" calcext:value-type="float">
            <text:p>1249.6369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Force Pulse Line equ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float" office:value="0.13826" calcext:value-type="float">
            <text:p>0.13826</text:p>
          </table:table-cell>
          <table:table-cell office:value-type="float" office:value="1245.238" calcext:value-type="float">
            <text:p>1245.238</text:p>
          </table:table-cell>
          <table:table-cell office:value-type="float" office:value="55" calcext:value-type="float">
            <text:p>55</text:p>
          </table:table-cell>
          <table:table-cell table:formula="of:=+[.A152]*[.C152]+[.B152]" office:value-type="float" office:value="1252.8423" calcext:value-type="float">
            <text:p>1252.8423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W shifted force line equation how is intercept computed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B - ???</text:p>
          </table:table-cell>
          <table:table-cell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table:formula="of:=+[.A152]" office:value-type="float" office:value="0.13826" calcext:value-type="float">
            <text:p>0.13826</text:p>
          </table:table-cell>
          <table:table-cell office:value-type="float" office:value="1241.468" calcext:value-type="float">
            <text:p>1241.468</text:p>
          </table:table-cell>
          <table:table-cell office:value-type="float" office:value="60" calcext:value-type="float">
            <text:p>60</text:p>
          </table:table-cell>
          <table:table-cell table:formula="of:=+[.C156]*[.A156]+[.B156]" office:value-type="float" office:value="1249.7636" calcext:value-type="float">
            <text:p>1249.763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build a table to look for error sensitivity of just randomly picking a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C1t – line</text:p>
          </table:table-cell>
          <table:table-cell office:value-type="string" calcext:value-type="string">
            <text:p>Pulse – Line</text:p>
          </table:table-cell>
          <table:table-cell office:value-type="string" calcext:value-type="string">
            <text:p>Shifted – lin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force error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+[.A160]*[.$A$148]+[.$B$148]" office:value-type="float" office:value="1249.5446" calcext:value-type="float">
            <text:p>1249.5446</text:p>
          </table:table-cell>
          <table:table-cell table:formula="of:=+[.A160]*[.$A$152]+[.$B$152]" office:value-type="float" office:value="1250.7684" calcext:value-type="float">
            <text:p>1250.7684</text:p>
          </table:table-cell>
          <table:table-cell table:formula="of:=+[.A160]*[.$A$156]+[.$B$156]" office:value-type="float" office:value="1246.9984" calcext:value-type="float">
            <text:p>1246.9984</text:p>
          </table:table-cell>
          <table:table-cell table:formula="of:=+[.B160]-[.D160]" office:value-type="float" office:value="2.54619999999977" calcext:value-type="float">
            <text:p>2.5462</text:p>
          </table:table-cell>
          <table:table-cell table:formula="of:=+[.E160]/[.$C$22]" office:value-type="float" office:value="75.1167853509597" calcext:value-type="float">
            <text:p>75.116785351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+[.A161]*[.$A$148]+[.$B$148]" office:value-type="float" office:value="1249.567675" calcext:value-type="float">
            <text:p>1249.567675</text:p>
          </table:table-cell>
          <table:table-cell table:formula="of:=+[.A161]*[.$A$152]+[.$B$152]" office:value-type="float" office:value="1251.4597" calcext:value-type="float">
            <text:p>1251.4597</text:p>
          </table:table-cell>
          <table:table-cell table:formula="of:=+[.A161]*[.$A$156]+[.$B$156]" office:value-type="float" office:value="1247.6897" calcext:value-type="float">
            <text:p>1247.6897</text:p>
          </table:table-cell>
          <table:table-cell table:formula="of:=+[.B161]-[.D161]" office:value-type="float" office:value="1.87797499999988" calcext:value-type="float">
            <text:p>1.877975</text:p>
          </table:table-cell>
          <table:table-cell table:formula="of:=+[.E161]/[.$C$22]" office:value-type="float" office:value="55.4031281790402" calcext:value-type="float">
            <text:p>55.403128179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+[.A162]*[.$A$148]+[.$B$148]" office:value-type="float" office:value="1249.59075" calcext:value-type="float">
            <text:p>1249.59075</text:p>
          </table:table-cell>
          <table:table-cell table:formula="of:=+[.A162]*[.$A$152]+[.$B$152]" office:value-type="float" office:value="1252.151" calcext:value-type="float">
            <text:p>1252.151</text:p>
          </table:table-cell>
          <table:table-cell table:formula="of:=+[.A162]*[.$A$156]+[.$B$156]" office:value-type="float" office:value="1248.381" calcext:value-type="float">
            <text:p>1248.381</text:p>
          </table:table-cell>
          <table:table-cell table:formula="of:=+[.B162]-[.D162]" office:value-type="float" office:value="1.20974999999976" calcext:value-type="float">
            <text:p>1.20975</text:p>
          </table:table-cell>
          <table:table-cell table:formula="of:=+[.E162]/[.$C$22]" office:value-type="float" office:value="35.6894710071139" calcext:value-type="float">
            <text:p>35.689471007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+[.A163]*[.$A$148]+[.$B$148]" office:value-type="float" office:value="1249.595365" calcext:value-type="float">
            <text:p>1249.595365</text:p>
          </table:table-cell>
          <table:table-cell table:formula="of:=+[.A163]*[.$A$152]+[.$B$152]" office:value-type="float" office:value="1252.28926" calcext:value-type="float">
            <text:p>1252.28926</text:p>
          </table:table-cell>
          <table:table-cell table:formula="of:=+[.A163]*[.$A$156]+[.$B$156]" office:value-type="float" office:value="1248.51926" calcext:value-type="float">
            <text:p>1248.51926</text:p>
          </table:table-cell>
          <table:table-cell table:formula="of:=+[.B163]-[.D163]" office:value-type="float" office:value="1.07610499999987" calcext:value-type="float">
            <text:p>1.076105</text:p>
          </table:table-cell>
          <table:table-cell table:formula="of:=+[.E163]/[.$C$22]" office:value-type="float" office:value="31.7467395727327" calcext:value-type="float">
            <text:p>31.746739572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+[.A164]*[.$A$148]+[.$B$148]" office:value-type="float" office:value="1249.59998" calcext:value-type="float">
            <text:p>1249.59998</text:p>
          </table:table-cell>
          <table:table-cell table:formula="of:=+[.A164]*[.$A$152]+[.$B$152]" office:value-type="float" office:value="1252.42752" calcext:value-type="float">
            <text:p>1252.42752</text:p>
          </table:table-cell>
          <table:table-cell table:formula="of:=+[.A164]*[.$A$156]+[.$B$156]" office:value-type="float" office:value="1248.65752" calcext:value-type="float">
            <text:p>1248.65752</text:p>
          </table:table-cell>
          <table:table-cell table:formula="of:=+[.B164]-[.D164]" office:value-type="float" office:value="0.942459999999983" calcext:value-type="float">
            <text:p>0.94246</text:p>
          </table:table-cell>
          <table:table-cell table:formula="of:=+[.E164]/[.$C$22]" office:value-type="float" office:value="27.8040081383515" calcext:value-type="float">
            <text:p>27.80400813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+[.A165]*[.$A$148]+[.$B$148]" office:value-type="float" office:value="1249.604595" calcext:value-type="float">
            <text:p>1249.604595</text:p>
          </table:table-cell>
          <table:table-cell table:formula="of:=+[.A165]*[.$A$152]+[.$B$152]" office:value-type="float" office:value="1252.56578" calcext:value-type="float">
            <text:p>1252.56578</text:p>
          </table:table-cell>
          <table:table-cell table:formula="of:=+[.A165]*[.$A$156]+[.$B$156]" office:value-type="float" office:value="1248.79578" calcext:value-type="float">
            <text:p>1248.79578</text:p>
          </table:table-cell>
          <table:table-cell table:formula="of:=+[.B165]-[.D165]" office:value-type="float" office:value="0.80881499999964" calcext:value-type="float">
            <text:p>0.808815</text:p>
          </table:table-cell>
          <table:table-cell table:formula="of:=+[.E165]/[.$C$22]" office:value-type="float" office:value="23.8612767039568" calcext:value-type="float">
            <text:p>23.86127670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+[.A166]*[.$A$148]+[.$B$148]" office:value-type="float" office:value="1249.60921" calcext:value-type="float">
            <text:p>1249.60921</text:p>
          </table:table-cell>
          <table:table-cell table:formula="of:=+[.A166]*[.$A$152]+[.$B$152]" office:value-type="float" office:value="1252.70404" calcext:value-type="float">
            <text:p>1252.70404</text:p>
          </table:table-cell>
          <table:table-cell table:formula="of:=+[.A166]*[.$A$156]+[.$B$156]" office:value-type="float" office:value="1248.93404" calcext:value-type="float">
            <text:p>1248.93404</text:p>
          </table:table-cell>
          <table:table-cell table:formula="of:=+[.B166]-[.D166]" office:value-type="float" office:value="0.675169999999753" calcext:value-type="float">
            <text:p>0.67517</text:p>
          </table:table-cell>
          <table:table-cell table:formula="of:=+[.E166]/[.$C$22]" office:value-type="float" office:value="19.9185452695756" calcext:value-type="float">
            <text:p>19.9185452696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+[.A167]*[.$A$148]+[.$B$148]" office:value-type="float" office:value="1249.613825" calcext:value-type="float">
            <text:p>1249.613825</text:p>
          </table:table-cell>
          <table:table-cell table:formula="of:=+[.A167]*[.$A$152]+[.$B$152]" office:value-type="float" office:value="1252.8423" calcext:value-type="float">
            <text:p>1252.8423</text:p>
          </table:table-cell>
          <table:table-cell table:formula="of:=+[.A167]*[.$A$156]+[.$B$156]" office:value-type="float" office:value="1249.0723" calcext:value-type="float">
            <text:p>1249.0723</text:p>
          </table:table-cell>
          <table:table-cell table:formula="of:=+[.B167]-[.D167]" office:value-type="float" office:value="0.541524999999865" calcext:value-type="float">
            <text:p>0.541525</text:p>
          </table:table-cell>
          <table:table-cell table:formula="of:=+[.E167]/[.$C$22]" office:value-type="float" office:value="15.9758138351944" calcext:value-type="float">
            <text:p>15.975813835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+[.A168]*[.$A$148]+[.$B$148]" office:value-type="float" office:value="1249.61844" calcext:value-type="float">
            <text:p>1249.61844</text:p>
          </table:table-cell>
          <table:table-cell table:formula="of:=+[.A168]*[.$A$152]+[.$B$152]" office:value-type="float" office:value="1252.98056" calcext:value-type="float">
            <text:p>1252.98056</text:p>
          </table:table-cell>
          <table:table-cell table:formula="of:=+[.A168]*[.$A$156]+[.$B$156]" office:value-type="float" office:value="1249.21056" calcext:value-type="float">
            <text:p>1249.21056</text:p>
          </table:table-cell>
          <table:table-cell table:formula="of:=+[.B168]-[.D168]" office:value-type="float" office:value="0.407879999999977" calcext:value-type="float">
            <text:p>0.40788</text:p>
          </table:table-cell>
          <table:table-cell table:formula="of:=+[.E168]/[.$C$22]" office:value-type="float" office:value="12.0330824008132" calcext:value-type="float">
            <text:p>12.03308240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+[.A169]*[.$A$148]+[.$B$148]" office:value-type="float" office:value="1249.623055" calcext:value-type="float">
            <text:p>1249.623055</text:p>
          </table:table-cell>
          <table:table-cell table:formula="of:=+[.A169]*[.$A$152]+[.$B$152]" office:value-type="float" office:value="1253.11882" calcext:value-type="float">
            <text:p>1253.11882</text:p>
          </table:table-cell>
          <table:table-cell table:formula="of:=+[.A169]*[.$A$156]+[.$B$156]" office:value-type="float" office:value="1249.34882" calcext:value-type="float">
            <text:p>1249.34882</text:p>
          </table:table-cell>
          <table:table-cell table:formula="of:=+[.B169]-[.D169]" office:value-type="float" office:value="0.274234999999635" calcext:value-type="float">
            <text:p>0.274235</text:p>
          </table:table-cell>
          <table:table-cell table:formula="of:=+[.E169]/[.$C$22]" office:value-type="float" office:value="8.09035096641853" calcext:value-type="float">
            <text:p>8.09035096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+[.A170]*[.$A$148]+[.$B$148]" office:value-type="float" office:value="1249.62767" calcext:value-type="float">
            <text:p>1249.62767</text:p>
          </table:table-cell>
          <table:table-cell table:formula="of:=+[.A170]*[.$A$152]+[.$B$152]" office:value-type="float" office:value="1253.25708" calcext:value-type="float">
            <text:p>1253.25708</text:p>
          </table:table-cell>
          <table:table-cell table:formula="of:=+[.A170]*[.$A$156]+[.$B$156]" office:value-type="float" office:value="1249.48708" calcext:value-type="float">
            <text:p>1249.48708</text:p>
          </table:table-cell>
          <table:table-cell table:formula="of:=+[.B170]-[.D170]" office:value-type="float" office:value="0.140589999999747" calcext:value-type="float">
            <text:p>0.14059</text:p>
          </table:table-cell>
          <table:table-cell table:formula="of:=+[.E170]/[.$C$22]" office:value-type="float" office:value="4.14761953203731" calcext:value-type="float">
            <text:p>4.147619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+[.A171]*[.$A$148]+[.$B$148]" office:value-type="float" office:value="1249.632285" calcext:value-type="float">
            <text:p>1249.632285</text:p>
          </table:table-cell>
          <table:table-cell table:formula="of:=+[.A171]*[.$A$152]+[.$B$152]" office:value-type="float" office:value="1253.39534" calcext:value-type="float">
            <text:p>1253.39534</text:p>
          </table:table-cell>
          <table:table-cell table:formula="of:=+[.A171]*[.$A$156]+[.$B$156]" office:value-type="float" office:value="1249.62534" calcext:value-type="float">
            <text:p>1249.62534</text:p>
          </table:table-cell>
          <table:table-cell table:formula="of:=+[.B171]-[.D171]" office:value-type="float" office:value="0.00694499999985965" calcext:value-type="float">
            <text:p>0.006945</text:p>
          </table:table-cell>
          <table:table-cell table:formula="of:=+[.E171]/[.$C$22]" office:value-type="float" office:value="0.204888097656083" calcext:value-type="float">
            <text:p>0.2048880977</text:p>
          </table:table-cell>
          <table:table-cell table:number-columns-repeated="3"/>
        </table:table-row>
        <table:table-row table:style-name="ro1">
          <table:table-cell office:value-type="float" office:value="59.052" calcext:value-type="float">
            <text:p>59.052</text:p>
          </table:table-cell>
          <table:table-cell table:formula="of:=+[.A172]*[.$A$148]+[.$B$148]" office:value-type="float" office:value="1249.63252498" calcext:value-type="float">
            <text:p>1249.63252498</text:p>
          </table:table-cell>
          <table:table-cell table:formula="of:=+[.A172]*[.$A$152]+[.$B$152]" office:value-type="float" office:value="1253.40252952" calcext:value-type="float">
            <text:p>1253.40252952</text:p>
          </table:table-cell>
          <table:table-cell table:formula="of:=+[.A172]*[.$A$156]+[.$B$156]" office:value-type="float" office:value="1249.63252952" calcext:value-type="float">
            <text:p>1249.63252952</text:p>
          </table:table-cell>
          <table:table-cell table:formula="of:=+[.B172]-[.D172]" office:value-type="float" office:value="-0.00000454000019090017" calcext:value-type="float">
            <text:p>-0.00000454</text:p>
          </table:table-cell>
          <table:table-cell table:formula="of:=+[.E172]/[.$C$22]" office:value-type="float" office:value="-0.000133936933403973" calcext:value-type="float">
            <text:p>-0.0001339369</text:p>
          </table:table-cell>
          <table:table-cell table:number-columns-repeated="3"/>
        </table:table-row>
        <table:table-row table:style-name="ro1">
          <table:table-cell office:value-type="float" office:value="59.4" calcext:value-type="float">
            <text:p>59.4</text:p>
          </table:table-cell>
          <table:table-cell table:formula="of:=+[.A173]*[.$A$148]+[.$B$148]" office:value-type="float" office:value="1249.634131" calcext:value-type="float">
            <text:p>1249.634131</text:p>
          </table:table-cell>
          <table:table-cell table:formula="of:=+[.A173]*[.$A$152]+[.$B$152]" office:value-type="float" office:value="1253.450644" calcext:value-type="float">
            <text:p>1253.450644</text:p>
          </table:table-cell>
          <table:table-cell table:formula="of:=+[.A173]*[.$A$156]+[.$B$156]" office:value-type="float" office:value="1249.680644" calcext:value-type="float">
            <text:p>1249.680644</text:p>
          </table:table-cell>
          <table:table-cell table:formula="of:=+[.B173]-[.D173]" office:value-type="float" office:value="-0.0465130000002318" calcext:value-type="float">
            <text:p>-0.046513</text:p>
          </table:table-cell>
          <table:table-cell table:formula="of:=+[.E173]/[.$C$22]" office:value-type="float" office:value="-1.37220447610043" calcext:value-type="float">
            <text:p>-1.3722044761</text:p>
          </table:table-cell>
          <table:table-cell table:number-columns-repeated="3"/>
        </table:table-row>
        <table:table-row table:style-name="ro1">
          <table:table-cell office:value-type="float" office:value="59.6" calcext:value-type="float">
            <text:p>59.6</text:p>
          </table:table-cell>
          <table:table-cell table:formula="of:=+[.A174]*[.$A$148]+[.$B$148]" office:value-type="float" office:value="1249.635054" calcext:value-type="float">
            <text:p>1249.635054</text:p>
          </table:table-cell>
          <table:table-cell table:formula="of:=+[.A174]*[.$A$152]+[.$B$152]" office:value-type="float" office:value="1253.478296" calcext:value-type="float">
            <text:p>1253.478296</text:p>
          </table:table-cell>
          <table:table-cell table:formula="of:=+[.A174]*[.$A$156]+[.$B$156]" office:value-type="float" office:value="1249.708296" calcext:value-type="float">
            <text:p>1249.708296</text:p>
          </table:table-cell>
          <table:table-cell table:formula="of:=+[.B174]-[.D174]" office:value-type="float" office:value="-0.0732420000001639" calcext:value-type="float">
            <text:p>-0.073242</text:p>
          </table:table-cell>
          <table:table-cell table:formula="of:=+[.E174]/[.$C$22]" office:value-type="float" office:value="-2.16075076297533" calcext:value-type="float">
            <text:p>-2.160750763</text:p>
          </table:table-cell>
          <table:table-cell table:number-columns-repeated="3"/>
        </table:table-row>
        <table:table-row table:style-name="ro1">
          <table:table-cell office:value-type="float" office:value="59.8" calcext:value-type="float">
            <text:p>59.8</text:p>
          </table:table-cell>
          <table:table-cell table:formula="of:=+[.A175]*[.$A$148]+[.$B$148]" office:value-type="float" office:value="1249.635977" calcext:value-type="float">
            <text:p>1249.635977</text:p>
          </table:table-cell>
          <table:table-cell table:formula="of:=+[.A175]*[.$A$152]+[.$B$152]" office:value-type="float" office:value="1253.505948" calcext:value-type="float">
            <text:p>1253.505948</text:p>
          </table:table-cell>
          <table:table-cell table:formula="of:=+[.A175]*[.$A$156]+[.$B$156]" office:value-type="float" office:value="1249.735948" calcext:value-type="float">
            <text:p>1249.735948</text:p>
          </table:table-cell>
          <table:table-cell table:formula="of:=+[.B175]-[.D175]" office:value-type="float" office:value="-0.099971000000096" calcext:value-type="float">
            <text:p>-0.099971</text:p>
          </table:table-cell>
          <table:table-cell table:formula="of:=+[.E175]/[.$C$22]" office:value-type="float" office:value="-2.94929704985024" calcext:value-type="float">
            <text:p>-2.9492970499</text:p>
          </table:table-cell>
          <table:table-cell table:number-columns-repeated="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formula="of:=+[.A176]*[.$A$148]+[.$B$148]" office:value-type="float" office:value="1249.6369" calcext:value-type="float">
            <text:p>1249.6369</text:p>
          </table:table-cell>
          <table:table-cell table:formula="of:=+[.A176]*[.$A$152]+[.$B$152]" office:value-type="float" office:value="1253.5336" calcext:value-type="float">
            <text:p>1253.5336</text:p>
          </table:table-cell>
          <table:table-cell table:formula="of:=+[.A176]*[.$A$156]+[.$B$156]" office:value-type="float" office:value="1249.7636" calcext:value-type="float">
            <text:p>1249.7636</text:p>
          </table:table-cell>
          <table:table-cell table:formula="of:=+[.B176]-[.D176]" office:value-type="float" office:value="-0.126700000000028" calcext:value-type="float">
            <text:p>-0.1267</text:p>
          </table:table-cell>
          <table:table-cell table:formula="of:=+[.E176]/[.$C$22]" office:value-type="float" office:value="-3.73784333672514" calcext:value-type="float">
            <text:p>-3.7378433367</text:p>
          </table:table-cell>
          <table:table-cell table:number-columns-repeated="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formula="of:=+[.A177]*[.$A$148]+[.$B$148]" office:value-type="float" office:value="1249.659975" calcext:value-type="float">
            <text:p>1249.659975</text:p>
          </table:table-cell>
          <table:table-cell table:formula="of:=+[.A177]*[.$A$152]+[.$B$152]" office:value-type="float" office:value="1254.2249" calcext:value-type="float">
            <text:p>1254.2249</text:p>
          </table:table-cell>
          <table:table-cell table:formula="of:=+[.A177]*[.$A$156]+[.$B$156]" office:value-type="float" office:value="1250.4549" calcext:value-type="float">
            <text:p>1250.4549</text:p>
          </table:table-cell>
          <table:table-cell table:formula="of:=+[.B177]-[.D177]" office:value-type="float" office:value="-0.794925000000376" calcext:value-type="float">
            <text:p>-0.794925</text:p>
          </table:table-cell>
          <table:table-cell table:formula="of:=+[.E177]/[.$C$22]" office:value-type="float" office:value="-23.4515005086581" calcext:value-type="float">
            <text:p>-23.4515005087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+[.A178]*[.$A$148]+[.$B$148]" office:value-type="float" office:value="1249.68305" calcext:value-type="float">
            <text:p>1249.68305</text:p>
          </table:table-cell>
          <table:table-cell table:formula="of:=+[.A178]*[.$A$152]+[.$B$152]" office:value-type="float" office:value="1254.9162" calcext:value-type="float">
            <text:p>1254.9162</text:p>
          </table:table-cell>
          <table:table-cell table:formula="of:=+[.A178]*[.$A$156]+[.$B$156]" office:value-type="float" office:value="1251.1462" calcext:value-type="float">
            <text:p>1251.1462</text:p>
          </table:table-cell>
          <table:table-cell table:formula="of:=+[.B178]-[.D178]" office:value-type="float" office:value="-1.46315000000027" calcext:value-type="float">
            <text:p>-1.46315</text:p>
          </table:table-cell>
          <table:table-cell table:formula="of:=+[.E178]/[.$C$22]" office:value-type="float" office:value="-43.1651576805776" calcext:value-type="float">
            <text:p>-43.1651576806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+[.A179]*[.$A$148]+[.$B$148]" office:value-type="float" office:value="1249.706125" calcext:value-type="float">
            <text:p>1249.706125</text:p>
          </table:table-cell>
          <table:table-cell table:formula="of:=+[.A179]*[.$A$152]+[.$B$152]" office:value-type="float" office:value="1255.6075" calcext:value-type="float">
            <text:p>1255.6075</text:p>
          </table:table-cell>
          <table:table-cell table:formula="of:=+[.A179]*[.$A$156]+[.$B$156]" office:value-type="float" office:value="1251.8375" calcext:value-type="float">
            <text:p>1251.8375</text:p>
          </table:table-cell>
          <table:table-cell table:formula="of:=+[.B179]-[.D179]" office:value-type="float" office:value="-2.13137500000016" calcext:value-type="float">
            <text:p>-2.131375</text:p>
          </table:table-cell>
          <table:table-cell table:formula="of:=+[.E179]/[.$C$22]" office:value-type="float" office:value="-62.8788148524972" calcext:value-type="float">
            <text:p>-62.8788148525</text:p>
          </table:table-cell>
          <table:table-cell table:number-columns-repeated="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formula="of:=+[.A180]*[.$A$148]+[.$B$148]" office:value-type="float" office:value="1249.7292" calcext:value-type="float">
            <text:p>1249.7292</text:p>
          </table:table-cell>
          <table:table-cell table:formula="of:=+[.A180]*[.$A$152]+[.$B$152]" office:value-type="float" office:value="1256.2988" calcext:value-type="float">
            <text:p>1256.2988</text:p>
          </table:table-cell>
          <table:table-cell table:formula="of:=+[.A180]*[.$A$156]+[.$B$156]" office:value-type="float" office:value="1252.5288" calcext:value-type="float">
            <text:p>1252.5288</text:p>
          </table:table-cell>
          <table:table-cell table:formula="of:=+[.B180]-[.D180]" office:value-type="float" office:value="-2.79960000000005" calcext:value-type="float">
            <text:p>-2.7996</text:p>
          </table:table-cell>
          <table:table-cell table:formula="of:=+[.E180]/[.$C$22]" office:value-type="float" office:value="-82.5924720244167" calcext:value-type="float">
            <text:p>-82.5924720244</text:p>
          </table:table-cell>
          <table:table-cell table:number-columns-repeated="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formula="of:=+[.A181]*[.$A$148]+[.$B$148]" office:value-type="float" office:value="1249.752275" calcext:value-type="float">
            <text:p>1249.752275</text:p>
          </table:table-cell>
          <table:table-cell table:formula="of:=+[.A181]*[.$A$152]+[.$B$152]" office:value-type="float" office:value="1256.9901" calcext:value-type="float">
            <text:p>1256.9901</text:p>
          </table:table-cell>
          <table:table-cell table:formula="of:=+[.A181]*[.$A$156]+[.$B$156]" office:value-type="float" office:value="1253.2201" calcext:value-type="float">
            <text:p>1253.2201</text:p>
          </table:table-cell>
          <table:table-cell table:formula="of:=+[.B181]-[.D181]" office:value-type="float" office:value="-3.46782500000018" calcext:value-type="float">
            <text:p>-3.467825</text:p>
          </table:table-cell>
          <table:table-cell table:formula="of:=+[.E181]/[.$C$22]" office:value-type="float" office:value="-102.306129196343" calcext:value-type="float">
            <text:p>-102.3061291963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+[.A182]*[.$A$148]+[.$B$148]" office:value-type="float" office:value="1249.77535" calcext:value-type="float">
            <text:p>1249.77535</text:p>
          </table:table-cell>
          <table:table-cell table:formula="of:=+[.A182]*[.$A$152]+[.$B$152]" office:value-type="float" office:value="1257.6814" calcext:value-type="float">
            <text:p>1257.6814</text:p>
          </table:table-cell>
          <table:table-cell table:formula="of:=+[.A182]*[.$A$156]+[.$B$156]" office:value-type="float" office:value="1253.9114" calcext:value-type="float">
            <text:p>1253.9114</text:p>
          </table:table-cell>
          <table:table-cell table:formula="of:=+[.B182]-[.D182]" office:value-type="float" office:value="-4.1360500000003" calcext:value-type="float">
            <text:p>-4.13605</text:p>
          </table:table-cell>
          <table:table-cell table:formula="of:=+[.E182]/[.$C$22]" office:value-type="float" office:value="-122.019786368269" calcext:value-type="float">
            <text:p>-122.0197863683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sing EW's B1 (shifted intercept) and M1(shifted slope) exact time was found where they intersce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c</text:p>
          </table:table-cell>
          <table:table-cell table:number-columns-repeated="4"/>
        </table:table-row>
        <table:table-row table:style-name="ro1">
          <table:table-cell/>
          <table:table-cell table:formula="of:=+[.B156]" office:value-type="float" office:value="1241.468" calcext:value-type="float">
            <text:p>1241.468</text:p>
          </table:table-cell>
          <table:table-cell table:formula="of:=+[.B148]" office:value-type="float" office:value="1249.36" calcext:value-type="float">
            <text:p>1249.36</text:p>
          </table:table-cell>
          <table:table-cell table:formula="of:=+[.A152]" office:value-type="float" office:value="0.13826" calcext:value-type="float">
            <text:p>0.13826</text:p>
          </table:table-cell>
          <table:table-cell table:formula="of:=+[.A148]" office:value-type="float" office:value="0.004615" calcext:value-type="float">
            <text:p>0.0046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olved for t</text:p>
          </table:table-cell>
          <table:table-cell table:number-columns-repeated="7"/>
        </table:table-row>
        <table:table-row table:style-name="ro1">
          <table:table-cell/>
          <table:table-cell table:style-name="ce4" table:formula="of:=+([.B186]-[.C186])/([.E186]-[.D186])" office:value-type="float" office:value="59.051966029405" calcext:value-type="float">
            <text:p>59.0519660294</text:p>
          </table:table-cell>
          <table:table-cell office:value-type="string" calcext:value-type="string">
            <text:p>Cal1 Top Intercept</text:p>
          </table:table-cell>
          <table:table-cell office:value-type="string" calcext:value-type="string">
            <text:p>Resulting dx matches pap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245.238" calcext:value-type="float">
            <text:p>1245.238</text:p>
          </table:table-cell>
          <table:table-cell table:formula="of:=+[.C189]-[.B186]" office:value-type="float" office:value="3.76999999999998" calcext:value-type="float">
            <text:p>3.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solved for b1</text:p>
          </table:table-cell>
          <table:table-cell table:number-columns-repeated="7"/>
        </table:table-row>
        <table:table-row table:style-name="ro1">
          <table:table-cell table:formula="of:=+[.B188]" office:value-type="float" office:value="59.051966029405" calcext:value-type="float">
            <text:p>59.0519660294</text:p>
          </table:table-cell>
          <table:table-cell table:formula="of:=+([.E186]-[.D186])*[.A191]+[.C186]" office:value-type="float" office:value="1241.468" calcext:value-type="float">
            <text:p>1241.468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table:formula="of:=+[.A195]*[.$A$148]+[.$B$148]" office:value-type="float" office:value="1249.36000000462" calcext:value-type="float">
            <text:p>1249.360000004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+[.A196]*[.$A$148]+[.$B$148]" office:value-type="float" office:value="1249.3623075" calcext:value-type="float">
            <text:p>1249.362307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+[.A197]*[.$A$148]+[.$B$148]" office:value-type="float" office:value="1249.36466115" calcext:value-type="float">
            <text:p>1249.364661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+[.A198]*[.$A$148]+[.$B$148]" office:value-type="float" office:value="1249.3669225" calcext:value-type="float">
            <text:p>1249.366922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1" calcext:value-type="float">
            <text:p>2.1</text:p>
          </table:table-cell>
          <table:table-cell table:formula="of:=+[.A199]*[.$A$148]+[.$B$148]" office:value-type="float" office:value="1249.3696915" calcext:value-type="float">
            <text:p>1249.3696915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2" calcext:value-type="float">
            <text:p>2.2</text:p>
          </table:table-cell>
          <table:table-cell table:formula="of:=+[.A200]*[.$A$148]+[.$B$148]" office:value-type="float" office:value="1249.370153" calcext:value-type="float">
            <text:p>1249.370153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4" calcext:value-type="float">
            <text:p>2.4</text:p>
          </table:table-cell>
          <table:table-cell table:formula="of:=+[.A201]*[.$A$148]+[.$B$148]" office:value-type="float" office:value="1249.371076" calcext:value-type="float">
            <text:p>1249.371076</text:p>
          </table:table-cell>
          <table:table-cell office:value-type="string" calcext:value-type="string">
            <text:p>used linear equation for value</text:p>
          </table:table-cell>
          <table:table-cell table:number-columns-repeated="6"/>
        </table:table-row>
        <table:table-row table:style-name="ro1">
          <table:table-cell office:value-type="float" office:value="2.56580438737895" calcext:value-type="float">
            <text:p>2.5658043874</text:p>
          </table:table-cell>
          <table:table-cell office:value-type="float" office:value="1249.40322063208" calcext:value-type="float">
            <text:p>1249.4032206321</text:p>
          </table:table-cell>
          <table:table-cell table:number-columns-repeated="7"/>
        </table:table-row>
        <table:table-row table:style-name="ro1">
          <table:table-cell office:value-type="float" office:value="2.98406071094148" calcext:value-type="float">
            <text:p>2.9840607109</text:p>
          </table:table-cell>
          <table:table-cell office:value-type="float" office:value="1249.40332887647" calcext:value-type="float">
            <text:p>1249.4033288765</text:p>
          </table:table-cell>
          <table:table-cell table:number-columns-repeated="7"/>
        </table:table-row>
        <table:table-row table:style-name="ro1">
          <table:table-cell office:value-type="float" office:value="3.82057335806655" calcext:value-type="float">
            <text:p>3.8205733581</text:p>
          </table:table-cell>
          <table:table-cell office:value-type="float" office:value="1249.40354536525" calcext:value-type="float">
            <text:p>1249.4035453653</text:p>
          </table:table-cell>
          <table:table-cell table:number-columns-repeated="7"/>
        </table:table-row>
        <table:table-row table:style-name="ro1">
          <table:table-cell office:value-type="float" office:value="4.51766723067077" calcext:value-type="float">
            <text:p>4.5176672307</text:p>
          </table:table-cell>
          <table:table-cell office:value-type="float" office:value="1249.40372577257" calcext:value-type="float">
            <text:p>1249.4037257726</text:p>
          </table:table-cell>
          <table:table-cell table:number-columns-repeated="7"/>
        </table:table-row>
        <table:table-row table:style-name="ro1">
          <table:table-cell office:value-type="float" office:value="4.9359235542333" calcext:value-type="float">
            <text:p>4.9359235542</text:p>
          </table:table-cell>
          <table:table-cell office:value-type="float" office:value="1249.40383401696" calcext:value-type="float">
            <text:p>1249.403834017</text:p>
          </table:table-cell>
          <table:table-cell table:number-columns-repeated="7"/>
        </table:table-row>
        <table:table-row table:style-name="ro1">
          <table:table-cell office:value-type="float" office:value="5.76031282966089" calcext:value-type="float">
            <text:p>5.7603128297</text:p>
          </table:table-cell>
          <table:table-cell office:value-type="float" office:value="1249.28000243462" calcext:value-type="float">
            <text:p>1249.2800024346</text:p>
          </table:table-cell>
          <table:table-cell table:number-columns-repeated="7"/>
        </table:table-row>
        <table:table-row table:style-name="ro1">
          <table:table-cell office:value-type="float" office:value="6.0290475689547" calcext:value-type="float">
            <text:p>6.029047569</text:p>
          </table:table-cell>
          <table:table-cell office:value-type="float" office:value="1249.17670120495" calcext:value-type="float">
            <text:p>1249.176701205</text:p>
          </table:table-cell>
          <table:table-cell table:number-columns-repeated="7"/>
        </table:table-row>
        <table:table-row table:style-name="ro1">
          <table:table-cell office:value-type="float" office:value="6.30182343214765" calcext:value-type="float">
            <text:p>6.3018234321</text:p>
          </table:table-cell>
          <table:table-cell office:value-type="float" office:value="1249.11474933232" calcext:value-type="float">
            <text:p>1249.1147493323</text:p>
          </table:table-cell>
          <table:table-cell table:number-columns-repeated="7"/>
        </table:table-row>
        <table:table-row table:style-name="ro1">
          <table:table-cell office:value-type="float" office:value="6.57055817144145" calcext:value-type="float">
            <text:p>6.5705581714</text:p>
          </table:table-cell>
          <table:table-cell office:value-type="float" office:value="1249.01144810265" calcext:value-type="float">
            <text:p>1249.0114481027</text:p>
          </table:table-cell>
          <table:table-cell table:number-columns-repeated="7"/>
        </table:table-row>
        <table:table-row table:style-name="ro1">
          <table:table-cell office:value-type="float" office:value="6.83929291073525" calcext:value-type="float">
            <text:p>6.8392929107</text:p>
          </table:table-cell>
          <table:table-cell office:value-type="float" office:value="1248.90814687297" calcext:value-type="float">
            <text:p>1248.908146873</text:p>
          </table:table-cell>
          <table:table-cell table:number-columns-repeated="7"/>
        </table:table-row>
        <table:table-row table:style-name="ro1">
          <table:table-cell office:value-type="float" office:value="7.11004821197863" calcext:value-type="float">
            <text:p>7.110048212</text:p>
          </table:table-cell>
          <table:table-cell office:value-type="float" office:value="1248.82552032182" calcext:value-type="float">
            <text:p>1248.8255203218</text:p>
          </table:table-cell>
          <table:table-cell table:number-columns-repeated="7"/>
        </table:table-row>
        <table:table-row table:style-name="ro1">
          <table:table-cell office:value-type="float" office:value="7.51820172579327" calcext:value-type="float">
            <text:p>7.5182017258</text:p>
          </table:table-cell>
          <table:table-cell office:value-type="float" office:value="1248.72225517361" calcext:value-type="float">
            <text:p>1248.7222551736</text:p>
          </table:table-cell>
          <table:table-cell table:number-columns-repeated="7"/>
        </table:table-row>
        <table:table-row table:style-name="ro1">
          <table:table-cell office:value-type="float" office:value="8.06577401412876" calcext:value-type="float">
            <text:p>8.0657740141</text:p>
          </table:table-cell>
          <table:table-cell office:value-type="float" office:value="1248.61902610687" calcext:value-type="float">
            <text:p>1248.6190261069</text:p>
          </table:table-cell>
          <table:table-cell table:number-columns-repeated="7"/>
        </table:table-row>
        <table:table-row table:style-name="ro1">
          <table:table-cell office:value-type="float" office:value="8.89218385150593" calcext:value-type="float">
            <text:p>8.8921838515</text:p>
          </table:table-cell>
          <table:table-cell office:value-type="float" office:value="1248.51586920305" calcext:value-type="float">
            <text:p>1248.5158692031</text:p>
          </table:table-cell>
          <table:table-cell table:number-columns-repeated="7"/>
        </table:table-row>
        <table:table-row table:style-name="ro1">
          <table:table-cell office:value-type="float" office:value="10.5551063360082" calcext:value-type="float">
            <text:p>10.555106336</text:p>
          </table:table-cell>
          <table:table-cell office:value-type="float" office:value="1248.41292878801" calcext:value-type="float">
            <text:p>1248.412928788</text:p>
          </table:table-cell>
          <table:table-cell table:number-columns-repeated="7"/>
        </table:table-row>
        <table:table-row table:style-name="ro1">
          <table:table-cell office:value-type="float" office:value="10.9733626595707" calcext:value-type="float">
            <text:p>10.9733626596</text:p>
          </table:table-cell>
          <table:table-cell office:value-type="float" office:value="1248.4130370324" calcext:value-type="float">
            <text:p>1248.4130370324</text:p>
          </table:table-cell>
          <table:table-cell table:number-columns-repeated="7"/>
        </table:table-row>
        <table:table-row table:style-name="ro1">
          <table:table-cell office:value-type="float" office:value="12.2321727541574" calcext:value-type="float">
            <text:p>12.2321727542</text:p>
          </table:table-cell>
          <table:table-cell office:value-type="float" office:value="1248.45471112261" calcext:value-type="float">
            <text:p>1248.4547111226</text:p>
          </table:table-cell>
          <table:table-cell table:number-columns-repeated="7"/>
        </table:table-row>
        <table:table-row table:style-name="ro1">
          <table:table-cell office:value-type="float" office:value="12.65042907772" calcext:value-type="float">
            <text:p>12.6504290777</text:p>
          </table:table-cell>
          <table:table-cell office:value-type="float" office:value="1248.454819367" calcext:value-type="float">
            <text:p>1248.454819367</text:p>
          </table:table-cell>
          <table:table-cell table:number-columns-repeated="7"/>
        </table:table-row>
        <table:table-row table:style-name="ro1">
          <table:table-cell office:value-type="float" office:value="15.442845692036" calcext:value-type="float">
            <text:p>15.442845692</text:p>
          </table:table-cell>
          <table:table-cell office:value-type="float" office:value="1248.49689035331" calcext:value-type="float">
            <text:p>1248.4968903533</text:p>
          </table:table-cell>
          <table:table-cell table:number-columns-repeated="7"/>
        </table:table-row>
        <table:table-row table:style-name="ro1">
          <table:table-cell office:value-type="float" office:value="16.1358984407411" calcext:value-type="float">
            <text:p>16.1358984407</text:p>
          </table:table-cell>
          <table:table-cell office:value-type="float" office:value="1248.45572140359" calcext:value-type="float">
            <text:p>1248.4557214036</text:p>
          </table:table-cell>
          <table:table-cell table:number-columns-repeated="7"/>
        </table:table-row>
        <table:table-row table:style-name="ro1">
          <table:table-cell office:value-type="float" office:value="17.2532691988574" calcext:value-type="float">
            <text:p>17.2532691989</text:p>
          </table:table-cell>
          <table:table-cell office:value-type="float" office:value="1248.47668473381" calcext:value-type="float">
            <text:p>1248.4766847338</text:p>
          </table:table-cell>
          <table:table-cell table:number-columns-repeated="7"/>
        </table:table-row>
        <table:table-row table:style-name="ro1">
          <table:table-cell office:value-type="float" office:value="17.8139751398651" calcext:value-type="float">
            <text:p>17.8139751399</text:p>
          </table:table-cell>
          <table:table-cell office:value-type="float" office:value="1248.50784107744" calcext:value-type="float">
            <text:p>1248.5078410774</text:p>
          </table:table-cell>
          <table:table-cell table:number-columns-repeated="7"/>
        </table:table-row>
        <table:table-row table:style-name="ro1">
          <table:table-cell office:value-type="float" office:value="20.8791676173741" calcext:value-type="float">
            <text:p>20.8791676174</text:p>
          </table:table-cell>
          <table:table-cell office:value-type="float" office:value="1248.48796019112" calcext:value-type="float">
            <text:p>1248.4879601911</text:p>
          </table:table-cell>
          <table:table-cell table:number-columns-repeated="7"/>
        </table:table-row>
        <table:table-row table:style-name="ro1">
          <table:table-cell office:value-type="float" office:value="21.4378529964323" calcext:value-type="float">
            <text:p>21.4378529964</text:p>
          </table:table-cell>
          <table:table-cell office:value-type="float" office:value="1248.49844185623" calcext:value-type="float">
            <text:p>1248.4984418562</text:p>
          </table:table-cell>
          <table:table-cell table:number-columns-repeated="7"/>
        </table:table-row>
        <table:table-row table:style-name="ro1">
          <table:table-cell office:value-type="float" office:value="22.8340613035903" calcext:value-type="float">
            <text:p>22.8340613036</text:p>
          </table:table-cell>
          <table:table-cell office:value-type="float" office:value="1248.51947734939" calcext:value-type="float">
            <text:p>1248.5194773494</text:p>
          </table:table-cell>
          <table:table-cell table:number-columns-repeated="7"/>
        </table:table-row>
        <table:table-row table:style-name="ro1">
          <table:table-cell office:value-type="float" office:value="26.1821324540401" calcext:value-type="float">
            <text:p>26.182132454</text:p>
          </table:table-cell>
          <table:table-cell office:value-type="float" office:value="1248.54101798303" calcext:value-type="float">
            <text:p>1248.541017983</text:p>
          </table:table-cell>
          <table:table-cell table:number-columns-repeated="7"/>
        </table:table-row>
        <table:table-row table:style-name="ro1">
          <table:table-cell office:value-type="float" office:value="26.7398075521235" calcext:value-type="float">
            <text:p>26.7398075521</text:p>
          </table:table-cell>
          <table:table-cell office:value-type="float" office:value="1248.54116230888" calcext:value-type="float">
            <text:p>1248.5411623089</text:p>
          </table:table-cell>
          <table:table-cell table:number-columns-repeated="7"/>
        </table:table-row>
        <table:table-row table:style-name="ro1">
          <table:table-cell office:value-type="float" office:value="27.8511166243911" calcext:value-type="float">
            <text:p>27.8511166244</text:p>
          </table:table-cell>
          <table:table-cell office:value-type="float" office:value="1248.50010160355" calcext:value-type="float">
            <text:p>1248.5001016036</text:p>
          </table:table-cell>
          <table:table-cell table:number-columns-repeated="7"/>
        </table:table-row>
        <table:table-row table:style-name="ro1">
          <table:table-cell office:value-type="float" office:value="28.4087917224744" calcext:value-type="float">
            <text:p>28.4087917225</text:p>
          </table:table-cell>
          <table:table-cell office:value-type="float" office:value="1248.5002459294" calcext:value-type="float">
            <text:p>1248.5002459294</text:p>
          </table:table-cell>
          <table:table-cell table:number-columns-repeated="7"/>
        </table:table-row>
        <table:table-row table:style-name="ro1">
          <table:table-cell office:value-type="float" office:value="29.9545216139012" calcext:value-type="float">
            <text:p>29.9545216139</text:p>
          </table:table-cell>
          <table:table-cell office:value-type="float" office:value="1248.62469089662" calcext:value-type="float">
            <text:p>1248.6246908966</text:p>
          </table:table-cell>
          <table:table-cell table:number-columns-repeated="7"/>
        </table:table-row>
        <table:table-row table:style-name="ro1">
          <table:table-cell office:value-type="float" office:value="30.2414414107412" calcext:value-type="float">
            <text:p>30.2414414107</text:p>
          </table:table-cell>
          <table:table-cell office:value-type="float" office:value="1248.70746177362" calcext:value-type="float">
            <text:p>1248.7074617736</text:p>
          </table:table-cell>
          <table:table-cell table:number-columns-repeated="7"/>
        </table:table-row>
        <table:table-row table:style-name="ro1">
          <table:table-cell office:value-type="float" office:value="30.5283612075812" calcext:value-type="float">
            <text:p>30.5283612076</text:p>
          </table:table-cell>
          <table:table-cell office:value-type="float" office:value="1248.79023265063" calcext:value-type="float">
            <text:p>1248.7902326506</text:p>
          </table:table-cell>
          <table:table-cell table:number-columns-repeated="7"/>
        </table:table-row>
        <table:table-row table:style-name="ro1">
          <table:table-cell office:value-type="float" office:value="30.8152810044212" calcext:value-type="float">
            <text:p>30.8152810044</text:p>
          </table:table-cell>
          <table:table-cell office:value-type="float" office:value="1248.87300352764" calcext:value-type="float">
            <text:p>1248.8730035276</text:p>
          </table:table-cell>
          <table:table-cell table:number-columns-repeated="7"/>
        </table:table-row>
        <table:table-row table:style-name="ro1">
          <table:table-cell office:value-type="float" office:value="31.1042213632108" calcext:value-type="float">
            <text:p>31.1042213632</text:p>
          </table:table-cell>
          <table:table-cell office:value-type="float" office:value="1248.97644908316" calcext:value-type="float">
            <text:p>1248.9764490832</text:p>
          </table:table-cell>
          <table:table-cell table:number-columns-repeated="7"/>
        </table:table-row>
        <table:table-row table:style-name="ro1">
          <table:table-cell office:value-type="float" office:value="31.3911411600507" calcext:value-type="float">
            <text:p>31.3911411601</text:p>
          </table:table-cell>
          <table:table-cell office:value-type="float" office:value="1249.05921996017" calcext:value-type="float">
            <text:p>1249.0592199602</text:p>
          </table:table-cell>
          <table:table-cell table:number-columns-repeated="7"/>
        </table:table-row>
        <table:table-row table:style-name="ro1">
          <table:table-cell office:value-type="float" office:value="31.8215208553107" calcext:value-type="float">
            <text:p>31.8215208553</text:p>
          </table:table-cell>
          <table:table-cell office:value-type="float" office:value="1249.18337627568" calcext:value-type="float">
            <text:p>1249.1833762757</text:p>
          </table:table-cell>
          <table:table-cell table:number-columns-repeated="7"/>
        </table:table-row>
        <table:table-row table:style-name="ro1">
          <table:table-cell office:value-type="float" office:value="32.3913193250916" calcext:value-type="float">
            <text:p>32.3913193251</text:p>
          </table:table-cell>
          <table:table-cell office:value-type="float" office:value="1249.30756867265" calcext:value-type="float">
            <text:p>1249.3075686727</text:p>
          </table:table-cell>
          <table:table-cell table:number-columns-repeated="7"/>
        </table:table-row>
        <table:table-row table:style-name="ro1">
          <table:table-cell office:value-type="float" office:value="32.9570766709732" calcext:value-type="float">
            <text:p>32.957076671</text:p>
          </table:table-cell>
          <table:table-cell office:value-type="float" office:value="1249.39041171258" calcext:value-type="float">
            <text:p>1249.3904117126</text:p>
          </table:table-cell>
          <table:table-cell table:number-columns-repeated="7"/>
        </table:table-row>
        <table:table-row table:style-name="ro1">
          <table:table-cell office:value-type="float" office:value="33.5187928929558" calcext:value-type="float">
            <text:p>33.518792893</text:p>
          </table:table-cell>
          <table:table-cell office:value-type="float" office:value="1249.43190539547" calcext:value-type="float">
            <text:p>1249.4319053955</text:p>
          </table:table-cell>
          <table:table-cell table:number-columns-repeated="7"/>
        </table:table-row>
        <table:table-row table:style-name="ro1">
          <table:table-cell office:value-type="float" office:value="34.3613672259296" calcext:value-type="float">
            <text:p>34.3613672259</text:p>
          </table:table-cell>
          <table:table-cell office:value-type="float" office:value="1249.49414591981" calcext:value-type="float">
            <text:p>1249.4941459198</text:p>
          </table:table-cell>
          <table:table-cell table:number-columns-repeated="7"/>
        </table:table-row>
        <table:table-row table:style-name="ro1">
          <table:table-cell office:value-type="float" office:value="34.7836646733913" calcext:value-type="float">
            <text:p>34.7836646734</text:p>
          </table:table-cell>
          <table:table-cell office:value-type="float" office:value="1249.53560352124" calcext:value-type="float">
            <text:p>1249.5356035212</text:p>
          </table:table-cell>
          <table:table-cell table:number-columns-repeated="7"/>
        </table:table-row>
        <table:table-row table:style-name="ro1">
          <table:table-cell office:value-type="float" office:value="35.4888407937938" calcext:value-type="float">
            <text:p>35.4888407938</text:p>
          </table:table-cell>
          <table:table-cell office:value-type="float" office:value="1249.61848264264" calcext:value-type="float">
            <text:p>1249.6184826426</text:p>
          </table:table-cell>
          <table:table-cell table:number-columns-repeated="7"/>
        </table:table-row>
        <table:table-row table:style-name="ro1">
          <table:table-cell office:value-type="float" office:value="36.0545981396755" calcext:value-type="float">
            <text:p>36.0545981397</text:p>
          </table:table-cell>
          <table:table-cell office:value-type="float" office:value="1249.70132568257" calcext:value-type="float">
            <text:p>1249.7013256826</text:p>
          </table:table-cell>
          <table:table-cell table:number-columns-repeated="7"/>
        </table:table-row>
        <table:table-row table:style-name="ro1">
          <table:table-cell office:value-type="float" office:value="36.6142937997084" calcext:value-type="float">
            <text:p>36.6142937997</text:p>
          </table:table-cell>
          <table:table-cell office:value-type="float" office:value="1249.72214468695" calcext:value-type="float">
            <text:p>1249.722144687</text:p>
          </table:table-cell>
          <table:table-cell table:number-columns-repeated="7"/>
        </table:table-row>
        <table:table-row table:style-name="ro1">
          <table:table-cell office:value-type="float" office:value="37.1820717075397" calcext:value-type="float">
            <text:p>37.1820717075</text:p>
          </table:table-cell>
          <table:table-cell office:value-type="float" office:value="1249.8256624054" calcext:value-type="float">
            <text:p>1249.8256624054</text:p>
          </table:table-cell>
          <table:table-cell table:number-columns-repeated="7"/>
        </table:table-row>
        <table:table-row table:style-name="ro1">
          <table:table-cell office:value-type="float" office:value="37.7437879295222" calcext:value-type="float">
            <text:p>37.7437879295</text:p>
          </table:table-cell>
          <table:table-cell office:value-type="float" office:value="1249.86715608829" calcext:value-type="float">
            <text:p>1249.8671560883</text:p>
          </table:table-cell>
          <table:table-cell table:number-columns-repeated="7"/>
        </table:table-row>
        <table:table-row table:style-name="ro1">
          <table:table-cell office:value-type="float" office:value="38.3034835895552" calcext:value-type="float">
            <text:p>38.3034835896</text:p>
          </table:table-cell>
          <table:table-cell office:value-type="float" office:value="1249.88797509266" calcext:value-type="float">
            <text:p>1249.8879750927</text:p>
          </table:table-cell>
          <table:table-cell table:number-columns-repeated="7"/>
        </table:table-row>
        <table:table-row table:style-name="ro1">
          <table:table-cell office:value-type="float" office:value="38.859138125689" calcext:value-type="float">
            <text:p>38.8591381257</text:p>
          </table:table-cell>
          <table:table-cell office:value-type="float" office:value="1249.86744474" calcext:value-type="float">
            <text:p>1249.86744474</text:p>
          </table:table-cell>
          <table:table-cell table:number-columns-repeated="7"/>
        </table:table-row>
        <table:table-row table:style-name="ro1">
          <table:table-cell office:value-type="float" office:value="39.695650772814" calcext:value-type="float">
            <text:p>39.6956507728</text:p>
          </table:table-cell>
          <table:table-cell office:value-type="float" office:value="1249.86766122878" calcext:value-type="float">
            <text:p>1249.8676612288</text:p>
          </table:table-cell>
          <table:table-cell table:number-columns-repeated="7"/>
        </table:table-row>
        <table:table-row table:style-name="ro1">
          <table:table-cell office:value-type="float" office:value="40.2492847469982" calcext:value-type="float">
            <text:p>40.249284747</text:p>
          </table:table-cell>
          <table:table-cell office:value-type="float" office:value="1249.82645619759" calcext:value-type="float">
            <text:p>1249.8264561976</text:p>
          </table:table-cell>
          <table:table-cell table:number-columns-repeated="7"/>
        </table:table-row>
        <table:table-row table:style-name="ro1">
          <table:table-cell office:value-type="float" office:value="40.8019084402077" calcext:value-type="float">
            <text:p>40.8019084402</text:p>
          </table:table-cell>
          <table:table-cell office:value-type="float" office:value="1249.77491382715" calcext:value-type="float">
            <text:p>1249.7749138272</text:p>
          </table:table-cell>
          <table:table-cell table:number-columns-repeated="7"/>
        </table:table-row>
        <table:table-row table:style-name="ro1">
          <table:table-cell office:value-type="float" office:value="41.3545321334171" calcext:value-type="float">
            <text:p>41.3545321334</text:p>
          </table:table-cell>
          <table:table-cell office:value-type="float" office:value="1249.7233714567" calcext:value-type="float">
            <text:p>1249.7233714567</text:p>
          </table:table-cell>
          <table:table-cell table:number-columns-repeated="7"/>
        </table:table-row>
        <table:table-row table:style-name="ro1">
          <table:table-cell office:value-type="float" office:value="42.1849830946934" calcext:value-type="float">
            <text:p>42.1849830947</text:p>
          </table:table-cell>
          <table:table-cell office:value-type="float" office:value="1249.66156390992" calcext:value-type="float">
            <text:p>1249.6615639099</text:p>
          </table:table-cell>
          <table:table-cell table:number-columns-repeated="7"/>
        </table:table-row>
        <table:table-row table:style-name="ro1">
          <table:table-cell office:value-type="float" office:value="45.2441138863537" calcext:value-type="float">
            <text:p>45.2441138864</text:p>
          </table:table-cell>
          <table:table-cell office:value-type="float" office:value="1249.57965898804" calcext:value-type="float">
            <text:p>1249.579658988</text:p>
          </table:table-cell>
          <table:table-cell table:number-columns-repeated="7"/>
        </table:table-row>
        <table:table-row table:style-name="ro1">
          <table:table-cell office:value-type="float" office:value="46.3635052064196" calcext:value-type="float">
            <text:p>46.3635052064</text:p>
          </table:table-cell>
          <table:table-cell office:value-type="float" office:value="1249.62129699678" calcext:value-type="float">
            <text:p>1249.6212969968</text:p>
          </table:table-cell>
          <table:table-cell table:number-columns-repeated="7"/>
        </table:table-row>
        <table:table-row table:style-name="ro1">
          <table:table-cell office:value-type="float" office:value="46.7817615299821" calcext:value-type="float">
            <text:p>46.78176153</text:p>
          </table:table-cell>
          <table:table-cell office:value-type="float" office:value="1249.62140524117" calcext:value-type="float">
            <text:p>1249.6214052412</text:p>
          </table:table-cell>
          <table:table-cell table:number-columns-repeated="7"/>
        </table:table-row>
        <table:table-row table:style-name="ro1">
          <table:table-cell office:value-type="float" office:value="50.5460684420449" calcext:value-type="float">
            <text:p>50.546068442</text:p>
          </table:table-cell>
          <table:table-cell office:value-type="float" office:value="1249.62237944069" calcext:value-type="float">
            <text:p>1249.6223794407</text:p>
          </table:table-cell>
          <table:table-cell table:number-columns-repeated="7"/>
        </table:table-row>
        <table:table-row table:style-name="ro1">
          <table:table-cell office:value-type="float" office:value="51.6614186382116" calcext:value-type="float">
            <text:p>51.6614186382</text:p>
          </table:table-cell>
          <table:table-cell office:value-type="float" office:value="1249.62266809239" calcext:value-type="float">
            <text:p>1249.6226680924</text:p>
          </table:table-cell>
          <table:table-cell table:number-columns-repeated="7"/>
        </table:table-row>
        <table:table-row table:style-name="ro1">
          <table:table-cell office:value-type="float" office:value="52.219093736295" calcext:value-type="float">
            <text:p>52.2190937363</text:p>
          </table:table-cell>
          <table:table-cell office:value-type="float" office:value="1249.62281241825" calcext:value-type="float">
            <text:p>1249.6228124183</text:p>
          </table:table-cell>
          <table:table-cell table:number-columns-repeated="7"/>
        </table:table-row>
        <table:table-row table:style-name="ro1">
          <table:table-cell office:value-type="float" office:value="55.2863067757536" calcext:value-type="float">
            <text:p>55.2863067758</text:p>
          </table:table-cell>
          <table:table-cell office:value-type="float" office:value="1249.62360621044" calcext:value-type="float">
            <text:p>1249.6236062104</text:p>
          </table:table-cell>
          <table:table-cell table:number-columns-repeated="7"/>
        </table:table-row>
        <table:table-row table:style-name="ro1">
          <table:table-cell office:value-type="float" office:value="55.843981873837" calcext:value-type="float">
            <text:p>55.8439818738</text:p>
          </table:table-cell>
          <table:table-cell office:value-type="float" office:value="1249.62375053629" calcext:value-type="float">
            <text:p>1249.6237505363</text:p>
          </table:table-cell>
          <table:table-cell table:number-columns-repeated="7"/>
        </table:table-row>
        <table:table-row table:style-name="ro1">
          <table:table-cell office:value-type="float" office:value="56.9593320700037" calcext:value-type="float">
            <text:p>56.95933207</text:p>
          </table:table-cell>
          <table:table-cell office:value-type="float" office:value="1249.624039188" calcext:value-type="float">
            <text:p>1249.624039188</text:p>
          </table:table-cell>
          <table:table-cell table:number-columns-repeated="7"/>
        </table:table-row>
        <table:table-row table:style-name="ro1">
          <table:table-cell office:value-type="float" office:value="57.3775883935662" calcext:value-type="float">
            <text:p>57.3775883936</text:p>
          </table:table-cell>
          <table:table-cell office:value-type="float" office:value="1249.62414743239" calcext:value-type="float">
            <text:p>1249.6241474324</text:p>
          </table:table-cell>
          <table:table-cell table:number-columns-repeated="7"/>
        </table:table-row>
        <table:table-row table:style-name="ro1">
          <table:table-cell office:value-type="float" office:value="58.5091030853296" calcext:value-type="float">
            <text:p>58.5091030853</text:p>
          </table:table-cell>
          <table:table-cell office:value-type="float" office:value="1249.78983351226" calcext:value-type="float">
            <text:p>1249.7898335123</text:p>
          </table:table-cell>
          <table:table-cell table:number-columns-repeated="7"/>
        </table:table-row>
        <table:table-row table:style-name="ro1">
          <table:table-cell office:value-type="float" office:value="59.210238081833" calcext:value-type="float">
            <text:p>59.2102380818</text:p>
          </table:table-cell>
          <table:table-cell office:value-type="float" office:value="1249.83136327661" calcext:value-type="float">
            <text:p>1249.8313632766</text:p>
          </table:table-cell>
          <table:table-cell table:number-columns-repeated="7"/>
        </table:table-row>
        <table:table-row table:style-name="ro1">
          <table:table-cell office:value-type="float" office:value="59.6284944053955" calcext:value-type="float">
            <text:p>59.6284944054</text:p>
          </table:table-cell>
          <table:table-cell office:value-type="float" office:value="1249.831471521" calcext:value-type="float">
            <text:p>1249.831471521</text:p>
          </table:table-cell>
          <table:table-cell table:number-columns-repeated="7"/>
        </table:table-row>
        <table:table-row table:style-name="ro1">
          <table:table-cell office:value-type="float" office:value="60.8893250619318" calcext:value-type="float">
            <text:p>60.8893250619</text:p>
          </table:table-cell>
          <table:table-cell office:value-type="float" office:value="1249.89382028973" calcext:value-type="float">
            <text:p>1249.8938202897</text:p>
          </table:table-cell>
          <table:table-cell table:number-columns-repeated="7"/>
        </table:table-row>
        <table:table-row table:style-name="ro1">
          <table:table-cell office:value-type="float" office:value="61.3136430713431" calcext:value-type="float">
            <text:p>61.3136430713</text:p>
          </table:table-cell>
          <table:table-cell office:value-type="float" office:value="1249.95595256968" calcext:value-type="float">
            <text:p>1249.9559525697</text:p>
          </table:table-cell>
          <table:table-cell table:number-columns-repeated="7"/>
        </table:table-row>
        <table:table-row table:style-name="ro1">
          <table:table-cell office:value-type="float" office:value="62.1622790901656" calcext:value-type="float">
            <text:p>62.1622790902</text:p>
          </table:table-cell>
          <table:table-cell office:value-type="float" office:value="1250.08021712958" calcext:value-type="float">
            <text:p>1250.0802171296</text:p>
          </table:table-cell>
          <table:table-cell table:number-columns-repeated="7"/>
        </table:table-row>
        <table:table-row table:style-name="ro1">
          <table:table-cell office:value-type="float" office:value="63.1604366932569" calcext:value-type="float">
            <text:p>63.1604366933</text:p>
          </table:table-cell>
          <table:table-cell office:value-type="float" office:value="1250.30789116354" calcext:value-type="float">
            <text:p>1250.3078911635</text:p>
          </table:table-cell>
          <table:table-cell table:number-columns-repeated="7"/>
        </table:table-row>
        <table:table-row table:style-name="ro1">
          <table:table-cell office:value-type="float" office:value="63.5887958265673" calcext:value-type="float">
            <text:p>63.5887958266</text:p>
          </table:table-cell>
          <table:table-cell office:value-type="float" office:value="1250.41137280053" calcext:value-type="float">
            <text:p>1250.4113728005</text:p>
          </table:table-cell>
          <table:table-cell table:number-columns-repeated="7"/>
        </table:table-row>
        <table:table-row table:style-name="ro1">
          <table:table-cell office:value-type="float" office:value="64.0171549598777" calcext:value-type="float">
            <text:p>64.0171549599</text:p>
          </table:table-cell>
          <table:table-cell office:value-type="float" office:value="1250.51485443752" calcext:value-type="float">
            <text:p>1250.5148544375</text:p>
          </table:table-cell>
          <table:table-cell table:number-columns-repeated="7"/>
        </table:table-row>
        <table:table-row table:style-name="ro1">
          <table:table-cell office:value-type="float" office:value="64.5869534296585" calcext:value-type="float">
            <text:p>64.5869534297</text:p>
          </table:table-cell>
          <table:table-cell office:value-type="float" office:value="1250.63904683449" calcext:value-type="float">
            <text:p>1250.6390468345</text:p>
          </table:table-cell>
          <table:table-cell table:number-columns-repeated="7"/>
        </table:table-row>
        <table:table-row table:style-name="ro1">
          <table:table-cell office:value-type="float" office:value="65.1567518994394" calcext:value-type="float">
            <text:p>65.1567518994</text:p>
          </table:table-cell>
          <table:table-cell office:value-type="float" office:value="1250.76323923147" calcext:value-type="float">
            <text:p>1250.7632392315</text:p>
          </table:table-cell>
          <table:table-cell table:number-columns-repeated="7"/>
        </table:table-row>
        <table:table-row table:style-name="ro1">
          <table:table-cell office:value-type="float" office:value="65.5851110327498" calcext:value-type="float">
            <text:p>65.5851110327</text:p>
          </table:table-cell>
          <table:table-cell office:value-type="float" office:value="1250.86672086845" calcext:value-type="float">
            <text:p>1250.8667208685</text:p>
          </table:table-cell>
          <table:table-cell table:number-columns-repeated="7"/>
        </table:table-row>
        <table:table-row table:style-name="ro1">
          <table:table-cell office:value-type="float" office:value="65.8700102676402" calcext:value-type="float">
            <text:p>65.8700102676</text:p>
          </table:table-cell>
          <table:table-cell office:value-type="float" office:value="1250.92881706694" calcext:value-type="float">
            <text:p>1250.9288170669</text:p>
          </table:table-cell>
          <table:table-cell table:number-columns-repeated="7"/>
        </table:table-row>
        <table:table-row table:style-name="ro1">
          <table:table-cell office:value-type="float" office:value="66.1569300644802" calcext:value-type="float">
            <text:p>66.1569300645</text:p>
          </table:table-cell>
          <table:table-cell office:value-type="float" office:value="1251.01158794395" calcext:value-type="float">
            <text:p>1251.011587944</text:p>
          </table:table-cell>
          <table:table-cell table:number-columns-repeated="7"/>
        </table:table-row>
        <table:table-row table:style-name="ro1">
          <table:table-cell office:value-type="float" office:value="66.4438498613202" calcext:value-type="float">
            <text:p>66.4438498613</text:p>
          </table:table-cell>
          <table:table-cell office:value-type="float" office:value="1251.09435882095" calcext:value-type="float">
            <text:p>1251.094358821</text:p>
          </table:table-cell>
          <table:table-cell table:number-columns-repeated="7"/>
        </table:table-row>
        <table:table-row table:style-name="ro1">
          <table:table-cell office:value-type="float" office:value="66.7287490962106" calcext:value-type="float">
            <text:p>66.7287490962</text:p>
          </table:table-cell>
          <table:table-cell office:value-type="float" office:value="1251.15645501944" calcext:value-type="float">
            <text:p>1251.1564550194</text:p>
          </table:table-cell>
          <table:table-cell table:number-columns-repeated="7"/>
        </table:table-row>
        <table:table-row table:style-name="ro1">
          <table:table-cell office:value-type="float" office:value="67.2985475659915" calcext:value-type="float">
            <text:p>67.298547566</text:p>
          </table:table-cell>
          <table:table-cell office:value-type="float" office:value="1251.28064741641" calcext:value-type="float">
            <text:p>1251.2806474164</text:p>
          </table:table-cell>
          <table:table-cell table:number-columns-repeated="7"/>
        </table:table-row>
        <table:table-row table:style-name="ro1">
          <table:table-cell office:value-type="float" office:value="67.5854673628315" calcext:value-type="float">
            <text:p>67.5854673628</text:p>
          </table:table-cell>
          <table:table-cell office:value-type="float" office:value="1251.36341829342" calcext:value-type="float">
            <text:p>1251.3634182934</text:p>
          </table:table-cell>
          <table:table-cell table:number-columns-repeated="7"/>
        </table:table-row>
        <table:table-row table:style-name="ro1">
          <table:table-cell office:value-type="float" office:value="67.8723871596714" calcext:value-type="float">
            <text:p>67.8723871597</text:p>
          </table:table-cell>
          <table:table-cell office:value-type="float" office:value="1251.44618917042" calcext:value-type="float">
            <text:p>1251.4461891704</text:p>
          </table:table-cell>
          <table:table-cell table:number-columns-repeated="7"/>
        </table:table-row>
        <table:table-row table:style-name="ro1">
          <table:table-cell office:value-type="float" office:value="68.1593069565115" calcext:value-type="float">
            <text:p>68.1593069565</text:p>
          </table:table-cell>
          <table:table-cell office:value-type="float" office:value="1251.52896004743" calcext:value-type="float">
            <text:p>1251.5289600474</text:p>
          </table:table-cell>
          <table:table-cell table:number-columns-repeated="7"/>
        </table:table-row>
        <table:table-row table:style-name="ro1">
          <table:table-cell office:value-type="float" office:value="68.4462267533515" calcext:value-type="float">
            <text:p>68.4462267534</text:p>
          </table:table-cell>
          <table:table-cell office:value-type="float" office:value="1251.61173092443" calcext:value-type="float">
            <text:p>1251.6117309244</text:p>
          </table:table-cell>
          <table:table-cell table:number-columns-repeated="7"/>
        </table:table-row>
        <table:table-row table:style-name="ro1">
          <table:table-cell office:value-type="float" office:value="68.735167112141" calcext:value-type="float">
            <text:p>68.7351671121</text:p>
          </table:table-cell>
          <table:table-cell office:value-type="float" office:value="1251.71517647996" calcext:value-type="float">
            <text:p>1251.71517648</text:p>
          </table:table-cell>
          <table:table-cell table:number-columns-repeated="7"/>
        </table:table-row>
        <table:table-row table:style-name="ro1">
          <table:table-cell office:value-type="float" office:value="69.022086908981" calcext:value-type="float">
            <text:p>69.022086909</text:p>
          </table:table-cell>
          <table:table-cell office:value-type="float" office:value="1251.79794735697" calcext:value-type="float">
            <text:p>1251.797947357</text:p>
          </table:table-cell>
          <table:table-cell table:number-columns-repeated="7"/>
        </table:table-row>
        <table:table-row table:style-name="ro1">
          <table:table-cell office:value-type="float" office:value="69.3110272677706" calcext:value-type="float">
            <text:p>69.3110272678</text:p>
          </table:table-cell>
          <table:table-cell office:value-type="float" office:value="1251.90139291249" calcext:value-type="float">
            <text:p>1251.9013929125</text:p>
          </table:table-cell>
          <table:table-cell table:number-columns-repeated="7"/>
        </table:table-row>
        <table:table-row table:style-name="ro1">
          <table:table-cell office:value-type="float" office:value="69.595926502661" calcext:value-type="float">
            <text:p>69.5959265027</text:p>
          </table:table-cell>
          <table:table-cell office:value-type="float" office:value="1251.96348911098" calcext:value-type="float">
            <text:p>1251.963489111</text:p>
          </table:table-cell>
          <table:table-cell table:number-columns-repeated="7"/>
        </table:table-row>
        <table:table-row table:style-name="ro1">
          <table:table-cell office:value-type="float" office:value="69.882846299501" calcext:value-type="float">
            <text:p>69.8828462995</text:p>
          </table:table-cell>
          <table:table-cell office:value-type="float" office:value="1252.04625998798" calcext:value-type="float">
            <text:p>1252.046259988</text:p>
          </table:table-cell>
          <table:table-cell table:number-columns-repeated="7"/>
        </table:table-row>
        <table:table-row table:style-name="ro1">
          <table:table-cell office:value-type="float" office:value="70.1677455343914" calcext:value-type="float">
            <text:p>70.1677455344</text:p>
          </table:table-cell>
          <table:table-cell office:value-type="float" office:value="1252.10835618647" calcext:value-type="float">
            <text:p>1252.1083561865</text:p>
          </table:table-cell>
          <table:table-cell table:number-columns-repeated="7"/>
        </table:table-row>
        <table:table-row table:style-name="ro1">
          <table:table-cell office:value-type="float" office:value="70.5961046677019" calcext:value-type="float">
            <text:p>70.5961046677</text:p>
          </table:table-cell>
          <table:table-cell office:value-type="float" office:value="1252.21183782346" calcext:value-type="float">
            <text:p>1252.2118378235</text:p>
          </table:table-cell>
          <table:table-cell table:number-columns-repeated="7"/>
        </table:table-row>
        <table:table-row table:style-name="ro1">
          <table:table-cell office:value-type="float" office:value="71.0244638010123" calcext:value-type="float">
            <text:p>71.024463801</text:p>
          </table:table-cell>
          <table:table-cell office:value-type="float" office:value="1252.31531946045" calcext:value-type="float">
            <text:p>1252.3153194605</text:p>
          </table:table-cell>
          <table:table-cell table:number-columns-repeated="7"/>
        </table:table-row>
        <table:table-row table:style-name="ro1">
          <table:table-cell office:value-type="float" office:value="71.3134041598018" calcext:value-type="float">
            <text:p>71.3134041598</text:p>
          </table:table-cell>
          <table:table-cell office:value-type="float" office:value="1252.41876501597" calcext:value-type="float">
            <text:p>1252.418765016</text:p>
          </table:table-cell>
          <table:table-cell table:number-columns-repeated="7"/>
        </table:table-row>
        <table:table-row table:style-name="ro1">
          <table:table-cell office:value-type="float" office:value="71.6003239566418" calcext:value-type="float">
            <text:p>71.6003239566</text:p>
          </table:table-cell>
          <table:table-cell office:value-type="float" office:value="1252.50153589298" calcext:value-type="float">
            <text:p>1252.501535893</text:p>
          </table:table-cell>
          <table:table-cell table:number-columns-repeated="7"/>
        </table:table-row>
        <table:table-row table:style-name="ro1">
          <table:table-cell office:value-type="float" office:value="71.8872437534818" calcext:value-type="float">
            <text:p>71.8872437535</text:p>
          </table:table-cell>
          <table:table-cell office:value-type="float" office:value="1252.58430676999" calcext:value-type="float">
            <text:p>1252.58430677</text:p>
          </table:table-cell>
          <table:table-cell table:number-columns-repeated="7"/>
        </table:table-row>
        <table:table-row table:style-name="ro1">
          <table:table-cell office:value-type="float" office:value="72.1721429883723" calcext:value-type="float">
            <text:p>72.1721429884</text:p>
          </table:table-cell>
          <table:table-cell office:value-type="float" office:value="1252.64640296847" calcext:value-type="float">
            <text:p>1252.6464029685</text:p>
          </table:table-cell>
          <table:table-cell table:number-columns-repeated="7"/>
        </table:table-row>
        <table:table-row table:style-name="ro1">
          <table:table-cell office:value-type="float" office:value="72.6005021216827" calcext:value-type="float">
            <text:p>72.6005021217</text:p>
          </table:table-cell>
          <table:table-cell office:value-type="float" office:value="1252.74988460546" calcext:value-type="float">
            <text:p>1252.7498846055</text:p>
          </table:table-cell>
          <table:table-cell table:number-columns-repeated="7"/>
        </table:table-row>
        <table:table-row table:style-name="ro1">
          <table:table-cell office:value-type="float" office:value="73.1703005914635" calcext:value-type="float">
            <text:p>73.1703005915</text:p>
          </table:table-cell>
          <table:table-cell office:value-type="float" office:value="1252.87407700243" calcext:value-type="float">
            <text:p>1252.8740770024</text:p>
          </table:table-cell>
          <table:table-cell table:number-columns-repeated="7"/>
        </table:table-row>
        <table:table-row table:style-name="ro1">
          <table:table-cell office:value-type="float" office:value="73.5986597247739" calcext:value-type="float">
            <text:p>73.5986597248</text:p>
          </table:table-cell>
          <table:table-cell office:value-type="float" office:value="1252.97755863942" calcext:value-type="float">
            <text:p>1252.9775586394</text:p>
          </table:table-cell>
          <table:table-cell table:number-columns-repeated="7"/>
        </table:table-row>
        <table:table-row table:style-name="ro1">
          <table:table-cell office:value-type="float" office:value="73.8835589596643" calcext:value-type="float">
            <text:p>73.8835589597</text:p>
          </table:table-cell>
          <table:table-cell office:value-type="float" office:value="1253.03965483791" calcext:value-type="float">
            <text:p>1253.0396548379</text:p>
          </table:table-cell>
          <table:table-cell table:number-columns-repeated="7"/>
        </table:table-row>
        <table:table-row table:style-name="ro1">
          <table:table-cell office:value-type="float" office:value="74.3078769690756" calcext:value-type="float">
            <text:p>74.3078769691</text:p>
          </table:table-cell>
          <table:table-cell office:value-type="float" office:value="1253.10178711786" calcext:value-type="float">
            <text:p>1253.1017871179</text:p>
          </table:table-cell>
          <table:table-cell table:number-columns-repeated="7"/>
        </table:table-row>
        <table:table-row table:style-name="ro1">
          <table:table-cell office:value-type="float" office:value="74.8645417861842" calcext:value-type="float">
            <text:p>74.8645417862</text:p>
          </table:table-cell>
          <table:table-cell office:value-type="float" office:value="1253.09159410445" calcext:value-type="float">
            <text:p>1253.0915941045</text:p>
          </table:table-cell>
          <table:table-cell table:number-columns-repeated="7"/>
        </table:table-row>
        <table:table-row table:style-name="ro1">
          <table:table-cell office:value-type="float" office:value="75.4131243554945" calcext:value-type="float">
            <text:p>75.4131243555</text:p>
          </table:table-cell>
          <table:table-cell office:value-type="float" office:value="1252.99870237697" calcext:value-type="float">
            <text:p>1252.998702377</text:p>
          </table:table-cell>
          <table:table-cell table:number-columns-repeated="7"/>
        </table:table-row>
        <table:table-row table:style-name="ro1">
          <table:table-cell office:value-type="float" office:value="75.9667583296787" calcext:value-type="float">
            <text:p>75.9667583297</text:p>
          </table:table-cell>
          <table:table-cell office:value-type="float" office:value="1252.95749734578" calcext:value-type="float">
            <text:p>1252.9574973458</text:p>
          </table:table-cell>
          <table:table-cell table:number-columns-repeated="7"/>
        </table:table-row>
        <table:table-row table:style-name="ro1">
          <table:table-cell office:value-type="float" office:value="76.3930969010395" calcext:value-type="float">
            <text:p>76.393096901</text:p>
          </table:table-cell>
          <table:table-cell office:value-type="float" office:value="1253.04030430425" calcext:value-type="float">
            <text:p>1253.0403043043</text:p>
          </table:table-cell>
          <table:table-cell table:number-columns-repeated="7"/>
        </table:table-row>
        <table:table-row table:style-name="ro1">
          <table:table-cell office:value-type="float" office:value="76.6880989456778" calcext:value-type="float">
            <text:p>76.6880989457</text:p>
          </table:table-cell>
          <table:table-cell office:value-type="float" office:value="1253.20577389533" calcext:value-type="float">
            <text:p>1253.2057738953</text:p>
          </table:table-cell>
          <table:table-cell table:number-columns-repeated="7"/>
        </table:table-row>
        <table:table-row table:style-name="ro1">
          <table:table-cell office:value-type="float" office:value="76.6820372598291" calcext:value-type="float">
            <text:p>76.6820372598</text:p>
          </table:table-cell>
          <table:table-cell office:value-type="float" office:value="1253.14374985978" calcext:value-type="float">
            <text:p>1253.1437498598</text:p>
          </table:table-cell>
          <table:table-cell table:number-columns-repeated="7"/>
        </table:table-row>
        <table:table-row table:style-name="ro1">
          <table:table-cell office:value-type="float" office:value="76.979059866417" calcext:value-type="float">
            <text:p>76.9790598664</text:p>
          </table:table-cell>
          <table:table-cell office:value-type="float" office:value="1253.32989412938" calcext:value-type="float">
            <text:p>1253.3298941294</text:p>
          </table:table-cell>
          <table:table-cell table:number-columns-repeated="7"/>
        </table:table-row>
        <table:table-row table:style-name="ro1">
          <table:table-cell office:value-type="float" office:value="77.2781030349544" calcext:value-type="float">
            <text:p>77.278103035</text:p>
          </table:table-cell>
          <table:table-cell office:value-type="float" office:value="1253.5367130775" calcext:value-type="float">
            <text:p>1253.5367130775</text:p>
          </table:table-cell>
          <table:table-cell table:number-columns-repeated="7"/>
        </table:table-row>
        <table:table-row table:style-name="ro1">
          <table:table-cell office:value-type="float" office:value="77.2720413491057" calcext:value-type="float">
            <text:p>77.2720413491</text:p>
          </table:table-cell>
          <table:table-cell office:value-type="float" office:value="1253.47468904195" calcext:value-type="float">
            <text:p>1253.474689042</text:p>
          </table:table-cell>
          <table:table-cell table:number-columns-repeated="7"/>
        </table:table-row>
        <table:table-row table:style-name="ro1">
          <table:table-cell office:value-type="float" office:value="77.5731050795928" calcext:value-type="float">
            <text:p>77.5731050796</text:p>
          </table:table-cell>
          <table:table-cell office:value-type="float" office:value="1253.70218266859" calcext:value-type="float">
            <text:p>1253.7021826686</text:p>
          </table:table-cell>
          <table:table-cell table:number-columns-repeated="7"/>
        </table:table-row>
        <table:table-row table:style-name="ro1">
          <table:table-cell office:value-type="float" office:value="77.567043393744" calcext:value-type="float">
            <text:p>77.5670433937</text:p>
          </table:table-cell>
          <table:table-cell office:value-type="float" office:value="1253.64015863303" calcext:value-type="float">
            <text:p>1253.640158633</text:p>
          </table:table-cell>
          <table:table-cell table:number-columns-repeated="7"/>
        </table:table-row>
        <table:table-row table:style-name="ro1">
          <table:table-cell office:value-type="float" office:value="77.8721482481302" calcext:value-type="float">
            <text:p>77.8721482481</text:p>
          </table:table-cell>
          <table:table-cell office:value-type="float" office:value="1253.90900161671" calcext:value-type="float">
            <text:p>1253.9090016167</text:p>
          </table:table-cell>
          <table:table-cell table:number-columns-repeated="7"/>
        </table:table-row>
        <table:table-row table:style-name="ro1">
          <table:table-cell office:value-type="float" office:value="77.8660865622815" calcext:value-type="float">
            <text:p>77.8660865623</text:p>
          </table:table-cell>
          <table:table-cell office:value-type="float" office:value="1253.84697758115" calcext:value-type="float">
            <text:p>1253.8469775812</text:p>
          </table:table-cell>
          <table:table-cell table:number-columns-repeated="7"/>
        </table:table-row>
        <table:table-row table:style-name="ro1">
          <table:table-cell office:value-type="float" office:value="78.1711914166677" calcext:value-type="float">
            <text:p>78.1711914167</text:p>
          </table:table-cell>
          <table:table-cell office:value-type="float" office:value="1254.11582056484" calcext:value-type="float">
            <text:p>1254.1158205648</text:p>
          </table:table-cell>
          <table:table-cell table:number-columns-repeated="7"/>
        </table:table-row>
        <table:table-row table:style-name="ro1">
          <table:table-cell office:value-type="float" office:value="78.1651297308189" calcext:value-type="float">
            <text:p>78.1651297308</text:p>
          </table:table-cell>
          <table:table-cell office:value-type="float" office:value="1254.05379652928" calcext:value-type="float">
            <text:p>1254.0537965293</text:p>
          </table:table-cell>
          <table:table-cell table:number-columns-repeated="7"/>
        </table:table-row>
        <table:table-row table:style-name="ro1">
          <table:table-cell office:value-type="float" office:value="78.4742757091043" calcext:value-type="float">
            <text:p>78.4742757091</text:p>
          </table:table-cell>
          <table:table-cell office:value-type="float" office:value="1254.36398887" calcext:value-type="float">
            <text:p>1254.36398887</text:p>
          </table:table-cell>
          <table:table-cell table:number-columns-repeated="7"/>
        </table:table-row>
        <table:table-row table:style-name="ro1">
          <table:table-cell office:value-type="float" office:value="78.466193461306" calcext:value-type="float">
            <text:p>78.4661934613</text:p>
          </table:table-cell>
          <table:table-cell office:value-type="float" office:value="1254.28129015592" calcext:value-type="float">
            <text:p>1254.2812901559</text:p>
          </table:table-cell>
          <table:table-cell table:number-columns-repeated="7"/>
        </table:table-row>
        <table:table-row table:style-name="ro1">
          <table:table-cell office:value-type="float" office:value="78.7773600015409" calcext:value-type="float">
            <text:p>78.7773600015</text:p>
          </table:table-cell>
          <table:table-cell office:value-type="float" office:value="1254.61215717517" calcext:value-type="float">
            <text:p>1254.6121571752</text:p>
          </table:table-cell>
          <table:table-cell table:number-columns-repeated="7"/>
        </table:table-row>
        <table:table-row table:style-name="ro1">
          <table:table-cell office:value-type="float" office:value="78.7692777537426" calcext:value-type="float">
            <text:p>78.7692777537</text:p>
          </table:table-cell>
          <table:table-cell office:value-type="float" office:value="1254.52945846109" calcext:value-type="float">
            <text:p>1254.5294584611</text:p>
          </table:table-cell>
          <table:table-cell table:number-columns-repeated="7"/>
        </table:table-row>
        <table:table-row table:style-name="ro1">
          <table:table-cell office:value-type="float" office:value="79.0764031700784" calcext:value-type="float">
            <text:p>79.0764031701</text:p>
          </table:table-cell>
          <table:table-cell office:value-type="float" office:value="1254.81897612329" calcext:value-type="float">
            <text:p>1254.8189761233</text:p>
          </table:table-cell>
          <table:table-cell table:number-columns-repeated="7"/>
        </table:table-row>
        <table:table-row table:style-name="ro1">
          <table:table-cell office:value-type="float" office:value="79.0683209222801" calcext:value-type="float">
            <text:p>79.0683209223</text:p>
          </table:table-cell>
          <table:table-cell office:value-type="float" office:value="1254.73627740921" calcext:value-type="float">
            <text:p>1254.7362774092</text:p>
          </table:table-cell>
          <table:table-cell table:number-columns-repeated="7"/>
        </table:table-row>
        <table:table-row table:style-name="ro1">
          <table:table-cell office:value-type="float" office:value="79.3754463386158" calcext:value-type="float">
            <text:p>79.3754463386</text:p>
          </table:table-cell>
          <table:table-cell office:value-type="float" office:value="1255.02579507142" calcext:value-type="float">
            <text:p>1255.0257950714</text:p>
          </table:table-cell>
          <table:table-cell table:number-columns-repeated="7"/>
        </table:table-row>
        <table:table-row table:style-name="ro1">
          <table:table-cell office:value-type="float" office:value="79.3693846527671" calcext:value-type="float">
            <text:p>79.3693846528</text:p>
          </table:table-cell>
          <table:table-cell office:value-type="float" office:value="1254.96377103586" calcext:value-type="float">
            <text:p>1254.9637710359</text:p>
          </table:table-cell>
          <table:table-cell table:number-columns-repeated="7"/>
        </table:table-row>
        <table:table-row table:style-name="ro1">
          <table:table-cell office:value-type="float" office:value="79.6744895071533" calcext:value-type="float">
            <text:p>79.6744895072</text:p>
          </table:table-cell>
          <table:table-cell office:value-type="float" office:value="1255.23261401954" calcext:value-type="float">
            <text:p>1255.2326140195</text:p>
          </table:table-cell>
          <table:table-cell table:number-columns-repeated="7"/>
        </table:table-row>
        <table:table-row table:style-name="ro1">
          <table:table-cell office:value-type="float" office:value="79.6684278213046" calcext:value-type="float">
            <text:p>79.6684278213</text:p>
          </table:table-cell>
          <table:table-cell office:value-type="float" office:value="1255.17058998398" calcext:value-type="float">
            <text:p>1255.170589984</text:p>
          </table:table-cell>
          <table:table-cell table:number-columns-repeated="7"/>
        </table:table-row>
        <table:table-row table:style-name="ro1">
          <table:table-cell office:value-type="float" office:value="79.9694915517916" calcext:value-type="float">
            <text:p>79.9694915518</text:p>
          </table:table-cell>
          <table:table-cell office:value-type="float" office:value="1255.39808361063" calcext:value-type="float">
            <text:p>1255.3980836106</text:p>
          </table:table-cell>
          <table:table-cell table:number-columns-repeated="7"/>
        </table:table-row>
        <table:table-row table:style-name="ro1">
          <table:table-cell office:value-type="float" office:value="79.9634298659429" calcext:value-type="float">
            <text:p>79.9634298659</text:p>
          </table:table-cell>
          <table:table-cell office:value-type="float" office:value="1255.33605957507" calcext:value-type="float">
            <text:p>1255.3360595751</text:p>
          </table:table-cell>
          <table:table-cell table:number-columns-repeated="7"/>
        </table:table-row>
        <table:table-row table:style-name="ro1">
          <table:table-cell office:value-type="float" office:value="80.2644935964299" calcext:value-type="float">
            <text:p>80.2644935964</text:p>
          </table:table-cell>
          <table:table-cell office:value-type="float" office:value="1255.56355320171" calcext:value-type="float">
            <text:p>1255.5635532017</text:p>
          </table:table-cell>
          <table:table-cell table:number-columns-repeated="7"/>
        </table:table-row>
        <table:table-row table:style-name="ro1">
          <table:table-cell office:value-type="float" office:value="80.5594956410682" calcext:value-type="float">
            <text:p>80.5594956411</text:p>
          </table:table-cell>
          <table:table-cell office:value-type="float" office:value="1255.7290227928" calcext:value-type="float">
            <text:p>1255.7290227928</text:p>
          </table:table-cell>
          <table:table-cell table:number-columns-repeated="7"/>
        </table:table-row>
        <table:table-row table:style-name="ro1">
          <table:table-cell office:value-type="float" office:value="80.8504565618074" calcext:value-type="float">
            <text:p>80.8504565618</text:p>
          </table:table-cell>
          <table:table-cell office:value-type="float" office:value="1255.85314302684" calcext:value-type="float">
            <text:p>1255.8531430268</text:p>
          </table:table-cell>
          <table:table-cell table:number-columns-repeated="7"/>
        </table:table-row>
        <table:table-row table:style-name="ro1">
          <table:table-cell office:value-type="float" office:value="81.1414174825465" calcext:value-type="float">
            <text:p>81.1414174825</text:p>
          </table:table-cell>
          <table:table-cell office:value-type="float" office:value="1255.97726326089" calcext:value-type="float">
            <text:p>1255.9772632609</text:p>
          </table:table-cell>
          <table:table-cell table:number-columns-repeated="7"/>
        </table:table-row>
        <table:table-row table:style-name="ro1">
          <table:table-cell office:value-type="float" office:value="81.4323784032857" calcext:value-type="float">
            <text:p>81.4323784033</text:p>
          </table:table-cell>
          <table:table-cell office:value-type="float" office:value="1256.10138349493" calcext:value-type="float">
            <text:p>1256.1013834949</text:p>
          </table:table-cell>
          <table:table-cell table:number-columns-repeated="7"/>
        </table:table-row>
        <table:table-row table:style-name="ro1">
          <table:table-cell office:value-type="float" office:value="81.7233393240248" calcext:value-type="float">
            <text:p>81.723339324</text:p>
          </table:table-cell>
          <table:table-cell office:value-type="float" office:value="1256.22550372898" calcext:value-type="float">
            <text:p>1256.225503729</text:p>
          </table:table-cell>
          <table:table-cell table:number-columns-repeated="7"/>
        </table:table-row>
        <table:table-row table:style-name="ro1">
          <table:table-cell office:value-type="float" office:value="82.0102591208648" calcext:value-type="float">
            <text:p>82.0102591209</text:p>
          </table:table-cell>
          <table:table-cell office:value-type="float" office:value="1256.30827460598" calcext:value-type="float">
            <text:p>1256.308274606</text:p>
          </table:table-cell>
          <table:table-cell table:number-columns-repeated="7"/>
        </table:table-row>
        <table:table-row table:style-name="ro1">
          <table:table-cell office:value-type="float" office:value="82.2991994796544" calcext:value-type="float">
            <text:p>82.2991994797</text:p>
          </table:table-cell>
          <table:table-cell office:value-type="float" office:value="1256.41172016151" calcext:value-type="float">
            <text:p>1256.4117201615</text:p>
          </table:table-cell>
          <table:table-cell table:number-columns-repeated="7"/>
        </table:table-row>
        <table:table-row table:style-name="ro1">
          <table:table-cell office:value-type="float" office:value="82.5861192764944" calcext:value-type="float">
            <text:p>82.5861192765</text:p>
          </table:table-cell>
          <table:table-cell office:value-type="float" office:value="1256.49449103852" calcext:value-type="float">
            <text:p>1256.4944910385</text:p>
          </table:table-cell>
          <table:table-cell table:number-columns-repeated="7"/>
        </table:table-row>
        <table:table-row table:style-name="ro1">
          <table:table-cell office:value-type="float" office:value="82.8730390733344" calcext:value-type="float">
            <text:p>82.8730390733</text:p>
          </table:table-cell>
          <table:table-cell office:value-type="float" office:value="1256.57726191552" calcext:value-type="float">
            <text:p>1256.5772619155</text:p>
          </table:table-cell>
          <table:table-cell table:number-columns-repeated="7"/>
        </table:table-row>
        <table:table-row table:style-name="ro1">
          <table:table-cell office:value-type="float" office:value="84.715791571349" calcext:value-type="float">
            <text:p>84.7157915713</text:p>
          </table:table-cell>
          <table:table-cell office:value-type="float" office:value="1256.88785115234" calcext:value-type="float">
            <text:p>1256.8878511523</text:p>
          </table:table-cell>
          <table:table-cell table:number-columns-repeated="7"/>
        </table:table-row>
        <table:table-row table:style-name="ro1">
          <table:table-cell office:value-type="float" office:value="85.1401095807603" calcext:value-type="float">
            <text:p>85.1401095808</text:p>
          </table:table-cell>
          <table:table-cell office:value-type="float" office:value="1256.94998343229" calcext:value-type="float">
            <text:p>1256.9499834323</text:p>
          </table:table-cell>
          <table:table-cell table:number-columns-repeated="7"/>
        </table:table-row>
        <table:table-row table:style-name="ro1">
          <table:table-cell office:value-type="float" office:value="86.1261438121541" calcext:value-type="float">
            <text:p>86.1261438122</text:p>
          </table:table-cell>
          <table:table-cell office:value-type="float" office:value="1257.05360939513" calcext:value-type="float">
            <text:p>1257.0536093951</text:p>
          </table:table-cell>
          <table:table-cell table:number-columns-repeated="7"/>
        </table:table-row>
        <table:table-row table:style-name="ro1">
          <table:table-cell office:value-type="float" office:value="86.5504618215653" calcext:value-type="float">
            <text:p>86.5504618216</text:p>
          </table:table-cell>
          <table:table-cell office:value-type="float" office:value="1257.11574167508" calcext:value-type="float">
            <text:p>1257.1157416751</text:p>
          </table:table-cell>
          <table:table-cell table:number-columns-repeated="7"/>
        </table:table-row>
        <table:table-row table:style-name="ro1">
          <table:table-cell office:value-type="float" office:value="88.8074295192433" calcext:value-type="float">
            <text:p>88.8074295192</text:p>
          </table:table-cell>
          <table:table-cell office:value-type="float" office:value="1257.38508979926" calcext:value-type="float">
            <text:p>1257.3850897993</text:p>
          </table:table-cell>
          <table:table-cell table:number-columns-repeated="7"/>
        </table:table-row>
        <table:table-row table:style-name="ro1">
          <table:table-cell office:value-type="float" office:value="89.2337680906042" calcext:value-type="float">
            <text:p>89.2337680906</text:p>
          </table:table-cell>
          <table:table-cell office:value-type="float" office:value="1257.46789675772" calcext:value-type="float">
            <text:p>1257.4678967577</text:p>
          </table:table-cell>
          <table:table-cell table:number-columns-repeated="7"/>
        </table:table-row>
        <table:table-row table:style-name="ro1">
          <table:table-cell office:value-type="float" office:value="89.9409647729563" calcext:value-type="float">
            <text:p>89.940964773</text:p>
          </table:table-cell>
          <table:table-cell office:value-type="float" office:value="1257.57145055764" calcext:value-type="float">
            <text:p>1257.5714505576</text:p>
          </table:table-cell>
          <table:table-cell table:number-columns-repeated="7"/>
        </table:table-row>
        <table:table-row table:style-name="ro1">
          <table:table-cell office:value-type="float" office:value="90.3693239062667" calcext:value-type="float">
            <text:p>90.3693239063</text:p>
          </table:table-cell>
          <table:table-cell office:value-type="float" office:value="1257.67493219463" calcext:value-type="float">
            <text:p>1257.6749321946</text:p>
          </table:table-cell>
          <table:table-cell table:number-columns-repeated="7"/>
        </table:table-row>
        <table:table-row table:style-name="ro1">
          <table:table-cell office:value-type="float" office:value="92.6283121658943" calcext:value-type="float">
            <text:p>92.6283121659</text:p>
          </table:table-cell>
          <table:table-cell office:value-type="float" office:value="1257.96495499732" calcext:value-type="float">
            <text:p>1257.9649549973</text:p>
          </table:table-cell>
          <table:table-cell table:number-columns-repeated="7"/>
        </table:table-row>
        <table:table-row table:style-name="ro1">
          <table:table-cell office:value-type="float" office:value="93.0526301753055" calcext:value-type="float">
            <text:p>93.0526301753</text:p>
          </table:table-cell>
          <table:table-cell office:value-type="float" office:value="1258.02708727727" calcext:value-type="float">
            <text:p>1258.0270872773</text:p>
          </table:table-cell>
          <table:table-cell table:number-columns-repeated="7"/>
        </table:table-row>
        <table:table-row table:style-name="ro1">
          <table:table-cell office:value-type="float" office:value="94.4629824161106" calcext:value-type="float">
            <text:p>94.4629824161</text:p>
          </table:table-cell>
          <table:table-cell office:value-type="float" office:value="1258.19284552006" calcext:value-type="float">
            <text:p>1258.1928455201</text:p>
          </table:table-cell>
          <table:table-cell table:number-columns-repeated="7"/>
        </table:table-row>
        <table:table-row table:style-name="ro1">
          <table:table-cell office:value-type="float" office:value="96.3037143521757" calcext:value-type="float">
            <text:p>96.3037143522</text:p>
          </table:table-cell>
          <table:table-cell office:value-type="float" office:value="1258.48276007836" calcext:value-type="float">
            <text:p>1258.4827600784</text:p>
          </table:table-cell>
          <table:table-cell table:number-columns-repeated="7"/>
        </table:table-row>
        <table:table-row table:style-name="ro1">
          <table:table-cell office:value-type="float" office:value="96.8674511361078" calcext:value-type="float">
            <text:p>96.8674511361</text:p>
          </table:table-cell>
          <table:table-cell office:value-type="float" office:value="1258.54492843978" calcext:value-type="float">
            <text:p>1258.5449284398</text:p>
          </table:table-cell>
          <table:table-cell table:number-columns-repeated="7"/>
        </table:table-row>
        <table:table-row table:style-name="ro1">
          <table:table-cell office:value-type="float" office:value="97.7160871549302" calcext:value-type="float">
            <text:p>97.7160871549</text:p>
          </table:table-cell>
          <table:table-cell office:value-type="float" office:value="1258.66919299967" calcext:value-type="float">
            <text:p>1258.6691929997</text:p>
          </table:table-cell>
          <table:table-cell table:number-columns-repeated="7"/>
        </table:table-row>
        <table:table-row table:style-name="ro1">
          <table:table-cell office:value-type="float" office:value="98.1404051643415" calcext:value-type="float">
            <text:p>98.1404051643</text:p>
          </table:table-cell>
          <table:table-cell office:value-type="float" office:value="1258.73132527962" calcext:value-type="float">
            <text:p>1258.7313252796</text:p>
          </table:table-cell>
          <table:table-cell table:number-columns-repeated="7"/>
        </table:table-row>
        <table:table-row table:style-name="ro1">
          <table:table-cell office:value-type="float" office:value="100.965150769851" calcext:value-type="float">
            <text:p>100.9651507699</text:p>
          </table:table-cell>
          <table:table-cell office:value-type="float" office:value="1259.10419112225" calcext:value-type="float">
            <text:p>1259.1041911223</text:p>
          </table:table-cell>
          <table:table-cell table:number-columns-repeated="7"/>
        </table:table-row>
        <table:table-row table:style-name="ro1">
          <table:table-cell office:value-type="float" office:value="101.951185001245" calcext:value-type="float">
            <text:p>101.9511850012</text:p>
          </table:table-cell>
          <table:table-cell office:value-type="float" office:value="1259.20781708509" calcext:value-type="float">
            <text:p>1259.2078170851</text:p>
          </table:table-cell>
          <table:table-cell table:number-columns-repeated="7"/>
        </table:table-row>
        <table:table-row table:style-name="ro1">
          <table:table-cell office:value-type="float" office:value="102.375503010656" calcext:value-type="float">
            <text:p>102.3755030107</text:p>
          </table:table-cell>
          <table:table-cell office:value-type="float" office:value="1259.26994936504" calcext:value-type="float">
            <text:p>1259.269949365</text:p>
          </table:table-cell>
          <table:table-cell table:number-columns-repeated="7"/>
        </table:table-row>
        <table:table-row table:style-name="ro1">
          <table:table-cell office:value-type="float" office:value="103.921232902083" calcext:value-type="float">
            <text:p>103.9212329021</text:p>
          </table:table-cell>
          <table:table-cell office:value-type="float" office:value="1259.39439433226" calcext:value-type="float">
            <text:p>1259.3943943323</text:p>
          </table:table-cell>
          <table:table-cell table:number-columns-repeated="7"/>
        </table:table-row>
        <table:table-row table:style-name="ro1">
          <table:table-cell office:value-type="float" office:value="104.468805190418" calcext:value-type="float">
            <text:p>104.4688051904</text:p>
          </table:table-cell>
          <table:table-cell office:value-type="float" office:value="1259.29116526551" calcext:value-type="float">
            <text:p>1259.2911652655</text:p>
          </table:table-cell>
          <table:table-cell table:number-columns-repeated="7"/>
        </table:table-row>
        <table:table-row table:style-name="ro1">
          <table:table-cell office:value-type="float" office:value="105.305317837543" calcext:value-type="float">
            <text:p>105.3053178375</text:p>
          </table:table-cell>
          <table:table-cell office:value-type="float" office:value="1259.29138175429" calcext:value-type="float">
            <text:p>1259.2913817543</text:p>
          </table:table-cell>
          <table:table-cell table:number-columns-repeated="7"/>
        </table:table-row>
        <table:table-row table:style-name="ro1">
          <table:table-cell office:value-type="float" office:value="105.867034059526" calcext:value-type="float">
            <text:p>105.8670340595</text:p>
          </table:table-cell>
          <table:table-cell office:value-type="float" office:value="1259.33287543718" calcext:value-type="float">
            <text:p>1259.3328754372</text:p>
          </table:table-cell>
          <table:table-cell table:number-columns-repeated="7"/>
        </table:table-row>
        <table:table-row table:style-name="ro1">
          <table:table-cell office:value-type="float" office:value="106.430770843458" calcext:value-type="float">
            <text:p>106.4307708435</text:p>
          </table:table-cell>
          <table:table-cell office:value-type="float" office:value="1259.3950437986" calcext:value-type="float">
            <text:p>1259.3950437986</text:p>
          </table:table-cell>
          <table:table-cell table:number-columns-repeated="7"/>
        </table:table-row>
        <table:table-row table:style-name="ro1">
          <table:table-cell office:value-type="float" office:value="106.847006605071" calcext:value-type="float">
            <text:p>106.8470066051</text:p>
          </table:table-cell>
          <table:table-cell office:value-type="float" office:value="1259.37447736447" calcext:value-type="float">
            <text:p>1259.3744773645</text:p>
          </table:table-cell>
          <table:table-cell table:number-columns-repeated="7"/>
        </table:table-row>
        <table:table-row table:style-name="ro1">
          <table:table-cell office:value-type="float" office:value="107.304327126325" calcext:value-type="float">
            <text:p>107.3043271263</text:p>
          </table:table-cell>
          <table:table-cell office:value-type="float" office:value="1259.29879048144" calcext:value-type="float">
            <text:p>1259.2987904814</text:p>
          </table:table-cell>
          <table:table-cell table:number-columns-repeated="7"/>
        </table:table-row>
        <table:table-row table:style-name="ro1">
          <table:table-cell office:value-type="float" office:value="107.80879409307" calcext:value-type="float">
            <text:p>107.8087940931</text:p>
          </table:table-cell>
          <table:table-cell office:value-type="float" office:value="1259.23000718507" calcext:value-type="float">
            <text:p>1259.2300071851</text:p>
          </table:table-cell>
          <table:table-cell table:number-columns-repeated="7"/>
        </table:table-row>
        <table:table-row table:style-name="ro1">
          <table:table-cell office:value-type="float" office:value="108.218968168834" calcext:value-type="float">
            <text:p>108.2189681688</text:p>
          </table:table-cell>
          <table:table-cell office:value-type="float" office:value="1259.14741671538" calcext:value-type="float">
            <text:p>1259.1474167154</text:p>
          </table:table-cell>
          <table:table-cell table:number-columns-repeated="7"/>
        </table:table-row>
        <table:table-row table:style-name="ro1">
          <table:table-cell office:value-type="float" office:value="108.491744032027" calcext:value-type="float">
            <text:p>108.491744032</text:p>
          </table:table-cell>
          <table:table-cell office:value-type="float" office:value="1259.08546484275" calcext:value-type="float">
            <text:p>1259.0854648428</text:p>
          </table:table-cell>
          <table:table-cell table:number-columns-repeated="7"/>
        </table:table-row>
        <table:table-row table:style-name="ro1">
          <table:table-cell office:value-type="float" office:value="108.901918107791" calcext:value-type="float">
            <text:p>108.9019181078</text:p>
          </table:table-cell>
          <table:table-cell office:value-type="float" office:value="1259.00287437306" calcext:value-type="float">
            <text:p>1259.0028743731</text:p>
          </table:table-cell>
          <table:table-cell table:number-columns-repeated="7"/>
        </table:table-row>
        <table:table-row table:style-name="ro1">
          <table:table-cell office:value-type="float" office:value="109.447469834177" calcext:value-type="float">
            <text:p>109.4474698342</text:p>
          </table:table-cell>
          <table:table-cell office:value-type="float" office:value="1258.8789706278" calcext:value-type="float">
            <text:p>1258.8789706278</text:p>
          </table:table-cell>
          <table:table-cell table:number-columns-repeated="7"/>
        </table:table-row>
        <table:table-row table:style-name="ro1">
          <table:table-cell office:value-type="float" office:value="109.993021560563" calcext:value-type="float">
            <text:p>109.9930215606</text:p>
          </table:table-cell>
          <table:table-cell office:value-type="float" office:value="1258.75506688253" calcext:value-type="float">
            <text:p>1258.7550668825</text:p>
          </table:table-cell>
          <table:table-cell table:number-columns-repeated="7"/>
        </table:table-row>
        <table:table-row table:style-name="ro1">
          <table:table-cell office:value-type="float" office:value="110.403195636327" calcext:value-type="float">
            <text:p>110.4031956363</text:p>
          </table:table-cell>
          <table:table-cell office:value-type="float" office:value="1258.67247641284" calcext:value-type="float">
            <text:p>1258.6724764128</text:p>
          </table:table-cell>
          <table:table-cell table:number-columns-repeated="7"/>
        </table:table-row>
        <table:table-row table:style-name="ro1">
          <table:table-cell office:value-type="float" office:value="110.948747362713" calcext:value-type="float">
            <text:p>110.9487473627</text:p>
          </table:table-cell>
          <table:table-cell office:value-type="float" office:value="1258.54857266758" calcext:value-type="float">
            <text:p>1258.5485726676</text:p>
          </table:table-cell>
          <table:table-cell table:number-columns-repeated="7"/>
        </table:table-row>
        <table:table-row table:style-name="ro1">
          <table:table-cell office:value-type="float" office:value="111.354880314578" calcext:value-type="float">
            <text:p>111.3548803146</text:p>
          </table:table-cell>
          <table:table-cell office:value-type="float" office:value="1258.42463284085" calcext:value-type="float">
            <text:p>1258.4246328409</text:p>
          </table:table-cell>
          <table:table-cell table:number-columns-repeated="7"/>
        </table:table-row>
        <table:table-row table:style-name="ro1">
          <table:table-cell office:value-type="float" office:value="111.765054390342" calcext:value-type="float">
            <text:p>111.7650543903</text:p>
          </table:table-cell>
          <table:table-cell office:value-type="float" office:value="1258.34204237116" calcext:value-type="float">
            <text:p>1258.3420423712</text:p>
          </table:table-cell>
          <table:table-cell table:number-columns-repeated="7"/>
        </table:table-row>
        <table:table-row table:style-name="ro1">
          <table:table-cell office:value-type="float" office:value="112.724821316392" calcext:value-type="float">
            <text:p>112.7248213164</text:p>
          </table:table-cell>
          <table:table-cell office:value-type="float" office:value="1258.17689751325" calcext:value-type="float">
            <text:p>1258.1768975133</text:p>
          </table:table-cell>
          <table:table-cell table:number-columns-repeated="7"/>
        </table:table-row>
        <table:table-row table:style-name="ro1">
          <table:table-cell office:value-type="float" office:value="113.270373042777" calcext:value-type="float">
            <text:p>113.2703730428</text:p>
          </table:table-cell>
          <table:table-cell office:value-type="float" office:value="1258.05299376798" calcext:value-type="float">
            <text:p>1258.052993768</text:p>
          </table:table-cell>
          <table:table-cell table:number-columns-repeated="7"/>
        </table:table-row>
        <table:table-row table:style-name="ro1">
          <table:table-cell office:value-type="float" office:value="113.815924769163" calcext:value-type="float">
            <text:p>113.8159247692</text:p>
          </table:table-cell>
          <table:table-cell office:value-type="float" office:value="1257.92909002272" calcext:value-type="float">
            <text:p>1257.9290900227</text:p>
          </table:table-cell>
          <table:table-cell table:number-columns-repeated="7"/>
        </table:table-row>
        <table:table-row table:style-name="ro1">
          <table:table-cell office:value-type="float" office:value="114.226098844928" calcext:value-type="float">
            <text:p>114.2260988449</text:p>
          </table:table-cell>
          <table:table-cell office:value-type="float" office:value="1257.84649955303" calcext:value-type="float">
            <text:p>1257.846499553</text:p>
          </table:table-cell>
          <table:table-cell table:number-columns-repeated="7"/>
        </table:table-row>
        <table:table-row table:style-name="ro1">
          <table:table-cell office:value-type="float" office:value="114.498874708121" calcext:value-type="float">
            <text:p>114.4988747081</text:p>
          </table:table-cell>
          <table:table-cell office:value-type="float" office:value="1257.78454768039" calcext:value-type="float">
            <text:p>1257.7845476804</text:p>
          </table:table-cell>
          <table:table-cell table:number-columns-repeated="7"/>
        </table:table-row>
        <table:table-row table:style-name="ro1">
          <table:table-cell office:value-type="float" office:value="114.771650571313" calcext:value-type="float">
            <text:p>114.7716505713</text:p>
          </table:table-cell>
          <table:table-cell office:value-type="float" office:value="1257.72259580776" calcext:value-type="float">
            <text:p>1257.7225958078</text:p>
          </table:table-cell>
          <table:table-cell table:number-columns-repeated="7"/>
        </table:table-row>
        <table:table-row table:style-name="ro1">
          <table:table-cell office:value-type="float" office:value="115.044426434506" calcext:value-type="float">
            <text:p>115.0444264345</text:p>
          </table:table-cell>
          <table:table-cell office:value-type="float" office:value="1257.66064393513" calcext:value-type="float">
            <text:p>1257.6606439351</text:p>
          </table:table-cell>
          <table:table-cell table:number-columns-repeated="7"/>
        </table:table-row>
        <table:table-row table:style-name="ro1">
          <table:table-cell office:value-type="float" office:value="115.452579948321" calcext:value-type="float">
            <text:p>115.4525799483</text:p>
          </table:table-cell>
          <table:table-cell office:value-type="float" office:value="1257.55737878692" calcext:value-type="float">
            <text:p>1257.5573787869</text:p>
          </table:table-cell>
          <table:table-cell table:number-columns-repeated="7"/>
        </table:table-row>
        <table:table-row table:style-name="ro1">
          <table:table-cell office:value-type="float" office:value="116.273938380824" calcext:value-type="float">
            <text:p>116.2739383808</text:p>
          </table:table-cell>
          <table:table-cell office:value-type="float" office:value="1257.4025351868" calcext:value-type="float">
            <text:p>1257.4025351868</text:p>
          </table:table-cell>
          <table:table-cell table:number-columns-repeated="7"/>
        </table:table-row>
        <table:table-row table:style-name="ro1">
          <table:table-cell office:value-type="float" office:value="116.822520950135" calcext:value-type="float">
            <text:p>116.8225209501</text:p>
          </table:table-cell>
          <table:table-cell office:value-type="float" office:value="1257.30964345932" calcext:value-type="float">
            <text:p>1257.3096434593</text:p>
          </table:table-cell>
          <table:table-cell table:number-columns-repeated="7"/>
        </table:table-row>
        <table:table-row table:style-name="ro1">
          <table:table-cell office:value-type="float" office:value="117.37211380042" calcext:value-type="float">
            <text:p>117.3721138004</text:p>
          </table:table-cell>
          <table:table-cell office:value-type="float" office:value="1257.22708907109" calcext:value-type="float">
            <text:p>1257.2270890711</text:p>
          </table:table-cell>
          <table:table-cell table:number-columns-repeated="7"/>
        </table:table-row>
        <table:table-row table:style-name="ro1">
          <table:table-cell office:value-type="float" office:value="118.055063739377" calcext:value-type="float">
            <text:p>118.0550637394</text:p>
          </table:table-cell>
          <table:table-cell office:value-type="float" office:value="1257.08254672877" calcext:value-type="float">
            <text:p>1257.0825467288</text:p>
          </table:table-cell>
          <table:table-cell table:number-columns-repeated="7"/>
        </table:table-row>
        <table:table-row table:style-name="ro1">
          <table:table-cell office:value-type="float" office:value="118.32581904062" calcext:value-type="float">
            <text:p>118.3258190406</text:p>
          </table:table-cell>
          <table:table-cell office:value-type="float" office:value="1256.99992017762" calcext:value-type="float">
            <text:p>1256.9999201776</text:p>
          </table:table-cell>
          <table:table-cell table:number-columns-repeated="7"/>
        </table:table-row>
        <table:table-row table:style-name="ro1">
          <table:table-cell office:value-type="float" office:value="119.008768979577" calcext:value-type="float">
            <text:p>119.0087689796</text:p>
          </table:table-cell>
          <table:table-cell office:value-type="float" office:value="1256.8553778353" calcext:value-type="float">
            <text:p>1256.8553778353</text:p>
          </table:table-cell>
          <table:table-cell table:number-columns-repeated="7"/>
        </table:table-row>
        <table:table-row table:style-name="ro1">
          <table:table-cell office:value-type="float" office:value="119.558361829862" calcext:value-type="float">
            <text:p>119.5583618299</text:p>
          </table:table-cell>
          <table:table-cell office:value-type="float" office:value="1256.77282344707" calcext:value-type="float">
            <text:p>1256.7728234471</text:p>
          </table:table-cell>
          <table:table-cell table:number-columns-repeated="7"/>
        </table:table-row>
        <table:table-row table:style-name="ro1">
          <table:table-cell office:value-type="float" office:value="119.966515343677" calcext:value-type="float">
            <text:p>119.9665153437</text:p>
          </table:table-cell>
          <table:table-cell office:value-type="float" office:value="1256.66955829886" calcext:value-type="float">
            <text:p>1256.6695582989</text:p>
          </table:table-cell>
          <table:table-cell table:number-columns-repeated="7"/>
        </table:table-row>
        <table:table-row table:style-name="ro1">
          <table:table-cell office:value-type="float" office:value="120.653506406533" calcext:value-type="float">
            <text:p>120.6535064065</text:p>
          </table:table-cell>
          <table:table-cell office:value-type="float" office:value="1256.56636531358" calcext:value-type="float">
            <text:p>1256.5663653136</text:p>
          </table:table-cell>
          <table:table-cell table:number-columns-repeated="7"/>
        </table:table-row>
        <table:table-row table:style-name="ro1">
          <table:table-cell office:value-type="float" office:value="121.199058132919" calcext:value-type="float">
            <text:p>121.1990581329</text:p>
          </table:table-cell>
          <table:table-cell office:value-type="float" office:value="1256.44246156831" calcext:value-type="float">
            <text:p>1256.4424615683</text:p>
          </table:table-cell>
          <table:table-cell table:number-columns-repeated="7"/>
        </table:table-row>
        <table:table-row table:style-name="ro1">
          <table:table-cell office:value-type="float" office:value="121.611252770633" calcext:value-type="float">
            <text:p>121.6112527706</text:p>
          </table:table-cell>
          <table:table-cell office:value-type="float" office:value="1256.38054577714" calcext:value-type="float">
            <text:p>1256.3805457771</text:p>
          </table:table-cell>
          <table:table-cell table:number-columns-repeated="7"/>
        </table:table-row>
        <table:table-row table:style-name="ro1">
          <table:table-cell office:value-type="float" office:value="122.019406284448" calcext:value-type="float">
            <text:p>122.0194062844</text:p>
          </table:table-cell>
          <table:table-cell office:value-type="float" office:value="1256.27728062894" calcext:value-type="float">
            <text:p>1256.2772806289</text:p>
          </table:table-cell>
          <table:table-cell table:number-columns-repeated="7"/>
        </table:table-row>
        <table:table-row table:style-name="ro1">
          <table:table-cell office:value-type="float" office:value="122.431600922162" calcext:value-type="float">
            <text:p>122.4316009222</text:p>
          </table:table-cell>
          <table:table-cell office:value-type="float" office:value="1256.21536483777" calcext:value-type="float">
            <text:p>1256.2153648378</text:p>
          </table:table-cell>
          <table:table-cell table:number-columns-repeated="7"/>
        </table:table-row>
        <table:table-row table:style-name="ro1">
          <table:table-cell office:value-type="float" office:value="122.839754435976" calcext:value-type="float">
            <text:p>122.839754436</text:p>
          </table:table-cell>
          <table:table-cell office:value-type="float" office:value="1256.11209968956" calcext:value-type="float">
            <text:p>1256.1120996896</text:p>
          </table:table-cell>
          <table:table-cell table:number-columns-repeated="7"/>
        </table:table-row>
        <table:table-row table:style-name="ro1">
          <table:table-cell office:value-type="float" office:value="123.25194907369" calcext:value-type="float">
            <text:p>123.2519490737</text:p>
          </table:table-cell>
          <table:table-cell office:value-type="float" office:value="1256.05018389839" calcext:value-type="float">
            <text:p>1256.0501838984</text:p>
          </table:table-cell>
          <table:table-cell table:number-columns-repeated="7"/>
        </table:table-row>
        <table:table-row table:style-name="ro1">
          <table:table-cell office:value-type="float" office:value="123.660102587505" calcext:value-type="float">
            <text:p>123.6601025875</text:p>
          </table:table-cell>
          <table:table-cell office:value-type="float" office:value="1255.94691875018" calcext:value-type="float">
            <text:p>1255.9469187502</text:p>
          </table:table-cell>
          <table:table-cell table:number-columns-repeated="7"/>
        </table:table-row>
        <table:table-row table:style-name="ro1">
          <table:table-cell office:value-type="float" office:value="124.20969543779" calcext:value-type="float">
            <text:p>124.2096954378</text:p>
          </table:table-cell>
          <table:table-cell office:value-type="float" office:value="1255.86436436195" calcext:value-type="float">
            <text:p>1255.864364362</text:p>
          </table:table-cell>
          <table:table-cell table:number-columns-repeated="7"/>
        </table:table-row>
        <table:table-row table:style-name="ro1">
          <table:table-cell office:value-type="float" office:value="124.759288288075" calcext:value-type="float">
            <text:p>124.7592882881</text:p>
          </table:table-cell>
          <table:table-cell office:value-type="float" office:value="1255.78180997373" calcext:value-type="float">
            <text:p>1255.7818099737</text:p>
          </table:table-cell>
          <table:table-cell table:number-columns-repeated="7"/>
        </table:table-row>
        <table:table-row table:style-name="ro1">
          <table:table-cell office:value-type="float" office:value="125.305850295435" calcext:value-type="float">
            <text:p>125.3058502954</text:p>
          </table:table-cell>
          <table:table-cell office:value-type="float" office:value="1255.66824356772" calcext:value-type="float">
            <text:p>1255.6682435677</text:p>
          </table:table-cell>
          <table:table-cell table:number-columns-repeated="7"/>
        </table:table-row>
        <table:table-row table:style-name="ro1">
          <table:table-cell office:value-type="float" office:value="125.854432864746" calcext:value-type="float">
            <text:p>125.8544328647</text:p>
          </table:table-cell>
          <table:table-cell office:value-type="float" office:value="1255.57535184024" calcext:value-type="float">
            <text:p>1255.5753518402</text:p>
          </table:table-cell>
          <table:table-cell table:number-columns-repeated="7"/>
        </table:table-row>
        <table:table-row table:style-name="ro1">
          <table:table-cell office:value-type="float" office:value="126.399984591132" calcext:value-type="float">
            <text:p>126.3999845911</text:p>
          </table:table-cell>
          <table:table-cell office:value-type="float" office:value="1255.45144809497" calcext:value-type="float">
            <text:p>1255.451448095</text:p>
          </table:table-cell>
          <table:table-cell table:number-columns-repeated="7"/>
        </table:table-row>
        <table:table-row table:style-name="ro1">
          <table:table-cell office:value-type="float" office:value="126.949577441417" calcext:value-type="float">
            <text:p>126.9495774414</text:p>
          </table:table-cell>
          <table:table-cell office:value-type="float" office:value="1255.36889370675" calcext:value-type="float">
            <text:p>1255.3688937068</text:p>
          </table:table-cell>
          <table:table-cell table:number-columns-repeated="7"/>
        </table:table-row>
        <table:table-row table:style-name="ro1">
          <table:table-cell office:value-type="float" office:value="127.499170291702" calcext:value-type="float">
            <text:p>127.4991702917</text:p>
          </table:table-cell>
          <table:table-cell office:value-type="float" office:value="1255.28633931852" calcext:value-type="float">
            <text:p>1255.2863393185</text:p>
          </table:table-cell>
          <table:table-cell table:number-columns-repeated="7"/>
        </table:table-row>
        <table:table-row table:style-name="ro1">
          <table:table-cell office:value-type="float" office:value="128.044722018088" calcext:value-type="float">
            <text:p>128.0447220181</text:p>
          </table:table-cell>
          <table:table-cell office:value-type="float" office:value="1255.16243557326" calcext:value-type="float">
            <text:p>1255.1624355733</text:p>
          </table:table-cell>
          <table:table-cell table:number-columns-repeated="7"/>
        </table:table-row>
        <table:table-row table:style-name="ro1">
          <table:table-cell office:value-type="float" office:value="128.594314868373" calcext:value-type="float">
            <text:p>128.5943148684</text:p>
          </table:table-cell>
          <table:table-cell office:value-type="float" office:value="1255.07988118503" calcext:value-type="float">
            <text:p>1255.079881185</text:p>
          </table:table-cell>
          <table:table-cell table:number-columns-repeated="7"/>
        </table:table-row>
        <table:table-row table:style-name="ro1">
          <table:table-cell office:value-type="float" office:value="129.143907718658" calcext:value-type="float">
            <text:p>129.1439077187</text:p>
          </table:table-cell>
          <table:table-cell office:value-type="float" office:value="1254.99732679681" calcext:value-type="float">
            <text:p>1254.9973267968</text:p>
          </table:table-cell>
          <table:table-cell table:number-columns-repeated="7"/>
        </table:table-row>
        <table:table-row table:style-name="ro1">
          <table:table-cell office:value-type="float" office:value="129.556102356372" calcext:value-type="float">
            <text:p>129.5561023564</text:p>
          </table:table-cell>
          <table:table-cell office:value-type="float" office:value="1254.93541100564" calcext:value-type="float">
            <text:p>1254.9354110056</text:p>
          </table:table-cell>
          <table:table-cell table:number-columns-repeated="7"/>
        </table:table-row>
        <table:table-row table:style-name="ro1">
          <table:table-cell office:value-type="float" office:value="129.964255870186" calcext:value-type="float">
            <text:p>129.9642558702</text:p>
          </table:table-cell>
          <table:table-cell office:value-type="float" office:value="1254.83214585743" calcext:value-type="float">
            <text:p>1254.8321458574</text:p>
          </table:table-cell>
          <table:table-cell table:number-columns-repeated="7"/>
        </table:table-row>
        <table:table-row table:style-name="ro1">
          <table:table-cell office:value-type="float" office:value="130.3764505079" calcext:value-type="float">
            <text:p>130.3764505079</text:p>
          </table:table-cell>
          <table:table-cell office:value-type="float" office:value="1254.77023006626" calcext:value-type="float">
            <text:p>1254.7702300663</text:p>
          </table:table-cell>
          <table:table-cell table:number-columns-repeated="7"/>
        </table:table-row>
        <table:table-row table:style-name="ro1">
          <table:table-cell office:value-type="float" office:value="130.784604021715" calcext:value-type="float">
            <text:p>130.7846040217</text:p>
          </table:table-cell>
          <table:table-cell office:value-type="float" office:value="1254.66696491805" calcext:value-type="float">
            <text:p>1254.6669649181</text:p>
          </table:table-cell>
          <table:table-cell table:number-columns-repeated="7"/>
        </table:table-row>
        <table:table-row table:style-name="ro1">
          <table:table-cell office:value-type="float" office:value="131.334196872" calcext:value-type="float">
            <text:p>131.334196872</text:p>
          </table:table-cell>
          <table:table-cell office:value-type="float" office:value="1254.58441052982" calcext:value-type="float">
            <text:p>1254.5844105298</text:p>
          </table:table-cell>
          <table:table-cell table:number-columns-repeated="7"/>
        </table:table-row>
        <table:table-row table:style-name="ro1">
          <table:table-cell office:value-type="float" office:value="131.883789722285" calcext:value-type="float">
            <text:p>131.8837897223</text:p>
          </table:table-cell>
          <table:table-cell office:value-type="float" office:value="1254.5018561416" calcext:value-type="float">
            <text:p>1254.5018561416</text:p>
          </table:table-cell>
          <table:table-cell table:number-columns-repeated="7"/>
        </table:table-row>
        <table:table-row table:style-name="ro1">
          <table:table-cell office:value-type="float" office:value="132.43338257257" calcext:value-type="float">
            <text:p>132.4333825726</text:p>
          </table:table-cell>
          <table:table-cell office:value-type="float" office:value="1254.41930175337" calcext:value-type="float">
            <text:p>1254.4193017534</text:p>
          </table:table-cell>
          <table:table-cell table:number-columns-repeated="7"/>
        </table:table-row>
        <table:table-row table:style-name="ro1">
          <table:table-cell office:value-type="float" office:value="132.843556648334" calcext:value-type="float">
            <text:p>132.8435566483</text:p>
          </table:table-cell>
          <table:table-cell office:value-type="float" office:value="1254.33671128368" calcext:value-type="float">
            <text:p>1254.3367112837</text:p>
          </table:table-cell>
          <table:table-cell table:number-columns-repeated="7"/>
        </table:table-row>
        <table:table-row table:style-name="ro1">
          <table:table-cell office:value-type="float" office:value="133.253730724098" calcext:value-type="float">
            <text:p>133.2537307241</text:p>
          </table:table-cell>
          <table:table-cell office:value-type="float" office:value="1254.25412081399" calcext:value-type="float">
            <text:p>1254.254120814</text:p>
          </table:table-cell>
          <table:table-cell table:number-columns-repeated="7"/>
        </table:table-row>
        <table:table-row table:style-name="ro1">
          <table:table-cell office:value-type="float" office:value="133.799282450484" calcext:value-type="float">
            <text:p>133.7992824505</text:p>
          </table:table-cell>
          <table:table-cell office:value-type="float" office:value="1254.13021706873" calcext:value-type="float">
            <text:p>1254.1302170687</text:p>
          </table:table-cell>
          <table:table-cell table:number-columns-repeated="7"/>
        </table:table-row>
        <table:table-row table:style-name="ro1">
          <table:table-cell office:value-type="float" office:value="134.902509274954" calcext:value-type="float">
            <text:p>134.902509275</text:p>
          </table:table-cell>
          <table:table-cell office:value-type="float" office:value="1254.00645764932" calcext:value-type="float">
            <text:p>1254.0064576493</text:p>
          </table:table-cell>
          <table:table-cell table:number-columns-repeated="7"/>
        </table:table-row>
        <table:table-row table:style-name="ro1">
          <table:table-cell office:value-type="float" office:value="135.452102125239" calcext:value-type="float">
            <text:p>135.4521021252</text:p>
          </table:table-cell>
          <table:table-cell office:value-type="float" office:value="1253.92390326109" calcext:value-type="float">
            <text:p>1253.9239032611</text:p>
          </table:table-cell>
          <table:table-cell table:number-columns-repeated="7"/>
        </table:table-row>
        <table:table-row table:style-name="ro1">
          <table:table-cell office:value-type="float" office:value="136.001694975524" calcext:value-type="float">
            <text:p>136.0016949755</text:p>
          </table:table-cell>
          <table:table-cell office:value-type="float" office:value="1253.84134887287" calcext:value-type="float">
            <text:p>1253.8413488729</text:p>
          </table:table-cell>
          <table:table-cell table:number-columns-repeated="7"/>
        </table:table-row>
        <table:table-row table:style-name="ro1">
          <table:table-cell office:value-type="float" office:value="136.551287825809" calcext:value-type="float">
            <text:p>136.5512878258</text:p>
          </table:table-cell>
          <table:table-cell office:value-type="float" office:value="1253.75879448464" calcext:value-type="float">
            <text:p>1253.7587944846</text:p>
          </table:table-cell>
          <table:table-cell table:number-columns-repeated="7"/>
        </table:table-row>
        <table:table-row table:style-name="ro1">
          <table:table-cell office:value-type="float" office:value="137.783830615051" calcext:value-type="float">
            <text:p>137.7838306151</text:p>
          </table:table-cell>
          <table:table-cell office:value-type="float" office:value="1253.53169775409" calcext:value-type="float">
            <text:p>1253.5316977541</text:p>
          </table:table-cell>
          <table:table-cell table:number-columns-repeated="7"/>
        </table:table-row>
        <table:table-row table:style-name="ro1">
          <table:table-cell office:value-type="float" office:value="138.470821677907" calcext:value-type="float">
            <text:p>138.4708216779</text:p>
          </table:table-cell>
          <table:table-cell office:value-type="float" office:value="1253.42850476881" calcext:value-type="float">
            <text:p>1253.4285047688</text:p>
          </table:table-cell>
          <table:table-cell table:number-columns-repeated="7"/>
        </table:table-row>
        <table:table-row table:style-name="ro1">
          <table:table-cell office:value-type="float" office:value="139.020414528192" calcext:value-type="float">
            <text:p>139.0204145282</text:p>
          </table:table-cell>
          <table:table-cell office:value-type="float" office:value="1253.34595038059" calcext:value-type="float">
            <text:p>1253.3459503806</text:p>
          </table:table-cell>
          <table:table-cell table:number-columns-repeated="7"/>
        </table:table-row>
        <table:table-row table:style-name="ro1">
          <table:table-cell office:value-type="float" office:value="139.570007378477" calcext:value-type="float">
            <text:p>139.5700073785</text:p>
          </table:table-cell>
          <table:table-cell office:value-type="float" office:value="1253.26339599236" calcext:value-type="float">
            <text:p>1253.2633959924</text:p>
          </table:table-cell>
          <table:table-cell table:number-columns-repeated="7"/>
        </table:table-row>
        <table:table-row table:style-name="ro1">
          <table:table-cell office:value-type="float" office:value="140.119600228762" calcext:value-type="float">
            <text:p>140.1196002288</text:p>
          </table:table-cell>
          <table:table-cell office:value-type="float" office:value="1253.18084160414" calcext:value-type="float">
            <text:p>1253.1808416041</text:p>
          </table:table-cell>
          <table:table-cell table:number-columns-repeated="7"/>
        </table:table-row>
        <table:table-row table:style-name="ro1">
          <table:table-cell office:value-type="float" office:value="140.669193079048" calcext:value-type="float">
            <text:p>140.669193079</text:p>
          </table:table-cell>
          <table:table-cell office:value-type="float" office:value="1253.09828721591" calcext:value-type="float">
            <text:p>1253.0982872159</text:p>
          </table:table-cell>
          <table:table-cell table:number-columns-repeated="7"/>
        </table:table-row>
        <table:table-row table:style-name="ro1">
          <table:table-cell office:value-type="float" office:value="141.222827053232" calcext:value-type="float">
            <text:p>141.2228270532</text:p>
          </table:table-cell>
          <table:table-cell office:value-type="float" office:value="1253.05708218472" calcext:value-type="float">
            <text:p>1253.0570821847</text:p>
          </table:table-cell>
          <table:table-cell table:number-columns-repeated="7"/>
        </table:table-row>
        <table:table-row table:style-name="ro1">
          <table:table-cell office:value-type="float" office:value="141.772419903517" calcext:value-type="float">
            <text:p>141.7724199035</text:p>
          </table:table-cell>
          <table:table-cell office:value-type="float" office:value="1252.9745277965" calcext:value-type="float">
            <text:p>1252.9745277965</text:p>
          </table:table-cell>
          <table:table-cell table:number-columns-repeated="7"/>
        </table:table-row>
        <table:table-row table:style-name="ro1">
          <table:table-cell office:value-type="float" office:value="142.322012753802" calcext:value-type="float">
            <text:p>142.3220127538</text:p>
          </table:table-cell>
          <table:table-cell office:value-type="float" office:value="1252.89197340827" calcext:value-type="float">
            <text:p>1252.8919734083</text:p>
          </table:table-cell>
          <table:table-cell table:number-columns-repeated="7"/>
        </table:table-row>
        <table:table-row table:style-name="ro1">
          <table:table-cell office:value-type="float" office:value="142.734207391516" calcext:value-type="float">
            <text:p>142.7342073915</text:p>
          </table:table-cell>
          <table:table-cell office:value-type="float" office:value="1252.8300576171" calcext:value-type="float">
            <text:p>1252.8300576171</text:p>
          </table:table-cell>
          <table:table-cell table:number-columns-repeated="7"/>
        </table:table-row>
        <table:table-row table:style-name="ro1">
          <table:table-cell office:value-type="float" office:value="143.2878413657" calcext:value-type="float">
            <text:p>143.2878413657</text:p>
          </table:table-cell>
          <table:table-cell office:value-type="float" office:value="1252.78885258592" calcext:value-type="float">
            <text:p>1252.7888525859</text:p>
          </table:table-cell>
          <table:table-cell table:number-columns-repeated="7"/>
        </table:table-row>
        <table:table-row table:style-name="ro1">
          <table:table-cell office:value-type="float" office:value="143.978873552455" calcext:value-type="float">
            <text:p>143.9788735525</text:p>
          </table:table-cell>
          <table:table-cell office:value-type="float" office:value="1252.72700895767" calcext:value-type="float">
            <text:p>1252.7270089577</text:p>
          </table:table-cell>
          <table:table-cell table:number-columns-repeated="7"/>
        </table:table-row>
        <table:table-row table:style-name="ro1">
          <table:table-cell office:value-type="float" office:value="144.391068190169" calcext:value-type="float">
            <text:p>144.3910681902</text:p>
          </table:table-cell>
          <table:table-cell office:value-type="float" office:value="1252.66509316651" calcext:value-type="float">
            <text:p>1252.6650931665</text:p>
          </table:table-cell>
          <table:table-cell table:number-columns-repeated="7"/>
        </table:table-row>
        <table:table-row table:style-name="ro1">
          <table:table-cell office:value-type="float" office:value="144.799221703984" calcext:value-type="float">
            <text:p>144.799221704</text:p>
          </table:table-cell>
          <table:table-cell office:value-type="float" office:value="1252.5618280183" calcext:value-type="float">
            <text:p>1252.5618280183</text:p>
          </table:table-cell>
          <table:table-cell table:number-columns-repeated="7"/>
        </table:table-row>
        <table:table-row table:style-name="ro1">
          <table:table-cell office:value-type="float" office:value="145.348814554269" calcext:value-type="float">
            <text:p>145.3488145543</text:p>
          </table:table-cell>
          <table:table-cell office:value-type="float" office:value="1252.47927363007" calcext:value-type="float">
            <text:p>1252.4792736301</text:p>
          </table:table-cell>
          <table:table-cell table:number-columns-repeated="7"/>
        </table:table-row>
        <table:table-row table:style-name="ro1">
          <table:table-cell office:value-type="float" office:value="145.902448528453" calcext:value-type="float">
            <text:p>145.9024485285</text:p>
          </table:table-cell>
          <table:table-cell office:value-type="float" office:value="1252.43806859889" calcext:value-type="float">
            <text:p>1252.4380685989</text:p>
          </table:table-cell>
          <table:table-cell table:number-columns-repeated="7"/>
        </table:table-row>
        <table:table-row table:style-name="ro1">
          <table:table-cell office:value-type="float" office:value="146.452041378738" calcext:value-type="float">
            <text:p>146.4520413787</text:p>
          </table:table-cell>
          <table:table-cell office:value-type="float" office:value="1252.35551421066" calcext:value-type="float">
            <text:p>1252.3555142107</text:p>
          </table:table-cell>
          <table:table-cell table:number-columns-repeated="7"/>
        </table:table-row>
        <table:table-row table:style-name="ro1">
          <table:table-cell office:value-type="float" office:value="147.001634229023" calcext:value-type="float">
            <text:p>147.001634229</text:p>
          </table:table-cell>
          <table:table-cell office:value-type="float" office:value="1252.27295982243" calcext:value-type="float">
            <text:p>1252.2729598224</text:p>
          </table:table-cell>
          <table:table-cell table:number-columns-repeated="7"/>
        </table:table-row>
        <table:table-row table:style-name="ro1">
          <table:table-cell office:value-type="float" office:value="147.554257922233" calcext:value-type="float">
            <text:p>147.5542579222</text:p>
          </table:table-cell>
          <table:table-cell office:value-type="float" office:value="1252.22141745199" calcext:value-type="float">
            <text:p>1252.221417452</text:p>
          </table:table-cell>
          <table:table-cell table:number-columns-repeated="7"/>
        </table:table-row>
        <table:table-row table:style-name="ro1">
          <table:table-cell office:value-type="float" office:value="148.104861053493" calcext:value-type="float">
            <text:p>148.1048610535</text:p>
          </table:table-cell>
          <table:table-cell office:value-type="float" office:value="1252.14920040302" calcext:value-type="float">
            <text:p>1252.149200403</text:p>
          </table:table-cell>
          <table:table-cell table:number-columns-repeated="7"/>
        </table:table-row>
        <table:table-row table:style-name="ro1">
          <table:table-cell office:value-type="float" office:value="148.517055691206" calcext:value-type="float">
            <text:p>148.5170556912</text:p>
          </table:table-cell>
          <table:table-cell office:value-type="float" office:value="1252.08728461185" calcext:value-type="float">
            <text:p>1252.0872846119</text:p>
          </table:table-cell>
          <table:table-cell table:number-columns-repeated="7"/>
        </table:table-row>
        <table:table-row table:style-name="ro1">
          <table:table-cell office:value-type="float" office:value="149.206067316012" calcext:value-type="float">
            <text:p>149.206067316</text:p>
          </table:table-cell>
          <table:table-cell office:value-type="float" office:value="1252.00476630509" calcext:value-type="float">
            <text:p>1252.0047663051</text:p>
          </table:table-cell>
          <table:table-cell table:number-columns-repeated="7"/>
        </table:table-row>
        <table:table-row table:style-name="ro1">
          <table:table-cell office:value-type="float" office:value="150.038538839238" calcext:value-type="float">
            <text:p>150.0385388392</text:p>
          </table:table-cell>
          <table:table-cell office:value-type="float" office:value="1251.96363343683" calcext:value-type="float">
            <text:p>1251.9636334368</text:p>
          </table:table-cell>
          <table:table-cell table:number-columns-repeated="7"/>
        </table:table-row>
        <table:table-row table:style-name="ro1">
          <table:table-cell office:value-type="float" office:value="150.590152251473" calcext:value-type="float">
            <text:p>150.5901522515</text:p>
          </table:table-cell>
          <table:table-cell office:value-type="float" office:value="1251.90175372713" calcext:value-type="float">
            <text:p>1251.9017537271</text:p>
          </table:table-cell>
          <table:table-cell table:number-columns-repeated="7"/>
        </table:table-row>
        <table:table-row table:style-name="ro1">
          <table:table-cell office:value-type="float" office:value="151.002346889187" calcext:value-type="float">
            <text:p>151.0023468892</text:p>
          </table:table-cell>
          <table:table-cell office:value-type="float" office:value="1251.83983793596" calcext:value-type="float">
            <text:p>1251.839837936</text:p>
          </table:table-cell>
          <table:table-cell table:number-columns-repeated="7"/>
        </table:table-row>
        <table:table-row table:style-name="ro1">
          <table:table-cell office:value-type="float" office:value="151.693379075942" calcext:value-type="float">
            <text:p>151.6933790759</text:p>
          </table:table-cell>
          <table:table-cell office:value-type="float" office:value="1251.77799430771" calcext:value-type="float">
            <text:p>1251.7779943077</text:p>
          </table:table-cell>
          <table:table-cell table:number-columns-repeated="7"/>
        </table:table-row>
        <table:table-row table:style-name="ro1">
          <table:table-cell office:value-type="float" office:value="152.247013050126" calcext:value-type="float">
            <text:p>152.2470130501</text:p>
          </table:table-cell>
          <table:table-cell office:value-type="float" office:value="1251.73678927653" calcext:value-type="float">
            <text:p>1251.7367892765</text:p>
          </table:table-cell>
          <table:table-cell table:number-columns-repeated="7"/>
        </table:table-row>
        <table:table-row table:style-name="ro1">
          <table:table-cell office:value-type="float" office:value="152.795595619437" calcext:value-type="float">
            <text:p>152.7955956194</text:p>
          </table:table-cell>
          <table:table-cell office:value-type="float" office:value="1251.64389754904" calcext:value-type="float">
            <text:p>1251.643897549</text:p>
          </table:table-cell>
          <table:table-cell table:number-columns-repeated="7"/>
        </table:table-row>
        <table:table-row table:style-name="ro1">
          <table:table-cell office:value-type="float" office:value="153.344178188747" calcext:value-type="float">
            <text:p>153.3441781887</text:p>
          </table:table-cell>
          <table:table-cell office:value-type="float" office:value="1251.55100582156" calcext:value-type="float">
            <text:p>1251.5510058216</text:p>
          </table:table-cell>
          <table:table-cell table:number-columns-repeated="7"/>
        </table:table-row>
        <table:table-row table:style-name="ro1">
          <table:table-cell office:value-type="float" office:value="153.897812162931" calcext:value-type="float">
            <text:p>153.8978121629</text:p>
          </table:table-cell>
          <table:table-cell office:value-type="float" office:value="1251.50980079037" calcext:value-type="float">
            <text:p>1251.5098007904</text:p>
          </table:table-cell>
          <table:table-cell table:number-columns-repeated="7"/>
        </table:table-row>
        <table:table-row table:style-name="ro1">
          <table:table-cell office:value-type="float" office:value="154.451446137115" calcext:value-type="float">
            <text:p>154.4514461371</text:p>
          </table:table-cell>
          <table:table-cell office:value-type="float" office:value="1251.46859575919" calcext:value-type="float">
            <text:p>1251.4685957592</text:p>
          </table:table-cell>
          <table:table-cell table:number-columns-repeated="7"/>
        </table:table-row>
        <table:table-row table:style-name="ro1">
          <table:table-cell office:value-type="float" office:value="154.869702460678" calcext:value-type="float">
            <text:p>154.8697024607</text:p>
          </table:table-cell>
          <table:table-cell office:value-type="float" office:value="1251.46870400358" calcext:value-type="float">
            <text:p>1251.4687040036</text:p>
          </table:table-cell>
          <table:table-cell table:number-columns-repeated="7"/>
        </table:table-row>
        <table:table-row table:style-name="ro1">
          <table:table-cell office:value-type="float" office:value="157.496432995128" calcext:value-type="float">
            <text:p>157.4964329951</text:p>
          </table:table-cell>
          <table:table-cell office:value-type="float" office:value="1251.24196808766" calcext:value-type="float">
            <text:p>1251.2419680877</text:p>
          </table:table-cell>
          <table:table-cell table:number-columns-repeated="7"/>
        </table:table-row>
        <table:table-row table:style-name="ro1">
          <table:table-cell office:value-type="float" office:value="157.912668756741" calcext:value-type="float">
            <text:p>157.9126687567</text:p>
          </table:table-cell>
          <table:table-cell office:value-type="float" office:value="1251.22140165353" calcext:value-type="float">
            <text:p>1251.2214016535</text:p>
          </table:table-cell>
          <table:table-cell table:number-columns-repeated="7"/>
        </table:table-row>
        <table:table-row table:style-name="ro1">
          <table:table-cell office:value-type="float" office:value="159.154304074757" calcext:value-type="float">
            <text:p>159.1543040748</text:p>
          </table:table-cell>
          <table:table-cell office:value-type="float" office:value="1251.08734097632" calcext:value-type="float">
            <text:p>1251.0873409763</text:p>
          </table:table-cell>
          <table:table-cell table:number-columns-repeated="7"/>
        </table:table-row>
        <table:table-row table:style-name="ro1">
          <table:table-cell office:value-type="float" office:value="159.561447307597" calcext:value-type="float">
            <text:p>159.5614473076</text:p>
          </table:table-cell>
          <table:table-cell office:value-type="float" office:value="1250.97373848886" calcext:value-type="float">
            <text:p>1250.9737384889</text:p>
          </table:table-cell>
          <table:table-cell table:number-columns-repeated="7"/>
        </table:table-row>
        <table:table-row table:style-name="ro1">
          <table:table-cell office:value-type="float" office:value="159.83220260884" calcext:value-type="float">
            <text:p>159.8322026088</text:p>
          </table:table-cell>
          <table:table-cell office:value-type="float" office:value="1250.8911119377" calcext:value-type="float">
            <text:p>1250.8911119377</text:p>
          </table:table-cell>
          <table:table-cell table:number-columns-repeated="7"/>
        </table:table-row>
        <table:table-row table:style-name="ro1">
          <table:table-cell office:value-type="float" office:value="160.100937348134" calcext:value-type="float">
            <text:p>160.1009373481</text:p>
          </table:table-cell>
          <table:table-cell office:value-type="float" office:value="1250.78781070803" calcext:value-type="float">
            <text:p>1250.787810708</text:p>
          </table:table-cell>
          <table:table-cell table:number-columns-repeated="7"/>
        </table:table-row>
        <table:table-row table:style-name="ro1">
          <table:table-cell office:value-type="float" office:value="160.367651525478" calcext:value-type="float">
            <text:p>160.3676515255</text:p>
          </table:table-cell>
          <table:table-cell office:value-type="float" office:value="1250.66383479984" calcext:value-type="float">
            <text:p>1250.6638347998</text:p>
          </table:table-cell>
          <table:table-cell table:number-columns-repeated="7"/>
        </table:table-row>
        <table:table-row table:style-name="ro1">
          <table:table-cell office:value-type="float" office:value="160.634365702822" calcext:value-type="float">
            <text:p>160.6343657028</text:p>
          </table:table-cell>
          <table:table-cell office:value-type="float" office:value="1250.53985889165" calcext:value-type="float">
            <text:p>1250.5398588917</text:p>
          </table:table-cell>
          <table:table-cell table:number-columns-repeated="7"/>
        </table:table-row>
        <table:table-row table:style-name="ro1">
          <table:table-cell office:value-type="float" office:value="160.901079880166" calcext:value-type="float">
            <text:p>160.9010798802</text:p>
          </table:table-cell>
          <table:table-cell office:value-type="float" office:value="1250.41588298346" calcext:value-type="float">
            <text:p>1250.4158829835</text:p>
          </table:table-cell>
          <table:table-cell table:number-columns-repeated="7"/>
        </table:table-row>
        <table:table-row table:style-name="ro1">
          <table:table-cell office:value-type="float" office:value="161.16981461946" calcext:value-type="float">
            <text:p>161.1698146195</text:p>
          </table:table-cell>
          <table:table-cell office:value-type="float" office:value="1250.31258175378" calcext:value-type="float">
            <text:p>1250.3125817538</text:p>
          </table:table-cell>
          <table:table-cell table:number-columns-repeated="7"/>
        </table:table-row>
        <table:table-row table:style-name="ro1">
          <table:table-cell office:value-type="float" office:value="161.438549358754" calcext:value-type="float">
            <text:p>161.4385493588</text:p>
          </table:table-cell>
          <table:table-cell office:value-type="float" office:value="1250.20928052411" calcext:value-type="float">
            <text:p>1250.2092805241</text:p>
          </table:table-cell>
          <table:table-cell table:number-columns-repeated="7"/>
        </table:table-row>
        <table:table-row table:style-name="ro1">
          <table:table-cell office:value-type="float" office:value="161.707284098048" calcext:value-type="float">
            <text:p>161.707284098</text:p>
          </table:table-cell>
          <table:table-cell office:value-type="float" office:value="1250.10597929444" calcext:value-type="float">
            <text:p>1250.1059792944</text:p>
          </table:table-cell>
          <table:table-cell table:number-columns-repeated="7"/>
        </table:table-row>
        <table:table-row table:style-name="ro1">
          <table:table-cell office:value-type="float" office:value="161.978039399291" calcext:value-type="float">
            <text:p>161.9780393993</text:p>
          </table:table-cell>
          <table:table-cell office:value-type="float" office:value="1250.02335274329" calcext:value-type="float">
            <text:p>1250.0233527433</text:p>
          </table:table-cell>
          <table:table-cell table:number-columns-repeated="7"/>
        </table:table-row>
        <table:table-row table:style-name="ro1">
          <table:table-cell office:value-type="float" office:value="162.386192913106" calcext:value-type="float">
            <text:p>162.3861929131</text:p>
          </table:table-cell>
          <table:table-cell office:value-type="float" office:value="1249.92008759508" calcext:value-type="float">
            <text:p>1249.9200875951</text:p>
          </table:table-cell>
          <table:table-cell table:number-columns-repeated="7"/>
        </table:table-row>
        <table:table-row table:style-name="ro1">
          <table:table-cell office:value-type="float" office:value="162.935785763391" calcext:value-type="float">
            <text:p>162.9357857634</text:p>
          </table:table-cell>
          <table:table-cell office:value-type="float" office:value="1249.83753320685" calcext:value-type="float">
            <text:p>1249.8375332069</text:p>
          </table:table-cell>
          <table:table-cell table:number-columns-repeated="7"/>
        </table:table-row>
        <table:table-row table:style-name="ro1">
          <table:table-cell office:value-type="float" office:value="163.485378613676" calcext:value-type="float">
            <text:p>163.4853786137</text:p>
          </table:table-cell>
          <table:table-cell office:value-type="float" office:value="1249.75497881863" calcext:value-type="float">
            <text:p>1249.7549788186</text:p>
          </table:table-cell>
          <table:table-cell table:number-columns-repeated="7"/>
        </table:table-row>
        <table:table-row table:style-name="ro1">
          <table:table-cell office:value-type="float" office:value="164.032950902011" calcext:value-type="float">
            <text:p>164.032950902</text:p>
          </table:table-cell>
          <table:table-cell office:value-type="float" office:value="1249.65174975188" calcext:value-type="float">
            <text:p>1249.6517497519</text:p>
          </table:table-cell>
          <table:table-cell table:number-columns-repeated="7"/>
        </table:table-row>
        <table:table-row table:style-name="ro1">
          <table:table-cell office:value-type="float" office:value="164.447166101675" calcext:value-type="float">
            <text:p>164.4471661017</text:p>
          </table:table-cell>
          <table:table-cell office:value-type="float" office:value="1249.61050863923" calcext:value-type="float">
            <text:p>1249.6105086392</text:p>
          </table:table-cell>
          <table:table-cell table:number-columns-repeated="7"/>
        </table:table-row>
        <table:table-row table:style-name="ro1">
          <table:table-cell office:value-type="float" office:value="167.075917198075" calcext:value-type="float">
            <text:p>167.0759171981</text:p>
          </table:table-cell>
          <table:table-cell office:value-type="float" office:value="1249.40444740184" calcext:value-type="float">
            <text:p>1249.4044474018</text:p>
          </table:table-cell>
          <table:table-cell table:number-columns-repeated="7"/>
        </table:table-row>
        <table:table-row table:style-name="ro1">
          <table:table-cell office:value-type="float" office:value="167.490132397738" calcext:value-type="float">
            <text:p>167.4901323977</text:p>
          </table:table-cell>
          <table:table-cell office:value-type="float" office:value="1249.36320628919" calcext:value-type="float">
            <text:p>1249.3632062892</text:p>
          </table:table-cell>
          <table:table-cell table:number-columns-repeated="7"/>
        </table:table-row>
        <table:table-row table:style-name="ro1">
          <table:table-cell office:value-type="float" office:value="168.460002133536" calcext:value-type="float">
            <text:p>168.4600021335</text:p>
          </table:table-cell>
          <table:table-cell office:value-type="float" office:value="1249.30143482387" calcext:value-type="float">
            <text:p>1249.3014348239</text:p>
          </table:table-cell>
          <table:table-cell table:number-columns-repeated="7"/>
        </table:table-row>
        <table:table-row table:style-name="ro1">
          <table:table-cell office:value-type="float" office:value="168.872196771249" calcext:value-type="float">
            <text:p>168.8721967712</text:p>
          </table:table-cell>
          <table:table-cell office:value-type="float" office:value="1249.2395190327" calcext:value-type="float">
            <text:p>1249.2395190327</text:p>
          </table:table-cell>
          <table:table-cell table:number-columns-repeated="7"/>
        </table:table-row>
        <table:table-row table:style-name="ro1">
          <table:table-cell office:value-type="float" office:value="171.502968429599" calcext:value-type="float">
            <text:p>171.5029684296</text:p>
          </table:table-cell>
          <table:table-cell office:value-type="float" office:value="1249.05413247383" calcext:value-type="float">
            <text:p>1249.0541324738</text:p>
          </table:table-cell>
          <table:table-cell table:number-columns-repeated="7"/>
        </table:table-row>
        <table:table-row table:style-name="ro1">
          <table:table-cell office:value-type="float" office:value="171.919204191212" calcext:value-type="float">
            <text:p>171.9192041912</text:p>
          </table:table-cell>
          <table:table-cell office:value-type="float" office:value="1249.0335660397" calcext:value-type="float">
            <text:p>1249.0335660397</text:p>
          </table:table-cell>
          <table:table-cell table:number-columns-repeated="7"/>
        </table:table-row>
        <table:table-row table:style-name="ro1">
          <table:table-cell office:value-type="float" office:value="172.757737400287" calcext:value-type="float">
            <text:p>172.7577374003</text:p>
          </table:table-cell>
          <table:table-cell office:value-type="float" office:value="1249.054457207" calcext:value-type="float">
            <text:p>1249.054457207</text:p>
          </table:table-cell>
          <table:table-cell table:number-columns-repeated="7"/>
        </table:table-row>
        <table:table-row table:style-name="ro1">
          <table:table-cell office:value-type="float" office:value="173.044657197127" calcext:value-type="float">
            <text:p>173.0446571971</text:p>
          </table:table-cell>
          <table:table-cell office:value-type="float" office:value="1249.13722808401" calcext:value-type="float">
            <text:p>1249.137228084</text:p>
          </table:table-cell>
          <table:table-cell table:number-columns-repeated="7"/>
        </table:table-row>
        <table:table-row table:style-name="ro1">
          <table:table-cell office:value-type="float" office:value="173.331576993967" calcext:value-type="float">
            <text:p>173.331576994</text:p>
          </table:table-cell>
          <table:table-cell office:value-type="float" office:value="1249.21999896101" calcext:value-type="float">
            <text:p>1249.219998961</text:p>
          </table:table-cell>
          <table:table-cell table:number-columns-repeated="7"/>
        </table:table-row>
        <table:table-row table:style-name="ro1">
          <table:table-cell office:value-type="float" office:value="173.616476228857" calcext:value-type="float">
            <text:p>173.6164762289</text:p>
          </table:table-cell>
          <table:table-cell office:value-type="float" office:value="1249.2820951595" calcext:value-type="float">
            <text:p>1249.2820951595</text:p>
          </table:table-cell>
          <table:table-cell table:number-columns-repeated="7"/>
        </table:table-row>
        <table:table-row table:style-name="ro1">
          <table:table-cell office:value-type="float" office:value="174.040794238269" calcext:value-type="float">
            <text:p>174.0407942383</text:p>
          </table:table-cell>
          <table:table-cell office:value-type="float" office:value="1249.34422743945" calcext:value-type="float">
            <text:p>1249.3442274395</text:p>
          </table:table-cell>
          <table:table-cell table:number-columns-repeated="7"/>
        </table:table-row>
        <table:table-row table:style-name="ro1">
          <table:table-cell office:value-type="float" office:value="174.604531022201" calcext:value-type="float">
            <text:p>174.6045310222</text:p>
          </table:table-cell>
          <table:table-cell office:value-type="float" office:value="1249.40639580086" calcext:value-type="float">
            <text:p>1249.4063958009</text:p>
          </table:table-cell>
          <table:table-cell table:number-columns-repeated="7"/>
        </table:table-row>
        <table:table-row table:style-name="ro1">
          <table:table-cell office:value-type="float" office:value="175.166247244183" calcext:value-type="float">
            <text:p>175.1662472442</text:p>
          </table:table-cell>
          <table:table-cell office:value-type="float" office:value="1249.44788948375" calcext:value-type="float">
            <text:p>1249.4478894838</text:p>
          </table:table-cell>
          <table:table-cell table:number-columns-repeated="7"/>
        </table:table-row>
        <table:table-row table:style-name="ro1">
          <table:table-cell office:value-type="float" office:value="175.728973747141" calcext:value-type="float">
            <text:p>175.7289737471</text:p>
          </table:table-cell>
          <table:table-cell office:value-type="float" office:value="1249.49972050591" calcext:value-type="float">
            <text:p>1249.4997205059</text:p>
          </table:table-cell>
          <table:table-cell table:number-columns-repeated="7"/>
        </table:table-row>
        <table:table-row table:style-name="ro1">
          <table:table-cell office:value-type="float" office:value="176.56649667524" calcext:value-type="float">
            <text:p>176.5664966752</text:p>
          </table:table-cell>
          <table:table-cell office:value-type="float" office:value="1249.51027433395" calcext:value-type="float">
            <text:p>1249.510274334</text:p>
          </table:table-cell>
          <table:table-cell table:number-columns-repeated="7"/>
        </table:table-row>
        <table:table-row table:style-name="ro1">
          <table:table-cell office:value-type="float" office:value="177.122151211374" calcext:value-type="float">
            <text:p>177.1221512114</text:p>
          </table:table-cell>
          <table:table-cell office:value-type="float" office:value="1249.48974398128" calcext:value-type="float">
            <text:p>1249.4897439813</text:p>
          </table:table-cell>
          <table:table-cell table:number-columns-repeated="7"/>
        </table:table-row>
        <table:table-row table:style-name="ro1">
          <table:table-cell office:value-type="float" office:value="177.683867433357" calcext:value-type="float">
            <text:p>177.6838674334</text:p>
          </table:table-cell>
          <table:table-cell office:value-type="float" office:value="1249.53123766417" calcext:value-type="float">
            <text:p>1249.5312376642</text:p>
          </table:table-cell>
          <table:table-cell table:number-columns-repeated="7"/>
        </table:table-row>
        <table:table-row table:style-name="ro1">
          <table:table-cell office:value-type="float" office:value="178.102123756919" calcext:value-type="float">
            <text:p>178.1021237569</text:p>
          </table:table-cell>
          <table:table-cell office:value-type="float" office:value="1249.53134590856" calcext:value-type="float">
            <text:p>1249.5313459086</text:p>
          </table:table-cell>
          <table:table-cell table:number-columns-repeated="7"/>
        </table:table-row>
        <table:table-row table:style-name="ro1">
          <table:table-cell office:value-type="float" office:value="180.739967382093" calcext:value-type="float">
            <text:p>180.7399673821</text:p>
          </table:table-cell>
          <table:table-cell office:value-type="float" office:value="1249.41832072451" calcext:value-type="float">
            <text:p>1249.4183207245</text:p>
          </table:table-cell>
          <table:table-cell table:number-columns-repeated="7"/>
        </table:table-row>
        <table:table-row table:style-name="ro1">
          <table:table-cell office:value-type="float" office:value="181.295621918226" calcext:value-type="float">
            <text:p>181.2956219182</text:p>
          </table:table-cell>
          <table:table-cell office:value-type="float" office:value="1249.39779037184" calcext:value-type="float">
            <text:p>1249.3977903718</text:p>
          </table:table-cell>
          <table:table-cell table:number-columns-repeated="7"/>
        </table:table-row>
        <table:table-row table:style-name="ro1">
          <table:table-cell office:value-type="float" office:value="181.985643824007" calcext:value-type="float">
            <text:p>181.985643824</text:p>
          </table:table-cell>
          <table:table-cell office:value-type="float" office:value="1249.32560940434" calcext:value-type="float">
            <text:p>1249.3256094043</text:p>
          </table:table-cell>
          <table:table-cell table:number-columns-repeated="7"/>
        </table:table-row>
        <table:table-row table:style-name="ro1">
          <table:table-cell office:value-type="float" office:value="182.539277798191" calcext:value-type="float">
            <text:p>182.5392777982</text:p>
          </table:table-cell>
          <table:table-cell office:value-type="float" office:value="1249.28440437316" calcext:value-type="float">
            <text:p>1249.2844043732</text:p>
          </table:table-cell>
          <table:table-cell table:number-columns-repeated="7"/>
        </table:table-row>
        <table:table-row table:style-name="ro1">
          <table:table-cell office:value-type="float" office:value="184.479017269786" calcext:value-type="float">
            <text:p>184.4790172698</text:p>
          </table:table-cell>
          <table:table-cell office:value-type="float" office:value="1249.16086144252" calcext:value-type="float">
            <text:p>1249.1608614425</text:p>
          </table:table-cell>
          <table:table-cell table:number-columns-repeated="7"/>
        </table:table-row>
        <table:table-row table:style-name="ro1">
          <table:table-cell office:value-type="float" office:value="185.03265124397" calcext:value-type="float">
            <text:p>185.032651244</text:p>
          </table:table-cell>
          <table:table-cell office:value-type="float" office:value="1249.11965641134" calcext:value-type="float">
            <text:p>1249.1196564113</text:p>
          </table:table-cell>
          <table:table-cell table:number-columns-repeated="7"/>
        </table:table-row>
        <table:table-row table:style-name="ro1">
          <table:table-cell office:value-type="float" office:value="185.72671427365" calcext:value-type="float">
            <text:p>185.7267142737</text:p>
          </table:table-cell>
          <table:table-cell office:value-type="float" office:value="1249.08882480088" calcext:value-type="float">
            <text:p>1249.0888248009</text:p>
          </table:table-cell>
          <table:table-cell table:number-columns-repeated="7"/>
        </table:table-row>
        <table:table-row table:style-name="ro1">
          <table:table-cell office:value-type="float" office:value="186.556154953951" calcext:value-type="float">
            <text:p>186.556154954</text:p>
          </table:table-cell>
          <table:table-cell office:value-type="float" office:value="1249.01667991484" calcext:value-type="float">
            <text:p>1249.0166799148</text:p>
          </table:table-cell>
          <table:table-cell table:number-columns-repeated="7"/>
        </table:table-row>
        <table:table-row table:style-name="ro1">
          <table:table-cell office:value-type="float" office:value="186.972390715564" calcext:value-type="float">
            <text:p>186.9723907156</text:p>
          </table:table-cell>
          <table:table-cell office:value-type="float" office:value="1248.99611348071" calcext:value-type="float">
            <text:p>1248.9961134807</text:p>
          </table:table-cell>
          <table:table-cell table:number-columns-repeated="7"/>
        </table:table-row>
        <table:table-row table:style-name="ro1">
          <table:table-cell office:value-type="float" office:value="187.665443464269" calcext:value-type="float">
            <text:p>187.6654434643</text:p>
          </table:table-cell>
          <table:table-cell office:value-type="float" office:value="1248.95494453098" calcext:value-type="float">
            <text:p>1248.954944531</text:p>
          </table:table-cell>
          <table:table-cell table:number-columns-repeated="7"/>
        </table:table-row>
        <table:table-row table:style-name="ro1">
          <table:table-cell office:value-type="float" office:value="188.49690470652" calcext:value-type="float">
            <text:p>188.4969047065</text:p>
          </table:table-cell>
          <table:table-cell office:value-type="float" office:value="1248.90347432346" calcext:value-type="float">
            <text:p>1248.9034743235</text:p>
          </table:table-cell>
          <table:table-cell table:number-columns-repeated="7"/>
        </table:table-row>
        <table:table-row table:style-name="ro1">
          <table:table-cell office:value-type="float" office:value="189.052559242654" calcext:value-type="float">
            <text:p>189.0525592427</text:p>
          </table:table-cell>
          <table:table-cell office:value-type="float" office:value="1248.8829439708" calcext:value-type="float">
            <text:p>1248.8829439708</text:p>
          </table:table-cell>
          <table:table-cell table:number-columns-repeated="7"/>
        </table:table-row>
        <table:table-row table:style-name="ro1">
          <table:table-cell office:value-type="float" office:value="189.610234340738" calcext:value-type="float">
            <text:p>189.6102343407</text:p>
          </table:table-cell>
          <table:table-cell office:value-type="float" office:value="1248.88308829665" calcext:value-type="float">
            <text:p>1248.8830882967</text:p>
          </table:table-cell>
          <table:table-cell table:number-columns-repeated="7"/>
        </table:table-row>
        <table:table-row table:style-name="ro1">
          <table:table-cell office:value-type="float" office:value="190.162858033947" calcext:value-type="float">
            <text:p>190.1628580339</text:p>
          </table:table-cell>
          <table:table-cell office:value-type="float" office:value="1248.83154592621" calcext:value-type="float">
            <text:p>1248.8315459262</text:p>
          </table:table-cell>
          <table:table-cell table:number-columns-repeated="7"/>
        </table:table-row>
        <table:table-row table:style-name="ro1">
          <table:table-cell office:value-type="float" office:value="190.717502289106" calcext:value-type="float">
            <text:p>190.7175022891</text:p>
          </table:table-cell>
          <table:table-cell office:value-type="float" office:value="1248.80067823428" calcext:value-type="float">
            <text:p>1248.8006782343</text:p>
          </table:table-cell>
          <table:table-cell table:number-columns-repeated="7"/>
        </table:table-row>
        <table:table-row table:style-name="ro1">
          <table:table-cell office:value-type="float" office:value="191.270125982315" calcext:value-type="float">
            <text:p>191.2701259823</text:p>
          </table:table-cell>
          <table:table-cell office:value-type="float" office:value="1248.74913586383" calcext:value-type="float">
            <text:p>1248.7491358638</text:p>
          </table:table-cell>
          <table:table-cell table:number-columns-repeated="7"/>
        </table:table-row>
        <table:table-row table:style-name="ro1">
          <table:table-cell office:value-type="float" office:value="191.825780518449" calcext:value-type="float">
            <text:p>191.8257805184</text:p>
          </table:table-cell>
          <table:table-cell office:value-type="float" office:value="1248.72860551117" calcext:value-type="float">
            <text:p>1248.7286055112</text:p>
          </table:table-cell>
          <table:table-cell table:number-columns-repeated="7"/>
        </table:table-row>
        <table:table-row table:style-name="ro1">
          <table:table-cell office:value-type="float" office:value="192.381435054583" calcext:value-type="float">
            <text:p>192.3814350546</text:p>
          </table:table-cell>
          <table:table-cell office:value-type="float" office:value="1248.7080751585" calcext:value-type="float">
            <text:p>1248.7080751585</text:p>
          </table:table-cell>
          <table:table-cell table:number-columns-repeated="7"/>
        </table:table-row>
        <table:table-row table:style-name="ro1">
          <table:table-cell office:value-type="float" office:value="192.933048466818" calcext:value-type="float">
            <text:p>192.9330484668</text:p>
          </table:table-cell>
          <table:table-cell office:value-type="float" office:value="1248.6461954488" calcext:value-type="float">
            <text:p>1248.6461954488</text:p>
          </table:table-cell>
          <table:table-cell table:number-columns-repeated="7"/>
        </table:table-row>
        <table:table-row table:style-name="ro1">
          <table:table-cell office:value-type="float" office:value="193.486682441002" calcext:value-type="float">
            <text:p>193.486682441</text:p>
          </table:table-cell>
          <table:table-cell office:value-type="float" office:value="1248.60499041761" calcext:value-type="float">
            <text:p>1248.6049904176</text:p>
          </table:table-cell>
          <table:table-cell table:number-columns-repeated="7"/>
        </table:table-row>
        <table:table-row table:style-name="ro1">
          <table:table-cell office:value-type="float" office:value="194.042336977136" calcext:value-type="float">
            <text:p>194.0423369771</text:p>
          </table:table-cell>
          <table:table-cell office:value-type="float" office:value="1248.58446006494" calcext:value-type="float">
            <text:p>1248.5844600649</text:p>
          </table:table-cell>
          <table:table-cell table:number-columns-repeated="7"/>
        </table:table-row>
        <table:table-row table:style-name="ro1">
          <table:table-cell office:value-type="float" office:value="194.462613862648" calcext:value-type="float">
            <text:p>194.4626138626</text:p>
          </table:table-cell>
          <table:table-cell office:value-type="float" office:value="1248.60524298785" calcext:value-type="float">
            <text:p>1248.6052429879</text:p>
          </table:table-cell>
          <table:table-cell table:number-columns-repeated="7"/>
        </table:table-row>
        <table:table-row table:style-name="ro1">
          <table:table-cell office:value-type="float" office:value="195.151625487454" calcext:value-type="float">
            <text:p>195.1516254875</text:p>
          </table:table-cell>
          <table:table-cell office:value-type="float" office:value="1248.52272468109" calcext:value-type="float">
            <text:p>1248.5227246811</text:p>
          </table:table-cell>
          <table:table-cell table:number-columns-repeated="7"/>
        </table:table-row>
        <table:table-row table:style-name="ro1">
          <table:table-cell office:value-type="float" office:value="195.704249180663" calcext:value-type="float">
            <text:p>195.7042491807</text:p>
          </table:table-cell>
          <table:table-cell office:value-type="float" office:value="1248.47118231065" calcext:value-type="float">
            <text:p>1248.4711823107</text:p>
          </table:table-cell>
          <table:table-cell table:number-columns-repeated="7"/>
        </table:table-row>
        <table:table-row table:style-name="ro1">
          <table:table-cell office:value-type="float" office:value="196.260913997772" calcext:value-type="float">
            <text:p>196.2609139978</text:p>
          </table:table-cell>
          <table:table-cell office:value-type="float" office:value="1248.46098929724" calcext:value-type="float">
            <text:p>1248.4609892972</text:p>
          </table:table-cell>
          <table:table-cell table:number-columns-repeated="7"/>
        </table:table-row>
        <table:table-row table:style-name="ro1">
          <table:table-cell office:value-type="float" office:value="196.818589095855" calcext:value-type="float">
            <text:p>196.8185890959</text:p>
          </table:table-cell>
          <table:table-cell office:value-type="float" office:value="1248.46113362309" calcext:value-type="float">
            <text:p>1248.4611336231</text:p>
          </table:table-cell>
          <table:table-cell table:number-columns-repeated="7"/>
        </table:table-row>
        <table:table-row table:style-name="ro1">
          <table:table-cell office:value-type="float" office:value="197.649040057131" calcext:value-type="float">
            <text:p>197.6490400571</text:p>
          </table:table-cell>
          <table:table-cell office:value-type="float" office:value="1248.39932607631" calcext:value-type="float">
            <text:p>1248.3993260763</text:p>
          </table:table-cell>
          <table:table-cell table:number-columns-repeated="7"/>
        </table:table-row>
        <table:table-row table:style-name="ro1">
          <table:table-cell office:value-type="float" office:value="198.204694593265" calcext:value-type="float">
            <text:p>198.2046945933</text:p>
          </table:table-cell>
          <table:table-cell office:value-type="float" office:value="1248.37879572365" calcext:value-type="float">
            <text:p>1248.3787957237</text:p>
          </table:table-cell>
          <table:table-cell table:number-columns-repeated="7"/>
        </table:table-row>
        <table:table-row table:style-name="ro1">
          <table:table-cell office:value-type="float" office:value="198.758328567449" calcext:value-type="float">
            <text:p>198.7583285674</text:p>
          </table:table-cell>
          <table:table-cell office:value-type="float" office:value="1248.33759069246" calcext:value-type="float">
            <text:p>1248.3375906925</text:p>
          </table:table-cell>
          <table:table-cell table:number-columns-repeated="7"/>
        </table:table-row>
        <table:table-row table:style-name="ro1">
          <table:table-cell office:value-type="float" office:value="199.590800090675" calcext:value-type="float">
            <text:p>199.5908000907</text:p>
          </table:table-cell>
          <table:table-cell office:value-type="float" office:value="1248.2964578242" calcext:value-type="float">
            <text:p>1248.296457824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5">00/00/0000</text:date>, <text:time style:data-style-name="N2" text:time-value="07:23:00.254870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09:47:00.071999676</meta:creation-date>
    <dc:date>2016-12-05T07:26:49.124352803</dc:date>
    <meta:editing-duration>PT3H47M10S</meta:editing-duration>
    <meta:editing-cycles>16</meta:editing-cycles>
    <meta:generator>LibreOffice/5.0.6.2$Linux_X86_64 LibreOffice_project/00m0$Build-2</meta:generator>
    <meta:document-statistic meta:table-count="1" meta:cell-count="11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135cm" svg:y="3.457cm" style:legend-expansion="high" chart:style-name="ch2"/>
        <chart:plot-area chart:style-name="ch3" table:cell-range-address="Sheet1.A34:Sheet1.B39" svg:x="0.319cm" svg:y="0.18cm" svg:width="10.497cm" svg:height="8.646cm">
          <chartooo:coordinate-region svg:x="1.311cm" svg:y="0.38cm" svg:width="9.225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34:Sheet1.B39" chart:class="chart:scatter">
            <chart:domain table:cell-range-address="Sheet1.A34:Sheet1.A39"/>
            <chart:regression-curve chart:style-name="ch7">
              <chart:equation chart:display-equation="true" chart:display-r-square="true" svg:x="1.157cm" svg:y="0.272cm"/>
            </chart:regression-curve>
            <chart:regression-curve chart:style-name="ch8">
              <chart:equation chart:display-equation="true" chart:display-r-square="true" svg:x="3.646cm" svg:y="1.071cm"/>
            </chart:regression-curve>
            <chart:regression-curve chart:style-name="ch9">
              <chart:equation chart:display-equation="true" chart:display-r-square="true" svg:x="1.501cm" svg:y="5.325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4:Sheet1.A39</svg:desc>
                </draw:g>
              </table:table-cell>
              <table:table-cell office:value-type="float" office:value="1259.286">
                <text:p>1259.286</text:p>
                <draw:g>
                  <svg:desc>Sheet1.B34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1.029cm" svg:y="3.207cm" style:legend-expansion="high" chart:style-name="ch2"/>
        <chart:plot-area chart:style-name="ch3" table:cell-range-address="Sheet1.A63:Sheet1.A68 Sheet1.D63:Sheet1.D68" svg:x="0.319cm" svg:y="0.18cm" svg:width="10.391cm" svg:height="8.645cm">
          <chartooo:coordinate-region svg:x="1.311cm" svg:y="0.38cm" svg:width="9.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63:Sheet1.D68" chart:class="chart:scatter">
            <chart:domain table:cell-range-address="Sheet1.A63:Sheet1.A68"/>
            <chart:regression-curve chart:style-name="ch7">
              <chart:equation chart:display-equation="true" chart:display-r-square="true" svg:x="1.474cm" svg:y="0.379cm"/>
            </chart:regression-curve>
            <chart:regression-curve chart:style-name="ch8">
              <chart:equation chart:display-equation="true" chart:display-r-square="true" svg:x="1.474cm" svg:y="1.223cm"/>
            </chart:regression-curve>
            <chart:regression-curve chart:style-name="ch9">
              <chart:equation chart:display-equation="true" chart:display-r-square="true" svg:x="1.567cm" svg:y="5.649cm"/>
            </chart:regression-curve>
            <chart:regression-curve chart:style-name="ch10">
              <chart:equation chart:display-equation="true" chart:display-r-square="true" svg:x="1.567cm" svg:y="6.542cm"/>
            </chart:regression-curve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">
                <text:p>60</text:p>
                <draw:g>
                  <svg:desc>Sheet1.A63:Sheet1.A68</svg:desc>
                </draw:g>
              </table:table-cell>
              <table:table-cell office:value-type="float" office:value="1246.23">
                <text:p>1246.23</text:p>
                <draw:g>
                  <svg:desc>Sheet1.D63:Sheet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1248.0157">
                <text:p>1248.0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1251.4086">
                <text:p>1251.40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">
                <text:p>90</text:p>
              </table:table-cell>
              <table:table-cell office:value-type="float" office:value="1253.73">
                <text:p>1253.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1254.98">
                <text:p>1254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255.516">
                <text:p>1255.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6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37cm" svg:y="3.952cm" style:legend-expansion="high" chart:style-name="ch2"/>
        <chart:plot-area chart:style-name="ch3" table:cell-range-address="Sheet1.A99:Sheet1.B116" svg:x="0.32cm" svg:y="0.18cm" svg:width="10.497cm" svg:height="8.64cm">
          <chartooo:coordinate-region svg:x="1.312cm" svg:y="0.38cm" svg:width="9.2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99:Sheet1.B116" chart:class="chart:scatter">
            <chart:domain table:cell-range-address="Sheet1.A99:Sheet1.A116"/>
            <chart:regression-curve chart:style-name="ch7">
              <chart:equation chart:display-equation="true" chart:display-r-square="true" svg:x="0.601cm" svg:y="6.585cm" chart:style-name="ch8"/>
            </chart:regression-curve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Sheet1.A99:Sheet1.A116</svg:desc>
                </draw:g>
              </table:table-cell>
              <table:table-cell office:value-type="float" office:value="1249.36">
                <text:p>1249.36</text:p>
                <draw:g>
                  <svg:desc>Sheet1.B99:Sheet1.B1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">
                <text:p>70</text:p>
              </table:table-cell>
              <table:table-cell office:value-type="float" office:value="1251.7857">
                <text:p>1251.7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255.1786">
                <text:p>1255.1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">
                <text:p>85</text:p>
              </table:table-cell>
              <table:table-cell office:value-type="float" office:value="1256.786">
                <text:p>1256.7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257.5">
                <text:p>125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7">
                <text:p>107</text:p>
              </table:table-cell>
              <table:table-cell office:value-type="float" office:value="1259.286">
                <text:p>1259.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0">
                <text:p>110</text:p>
              </table:table-cell>
              <table:table-cell office:value-type="float" office:value="1258.75">
                <text:p>1258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1256.607">
                <text:p>1256.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0">
                <text:p>130</text:p>
              </table:table-cell>
              <table:table-cell office:value-type="float" office:value="1255">
                <text:p>12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">
                <text:p>140</text:p>
              </table:table-cell>
              <table:table-cell office:value-type="float" office:value="1253.214">
                <text:p>1253.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">
                <text:p>150</text:p>
              </table:table-cell>
              <table:table-cell office:value-type="float" office:value="1251.786">
                <text:p>1251.7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">
                <text:p>160</text:p>
              </table:table-cell>
              <table:table-cell office:value-type="float" office:value="1251.071">
                <text:p>1251.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1250.357">
                <text:p>1250.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0">
                <text:p>180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0">
                <text:p>190</text:p>
              </table:table-cell>
              <table:table-cell office:value-type="float" office:value="1248.571">
                <text:p>1248.57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">
                <text:p>200</text:p>
              </table:table-cell>
              <table:table-cell office:value-type="float" office:value="1247.857">
                <text:p>1247.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2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1245" chart:maximum="1260" chart:origin="0" chart:interval-major="5" chart:interval-minor-divis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plot-area chart:style-name="ch2" table:cell-range-address="Sheet1.A195:Sheet1.B520" chart:data-source-has-labels="column" svg:x="1.331cm" svg:y="0.18cm" svg:width="14.349cm" svg:height="7.659cm">
          <chartooo:coordinate-region svg:x="2.323cm" svg:y="0.379cm" svg:width="13.077cm" svg:height="6.813cm"/>
          <chart:axis chart:dimension="x" chart:name="primary-x" chart:style-name="ch3">
            <chart:title svg:x="7.879cm" svg:y="8.019cm" chart:style-name="ch4">
              <text:p>Time (s)</text:p>
            </chart:title>
          </chart:axis>
          <chart:axis chart:dimension="y" chart:name="primary-y" chart:style-name="ch5">
            <chart:title svg:x="0.451cm" svg:y="5.429cm" chart:style-name="ch6">
              <text:p>Displacement (um)</text:p>
            </chart:title>
            <chart:grid chart:style-name="ch7" chart:class="major"/>
          </chart:axis>
          <chart:series chart:style-name="ch8" chart:values-cell-range-address="Sheet1.B195:Sheet1.B520" chart:class="chart:scatter">
            <chart:domain table:cell-range-address="Sheet1.A195:Sheet1.A520"/>
            <chart:data-point chart:repeated="3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0001">
                <text:p>0.000001</text:p>
                <draw:g>
                  <svg:desc>Sheet1.A195:Sheet1.A520</svg:desc>
                </draw:g>
              </table:table-cell>
              <table:table-cell office:value-type="float" office:value="1249.36000000462">
                <text:p>1249.36000000462</text:p>
                <draw:g>
                  <svg:desc>Sheet1.B195:Sheet1.B520</svg:desc>
                </draw:g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1249.3623075">
                <text:p>1249.3623075</text:p>
              </table:table-cell>
            </table:table-row>
            <table:table-row>
              <table:table-cell office:value-type="string"/>
              <table:table-cell office:value-type="float" office:value="1.01">
                <text:p>1.01</text:p>
              </table:table-cell>
              <table:table-cell office:value-type="float" office:value="1249.36466115">
                <text:p>1249.36466115</text:p>
              </table:table-cell>
            </table:table-row>
            <table:table-row>
              <table:table-cell office:value-type="string"/>
              <table:table-cell office:value-type="float" office:value="1.5">
                <text:p>1.5</text:p>
              </table:table-cell>
              <table:table-cell office:value-type="float" office:value="1249.3669225">
                <text:p>1249.3669225</text:p>
              </table:table-cell>
            </table:table-row>
            <table:table-row>
              <table:table-cell office:value-type="string"/>
              <table:table-cell office:value-type="float" office:value="2.1">
                <text:p>2.1</text:p>
              </table:table-cell>
              <table:table-cell office:value-type="float" office:value="1249.3696915">
                <text:p>1249.3696915</text:p>
              </table:table-cell>
            </table:table-row>
            <table:table-row>
              <table:table-cell office:value-type="string"/>
              <table:table-cell office:value-type="float" office:value="2.2">
                <text:p>2.2</text:p>
              </table:table-cell>
              <table:table-cell office:value-type="float" office:value="1249.370153">
                <text:p>1249.370153</text:p>
              </table:table-cell>
            </table:table-row>
            <table:table-row>
              <table:table-cell office:value-type="string"/>
              <table:table-cell office:value-type="float" office:value="2.4">
                <text:p>2.4</text:p>
              </table:table-cell>
              <table:table-cell office:value-type="float" office:value="1249.371076">
                <text:p>1249.371076</text:p>
              </table:table-cell>
            </table:table-row>
            <table:table-row>
              <table:table-cell office:value-type="string"/>
              <table:table-cell office:value-type="float" office:value="2.56580438737895">
                <text:p>2.56580438737895</text:p>
              </table:table-cell>
              <table:table-cell office:value-type="float" office:value="1249.40322063208">
                <text:p>1249.40322063208</text:p>
              </table:table-cell>
            </table:table-row>
            <table:table-row>
              <table:table-cell office:value-type="string"/>
              <table:table-cell office:value-type="float" office:value="2.98406071094148">
                <text:p>2.98406071094148</text:p>
              </table:table-cell>
              <table:table-cell office:value-type="float" office:value="1249.40332887647">
                <text:p>1249.40332887647</text:p>
              </table:table-cell>
            </table:table-row>
            <table:table-row>
              <table:table-cell office:value-type="string"/>
              <table:table-cell office:value-type="float" office:value="3.82057335806655">
                <text:p>3.82057335806655</text:p>
              </table:table-cell>
              <table:table-cell office:value-type="float" office:value="1249.40354536525">
                <text:p>1249.40354536525</text:p>
              </table:table-cell>
            </table:table-row>
            <table:table-row>
              <table:table-cell office:value-type="string"/>
              <table:table-cell office:value-type="float" office:value="4.51766723067077">
                <text:p>4.51766723067077</text:p>
              </table:table-cell>
              <table:table-cell office:value-type="float" office:value="1249.40372577257">
                <text:p>1249.40372577257</text:p>
              </table:table-cell>
            </table:table-row>
            <table:table-row>
              <table:table-cell office:value-type="string"/>
              <table:table-cell office:value-type="float" office:value="4.9359235542333">
                <text:p>4.9359235542333</text:p>
              </table:table-cell>
              <table:table-cell office:value-type="float" office:value="1249.40383401696">
                <text:p>1249.40383401696</text:p>
              </table:table-cell>
            </table:table-row>
            <table:table-row>
              <table:table-cell office:value-type="string"/>
              <table:table-cell office:value-type="float" office:value="5.76031282966089">
                <text:p>5.76031282966089</text:p>
              </table:table-cell>
              <table:table-cell office:value-type="float" office:value="1249.28000243462">
                <text:p>1249.28000243462</text:p>
              </table:table-cell>
            </table:table-row>
            <table:table-row>
              <table:table-cell office:value-type="string"/>
              <table:table-cell office:value-type="float" office:value="6.0290475689547">
                <text:p>6.0290475689547</text:p>
              </table:table-cell>
              <table:table-cell office:value-type="float" office:value="1249.17670120495">
                <text:p>1249.17670120495</text:p>
              </table:table-cell>
            </table:table-row>
            <table:table-row>
              <table:table-cell office:value-type="string"/>
              <table:table-cell office:value-type="float" office:value="6.30182343214765">
                <text:p>6.30182343214765</text:p>
              </table:table-cell>
              <table:table-cell office:value-type="float" office:value="1249.11474933232">
                <text:p>1249.11474933232</text:p>
              </table:table-cell>
            </table:table-row>
            <table:table-row>
              <table:table-cell office:value-type="string"/>
              <table:table-cell office:value-type="float" office:value="6.57055817144145">
                <text:p>6.57055817144145</text:p>
              </table:table-cell>
              <table:table-cell office:value-type="float" office:value="1249.01144810265">
                <text:p>1249.01144810265</text:p>
              </table:table-cell>
            </table:table-row>
            <table:table-row>
              <table:table-cell office:value-type="string"/>
              <table:table-cell office:value-type="float" office:value="6.83929291073525">
                <text:p>6.83929291073525</text:p>
              </table:table-cell>
              <table:table-cell office:value-type="float" office:value="1248.90814687297">
                <text:p>1248.90814687297</text:p>
              </table:table-cell>
            </table:table-row>
            <table:table-row>
              <table:table-cell office:value-type="string"/>
              <table:table-cell office:value-type="float" office:value="7.11004821197863">
                <text:p>7.11004821197863</text:p>
              </table:table-cell>
              <table:table-cell office:value-type="float" office:value="1248.82552032182">
                <text:p>1248.82552032182</text:p>
              </table:table-cell>
            </table:table-row>
            <table:table-row>
              <table:table-cell office:value-type="string"/>
              <table:table-cell office:value-type="float" office:value="7.51820172579327">
                <text:p>7.51820172579327</text:p>
              </table:table-cell>
              <table:table-cell office:value-type="float" office:value="1248.72225517361">
                <text:p>1248.72225517361</text:p>
              </table:table-cell>
            </table:table-row>
            <table:table-row>
              <table:table-cell office:value-type="string"/>
              <table:table-cell office:value-type="float" office:value="8.06577401412876">
                <text:p>8.06577401412876</text:p>
              </table:table-cell>
              <table:table-cell office:value-type="float" office:value="1248.61902610687">
                <text:p>1248.61902610687</text:p>
              </table:table-cell>
            </table:table-row>
            <table:table-row>
              <table:table-cell office:value-type="string"/>
              <table:table-cell office:value-type="float" office:value="8.89218385150593">
                <text:p>8.89218385150593</text:p>
              </table:table-cell>
              <table:table-cell office:value-type="float" office:value="1248.51586920305">
                <text:p>1248.51586920305</text:p>
              </table:table-cell>
            </table:table-row>
            <table:table-row>
              <table:table-cell office:value-type="string"/>
              <table:table-cell office:value-type="float" office:value="10.5551063360082">
                <text:p>10.5551063360082</text:p>
              </table:table-cell>
              <table:table-cell office:value-type="float" office:value="1248.41292878801">
                <text:p>1248.41292878801</text:p>
              </table:table-cell>
            </table:table-row>
            <table:table-row>
              <table:table-cell office:value-type="string"/>
              <table:table-cell office:value-type="float" office:value="10.9733626595707">
                <text:p>10.9733626595707</text:p>
              </table:table-cell>
              <table:table-cell office:value-type="float" office:value="1248.4130370324">
                <text:p>1248.4130370324</text:p>
              </table:table-cell>
            </table:table-row>
            <table:table-row>
              <table:table-cell office:value-type="string"/>
              <table:table-cell office:value-type="float" office:value="12.2321727541574">
                <text:p>12.2321727541574</text:p>
              </table:table-cell>
              <table:table-cell office:value-type="float" office:value="1248.45471112261">
                <text:p>1248.45471112261</text:p>
              </table:table-cell>
            </table:table-row>
            <table:table-row>
              <table:table-cell office:value-type="string"/>
              <table:table-cell office:value-type="float" office:value="12.65042907772">
                <text:p>12.65042907772</text:p>
              </table:table-cell>
              <table:table-cell office:value-type="float" office:value="1248.454819367">
                <text:p>1248.454819367</text:p>
              </table:table-cell>
            </table:table-row>
            <table:table-row>
              <table:table-cell office:value-type="string"/>
              <table:table-cell office:value-type="float" office:value="15.442845692036">
                <text:p>15.442845692036</text:p>
              </table:table-cell>
              <table:table-cell office:value-type="float" office:value="1248.49689035331">
                <text:p>1248.49689035331</text:p>
              </table:table-cell>
            </table:table-row>
            <table:table-row>
              <table:table-cell office:value-type="string"/>
              <table:table-cell office:value-type="float" office:value="16.1358984407411">
                <text:p>16.1358984407411</text:p>
              </table:table-cell>
              <table:table-cell office:value-type="float" office:value="1248.45572140359">
                <text:p>1248.45572140359</text:p>
              </table:table-cell>
            </table:table-row>
            <table:table-row>
              <table:table-cell office:value-type="string"/>
              <table:table-cell office:value-type="float" office:value="17.2532691988574">
                <text:p>17.2532691988574</text:p>
              </table:table-cell>
              <table:table-cell office:value-type="float" office:value="1248.47668473381">
                <text:p>1248.47668473381</text:p>
              </table:table-cell>
            </table:table-row>
            <table:table-row>
              <table:table-cell office:value-type="string"/>
              <table:table-cell office:value-type="float" office:value="17.8139751398651">
                <text:p>17.8139751398651</text:p>
              </table:table-cell>
              <table:table-cell office:value-type="float" office:value="1248.50784107744">
                <text:p>1248.50784107744</text:p>
              </table:table-cell>
            </table:table-row>
            <table:table-row>
              <table:table-cell office:value-type="string"/>
              <table:table-cell office:value-type="float" office:value="20.8791676173741">
                <text:p>20.8791676173741</text:p>
              </table:table-cell>
              <table:table-cell office:value-type="float" office:value="1248.48796019112">
                <text:p>1248.48796019112</text:p>
              </table:table-cell>
            </table:table-row>
            <table:table-row>
              <table:table-cell office:value-type="string"/>
              <table:table-cell office:value-type="float" office:value="21.4378529964323">
                <text:p>21.4378529964323</text:p>
              </table:table-cell>
              <table:table-cell office:value-type="float" office:value="1248.49844185623">
                <text:p>1248.49844185623</text:p>
              </table:table-cell>
            </table:table-row>
            <table:table-row>
              <table:table-cell office:value-type="string"/>
              <table:table-cell office:value-type="float" office:value="22.8340613035903">
                <text:p>22.8340613035903</text:p>
              </table:table-cell>
              <table:table-cell office:value-type="float" office:value="1248.51947734939">
                <text:p>1248.51947734939</text:p>
              </table:table-cell>
            </table:table-row>
            <table:table-row>
              <table:table-cell office:value-type="string"/>
              <table:table-cell office:value-type="float" office:value="26.1821324540401">
                <text:p>26.1821324540401</text:p>
              </table:table-cell>
              <table:table-cell office:value-type="float" office:value="1248.54101798303">
                <text:p>1248.54101798303</text:p>
              </table:table-cell>
            </table:table-row>
            <table:table-row>
              <table:table-cell office:value-type="string"/>
              <table:table-cell office:value-type="float" office:value="26.7398075521235">
                <text:p>26.7398075521235</text:p>
              </table:table-cell>
              <table:table-cell office:value-type="float" office:value="1248.54116230888">
                <text:p>1248.54116230888</text:p>
              </table:table-cell>
            </table:table-row>
            <table:table-row>
              <table:table-cell office:value-type="string"/>
              <table:table-cell office:value-type="float" office:value="27.8511166243911">
                <text:p>27.8511166243911</text:p>
              </table:table-cell>
              <table:table-cell office:value-type="float" office:value="1248.50010160355">
                <text:p>1248.50010160355</text:p>
              </table:table-cell>
            </table:table-row>
            <table:table-row>
              <table:table-cell office:value-type="string"/>
              <table:table-cell office:value-type="float" office:value="28.4087917224744">
                <text:p>28.4087917224744</text:p>
              </table:table-cell>
              <table:table-cell office:value-type="float" office:value="1248.5002459294">
                <text:p>1248.5002459294</text:p>
              </table:table-cell>
            </table:table-row>
            <table:table-row>
              <table:table-cell office:value-type="string"/>
              <table:table-cell office:value-type="float" office:value="29.9545216139012">
                <text:p>29.9545216139012</text:p>
              </table:table-cell>
              <table:table-cell office:value-type="float" office:value="1248.62469089662">
                <text:p>1248.62469089662</text:p>
              </table:table-cell>
            </table:table-row>
            <table:table-row>
              <table:table-cell office:value-type="string"/>
              <table:table-cell office:value-type="float" office:value="30.2414414107412">
                <text:p>30.2414414107412</text:p>
              </table:table-cell>
              <table:table-cell office:value-type="float" office:value="1248.70746177362">
                <text:p>1248.70746177362</text:p>
              </table:table-cell>
            </table:table-row>
            <table:table-row>
              <table:table-cell office:value-type="string"/>
              <table:table-cell office:value-type="float" office:value="30.5283612075812">
                <text:p>30.5283612075812</text:p>
              </table:table-cell>
              <table:table-cell office:value-type="float" office:value="1248.79023265063">
                <text:p>1248.79023265063</text:p>
              </table:table-cell>
            </table:table-row>
            <table:table-row>
              <table:table-cell office:value-type="string"/>
              <table:table-cell office:value-type="float" office:value="30.8152810044212">
                <text:p>30.8152810044212</text:p>
              </table:table-cell>
              <table:table-cell office:value-type="float" office:value="1248.87300352764">
                <text:p>1248.87300352764</text:p>
              </table:table-cell>
            </table:table-row>
            <table:table-row>
              <table:table-cell office:value-type="string"/>
              <table:table-cell office:value-type="float" office:value="31.1042213632108">
                <text:p>31.1042213632108</text:p>
              </table:table-cell>
              <table:table-cell office:value-type="float" office:value="1248.97644908316">
                <text:p>1248.97644908316</text:p>
              </table:table-cell>
            </table:table-row>
            <table:table-row>
              <table:table-cell office:value-type="string"/>
              <table:table-cell office:value-type="float" office:value="31.3911411600507">
                <text:p>31.3911411600507</text:p>
              </table:table-cell>
              <table:table-cell office:value-type="float" office:value="1249.05921996017">
                <text:p>1249.05921996017</text:p>
              </table:table-cell>
            </table:table-row>
            <table:table-row>
              <table:table-cell office:value-type="string"/>
              <table:table-cell office:value-type="float" office:value="31.8215208553107">
                <text:p>31.8215208553107</text:p>
              </table:table-cell>
              <table:table-cell office:value-type="float" office:value="1249.18337627568">
                <text:p>1249.18337627568</text:p>
              </table:table-cell>
            </table:table-row>
            <table:table-row>
              <table:table-cell office:value-type="string"/>
              <table:table-cell office:value-type="float" office:value="32.3913193250916">
                <text:p>32.3913193250916</text:p>
              </table:table-cell>
              <table:table-cell office:value-type="float" office:value="1249.30756867265">
                <text:p>1249.30756867265</text:p>
              </table:table-cell>
            </table:table-row>
            <table:table-row>
              <table:table-cell office:value-type="string"/>
              <table:table-cell office:value-type="float" office:value="32.9570766709732">
                <text:p>32.9570766709732</text:p>
              </table:table-cell>
              <table:table-cell office:value-type="float" office:value="1249.39041171258">
                <text:p>1249.39041171258</text:p>
              </table:table-cell>
            </table:table-row>
            <table:table-row>
              <table:table-cell office:value-type="string"/>
              <table:table-cell office:value-type="float" office:value="33.5187928929558">
                <text:p>33.5187928929558</text:p>
              </table:table-cell>
              <table:table-cell office:value-type="float" office:value="1249.43190539547">
                <text:p>1249.43190539547</text:p>
              </table:table-cell>
            </table:table-row>
            <table:table-row>
              <table:table-cell office:value-type="string"/>
              <table:table-cell office:value-type="float" office:value="34.3613672259296">
                <text:p>34.3613672259296</text:p>
              </table:table-cell>
              <table:table-cell office:value-type="float" office:value="1249.49414591981">
                <text:p>1249.49414591981</text:p>
              </table:table-cell>
            </table:table-row>
            <table:table-row>
              <table:table-cell office:value-type="string"/>
              <table:table-cell office:value-type="float" office:value="34.7836646733913">
                <text:p>34.7836646733913</text:p>
              </table:table-cell>
              <table:table-cell office:value-type="float" office:value="1249.53560352124">
                <text:p>1249.53560352124</text:p>
              </table:table-cell>
            </table:table-row>
            <table:table-row>
              <table:table-cell office:value-type="string"/>
              <table:table-cell office:value-type="float" office:value="35.4888407937938">
                <text:p>35.4888407937938</text:p>
              </table:table-cell>
              <table:table-cell office:value-type="float" office:value="1249.61848264264">
                <text:p>1249.61848264264</text:p>
              </table:table-cell>
            </table:table-row>
            <table:table-row>
              <table:table-cell office:value-type="string"/>
              <table:table-cell office:value-type="float" office:value="36.0545981396755">
                <text:p>36.0545981396755</text:p>
              </table:table-cell>
              <table:table-cell office:value-type="float" office:value="1249.70132568257">
                <text:p>1249.70132568257</text:p>
              </table:table-cell>
            </table:table-row>
            <table:table-row>
              <table:table-cell office:value-type="string"/>
              <table:table-cell office:value-type="float" office:value="36.6142937997084">
                <text:p>36.6142937997084</text:p>
              </table:table-cell>
              <table:table-cell office:value-type="float" office:value="1249.72214468695">
                <text:p>1249.72214468695</text:p>
              </table:table-cell>
            </table:table-row>
            <table:table-row>
              <table:table-cell office:value-type="string"/>
              <table:table-cell office:value-type="float" office:value="37.1820717075397">
                <text:p>37.1820717075397</text:p>
              </table:table-cell>
              <table:table-cell office:value-type="float" office:value="1249.8256624054">
                <text:p>1249.8256624054</text:p>
              </table:table-cell>
            </table:table-row>
            <table:table-row>
              <table:table-cell office:value-type="string"/>
              <table:table-cell office:value-type="float" office:value="37.7437879295222">
                <text:p>37.7437879295222</text:p>
              </table:table-cell>
              <table:table-cell office:value-type="float" office:value="1249.86715608829">
                <text:p>1249.86715608829</text:p>
              </table:table-cell>
            </table:table-row>
            <table:table-row>
              <table:table-cell office:value-type="string"/>
              <table:table-cell office:value-type="float" office:value="38.3034835895552">
                <text:p>38.3034835895552</text:p>
              </table:table-cell>
              <table:table-cell office:value-type="float" office:value="1249.88797509266">
                <text:p>1249.88797509266</text:p>
              </table:table-cell>
            </table:table-row>
            <table:table-row>
              <table:table-cell office:value-type="string"/>
              <table:table-cell office:value-type="float" office:value="38.859138125689">
                <text:p>38.859138125689</text:p>
              </table:table-cell>
              <table:table-cell office:value-type="float" office:value="1249.86744474">
                <text:p>1249.86744474</text:p>
              </table:table-cell>
            </table:table-row>
            <table:table-row>
              <table:table-cell office:value-type="string"/>
              <table:table-cell office:value-type="float" office:value="39.695650772814">
                <text:p>39.695650772814</text:p>
              </table:table-cell>
              <table:table-cell office:value-type="float" office:value="1249.86766122878">
                <text:p>1249.86766122878</text:p>
              </table:table-cell>
            </table:table-row>
            <table:table-row>
              <table:table-cell office:value-type="string"/>
              <table:table-cell office:value-type="float" office:value="40.2492847469982">
                <text:p>40.2492847469982</text:p>
              </table:table-cell>
              <table:table-cell office:value-type="float" office:value="1249.82645619759">
                <text:p>1249.82645619759</text:p>
              </table:table-cell>
            </table:table-row>
            <table:table-row>
              <table:table-cell office:value-type="string"/>
              <table:table-cell office:value-type="float" office:value="40.8019084402077">
                <text:p>40.8019084402077</text:p>
              </table:table-cell>
              <table:table-cell office:value-type="float" office:value="1249.77491382715">
                <text:p>1249.77491382715</text:p>
              </table:table-cell>
            </table:table-row>
            <table:table-row>
              <table:table-cell office:value-type="string"/>
              <table:table-cell office:value-type="float" office:value="41.3545321334171">
                <text:p>41.3545321334171</text:p>
              </table:table-cell>
              <table:table-cell office:value-type="float" office:value="1249.7233714567">
                <text:p>1249.7233714567</text:p>
              </table:table-cell>
            </table:table-row>
            <table:table-row>
              <table:table-cell office:value-type="string"/>
              <table:table-cell office:value-type="float" office:value="42.1849830946934">
                <text:p>42.1849830946934</text:p>
              </table:table-cell>
              <table:table-cell office:value-type="float" office:value="1249.66156390992">
                <text:p>1249.66156390992</text:p>
              </table:table-cell>
            </table:table-row>
            <table:table-row>
              <table:table-cell office:value-type="string"/>
              <table:table-cell office:value-type="float" office:value="45.2441138863537">
                <text:p>45.2441138863537</text:p>
              </table:table-cell>
              <table:table-cell office:value-type="float" office:value="1249.57965898804">
                <text:p>1249.57965898804</text:p>
              </table:table-cell>
            </table:table-row>
            <table:table-row>
              <table:table-cell office:value-type="string"/>
              <table:table-cell office:value-type="float" office:value="46.3635052064196">
                <text:p>46.3635052064196</text:p>
              </table:table-cell>
              <table:table-cell office:value-type="float" office:value="1249.62129699678">
                <text:p>1249.62129699678</text:p>
              </table:table-cell>
            </table:table-row>
            <table:table-row>
              <table:table-cell office:value-type="string"/>
              <table:table-cell office:value-type="float" office:value="46.7817615299821">
                <text:p>46.7817615299821</text:p>
              </table:table-cell>
              <table:table-cell office:value-type="float" office:value="1249.62140524117">
                <text:p>1249.62140524117</text:p>
              </table:table-cell>
            </table:table-row>
            <table:table-row>
              <table:table-cell office:value-type="string"/>
              <table:table-cell office:value-type="float" office:value="50.5460684420449">
                <text:p>50.5460684420449</text:p>
              </table:table-cell>
              <table:table-cell office:value-type="float" office:value="1249.62237944069">
                <text:p>1249.62237944069</text:p>
              </table:table-cell>
            </table:table-row>
            <table:table-row>
              <table:table-cell office:value-type="string"/>
              <table:table-cell office:value-type="float" office:value="51.6614186382116">
                <text:p>51.6614186382116</text:p>
              </table:table-cell>
              <table:table-cell office:value-type="float" office:value="1249.62266809239">
                <text:p>1249.62266809239</text:p>
              </table:table-cell>
            </table:table-row>
            <table:table-row>
              <table:table-cell office:value-type="string"/>
              <table:table-cell office:value-type="float" office:value="52.219093736295">
                <text:p>52.219093736295</text:p>
              </table:table-cell>
              <table:table-cell office:value-type="float" office:value="1249.62281241825">
                <text:p>1249.62281241825</text:p>
              </table:table-cell>
            </table:table-row>
            <table:table-row>
              <table:table-cell office:value-type="string"/>
              <table:table-cell office:value-type="float" office:value="55.2863067757536">
                <text:p>55.2863067757536</text:p>
              </table:table-cell>
              <table:table-cell office:value-type="float" office:value="1249.62360621044">
                <text:p>1249.62360621044</text:p>
              </table:table-cell>
            </table:table-row>
            <table:table-row>
              <table:table-cell office:value-type="string"/>
              <table:table-cell office:value-type="float" office:value="55.843981873837">
                <text:p>55.843981873837</text:p>
              </table:table-cell>
              <table:table-cell office:value-type="float" office:value="1249.62375053629">
                <text:p>1249.62375053629</text:p>
              </table:table-cell>
            </table:table-row>
            <table:table-row>
              <table:table-cell office:value-type="string"/>
              <table:table-cell office:value-type="float" office:value="56.9593320700037">
                <text:p>56.9593320700037</text:p>
              </table:table-cell>
              <table:table-cell office:value-type="float" office:value="1249.624039188">
                <text:p>1249.624039188</text:p>
              </table:table-cell>
            </table:table-row>
            <table:table-row>
              <table:table-cell office:value-type="string"/>
              <table:table-cell office:value-type="float" office:value="57.3775883935662">
                <text:p>57.3775883935662</text:p>
              </table:table-cell>
              <table:table-cell office:value-type="float" office:value="1249.62414743239">
                <text:p>1249.62414743239</text:p>
              </table:table-cell>
            </table:table-row>
            <table:table-row>
              <table:table-cell office:value-type="string"/>
              <table:table-cell office:value-type="float" office:value="58.5091030853296">
                <text:p>58.5091030853296</text:p>
              </table:table-cell>
              <table:table-cell office:value-type="float" office:value="1249.78983351226">
                <text:p>1249.78983351226</text:p>
              </table:table-cell>
            </table:table-row>
            <table:table-row>
              <table:table-cell office:value-type="string"/>
              <table:table-cell office:value-type="float" office:value="59.210238081833">
                <text:p>59.210238081833</text:p>
              </table:table-cell>
              <table:table-cell office:value-type="float" office:value="1249.83136327661">
                <text:p>1249.83136327661</text:p>
              </table:table-cell>
            </table:table-row>
            <table:table-row>
              <table:table-cell office:value-type="string"/>
              <table:table-cell office:value-type="float" office:value="59.6284944053955">
                <text:p>59.6284944053955</text:p>
              </table:table-cell>
              <table:table-cell office:value-type="float" office:value="1249.831471521">
                <text:p>1249.831471521</text:p>
              </table:table-cell>
            </table:table-row>
            <table:table-row>
              <table:table-cell office:value-type="string"/>
              <table:table-cell office:value-type="float" office:value="60.8893250619318">
                <text:p>60.8893250619318</text:p>
              </table:table-cell>
              <table:table-cell office:value-type="float" office:value="1249.89382028973">
                <text:p>1249.89382028973</text:p>
              </table:table-cell>
            </table:table-row>
            <table:table-row>
              <table:table-cell office:value-type="string"/>
              <table:table-cell office:value-type="float" office:value="61.3136430713431">
                <text:p>61.3136430713431</text:p>
              </table:table-cell>
              <table:table-cell office:value-type="float" office:value="1249.95595256968">
                <text:p>1249.95595256968</text:p>
              </table:table-cell>
            </table:table-row>
            <table:table-row>
              <table:table-cell office:value-type="string"/>
              <table:table-cell office:value-type="float" office:value="62.1622790901656">
                <text:p>62.1622790901656</text:p>
              </table:table-cell>
              <table:table-cell office:value-type="float" office:value="1250.08021712958">
                <text:p>1250.08021712958</text:p>
              </table:table-cell>
            </table:table-row>
            <table:table-row>
              <table:table-cell office:value-type="string"/>
              <table:table-cell office:value-type="float" office:value="63.1604366932569">
                <text:p>63.1604366932569</text:p>
              </table:table-cell>
              <table:table-cell office:value-type="float" office:value="1250.30789116354">
                <text:p>1250.30789116354</text:p>
              </table:table-cell>
            </table:table-row>
            <table:table-row>
              <table:table-cell office:value-type="string"/>
              <table:table-cell office:value-type="float" office:value="63.5887958265673">
                <text:p>63.5887958265673</text:p>
              </table:table-cell>
              <table:table-cell office:value-type="float" office:value="1250.41137280053">
                <text:p>1250.41137280053</text:p>
              </table:table-cell>
            </table:table-row>
            <table:table-row>
              <table:table-cell office:value-type="string"/>
              <table:table-cell office:value-type="float" office:value="64.0171549598777">
                <text:p>64.0171549598777</text:p>
              </table:table-cell>
              <table:table-cell office:value-type="float" office:value="1250.51485443752">
                <text:p>1250.51485443752</text:p>
              </table:table-cell>
            </table:table-row>
            <table:table-row>
              <table:table-cell office:value-type="string"/>
              <table:table-cell office:value-type="float" office:value="64.5869534296585">
                <text:p>64.5869534296585</text:p>
              </table:table-cell>
              <table:table-cell office:value-type="float" office:value="1250.63904683449">
                <text:p>1250.63904683449</text:p>
              </table:table-cell>
            </table:table-row>
            <table:table-row>
              <table:table-cell office:value-type="string"/>
              <table:table-cell office:value-type="float" office:value="65.1567518994394">
                <text:p>65.1567518994394</text:p>
              </table:table-cell>
              <table:table-cell office:value-type="float" office:value="1250.76323923147">
                <text:p>1250.76323923147</text:p>
              </table:table-cell>
            </table:table-row>
            <table:table-row>
              <table:table-cell office:value-type="string"/>
              <table:table-cell office:value-type="float" office:value="65.5851110327498">
                <text:p>65.5851110327498</text:p>
              </table:table-cell>
              <table:table-cell office:value-type="float" office:value="1250.86672086845">
                <text:p>1250.86672086845</text:p>
              </table:table-cell>
            </table:table-row>
            <table:table-row>
              <table:table-cell office:value-type="string"/>
              <table:table-cell office:value-type="float" office:value="65.8700102676402">
                <text:p>65.8700102676402</text:p>
              </table:table-cell>
              <table:table-cell office:value-type="float" office:value="1250.92881706694">
                <text:p>1250.92881706694</text:p>
              </table:table-cell>
            </table:table-row>
            <table:table-row>
              <table:table-cell office:value-type="string"/>
              <table:table-cell office:value-type="float" office:value="66.1569300644802">
                <text:p>66.1569300644802</text:p>
              </table:table-cell>
              <table:table-cell office:value-type="float" office:value="1251.01158794395">
                <text:p>1251.01158794395</text:p>
              </table:table-cell>
            </table:table-row>
            <table:table-row>
              <table:table-cell office:value-type="string"/>
              <table:table-cell office:value-type="float" office:value="66.4438498613202">
                <text:p>66.4438498613202</text:p>
              </table:table-cell>
              <table:table-cell office:value-type="float" office:value="1251.09435882095">
                <text:p>1251.09435882095</text:p>
              </table:table-cell>
            </table:table-row>
            <table:table-row>
              <table:table-cell office:value-type="string"/>
              <table:table-cell office:value-type="float" office:value="66.7287490962106">
                <text:p>66.7287490962106</text:p>
              </table:table-cell>
              <table:table-cell office:value-type="float" office:value="1251.15645501944">
                <text:p>1251.15645501944</text:p>
              </table:table-cell>
            </table:table-row>
            <table:table-row>
              <table:table-cell office:value-type="string"/>
              <table:table-cell office:value-type="float" office:value="67.2985475659915">
                <text:p>67.2985475659915</text:p>
              </table:table-cell>
              <table:table-cell office:value-type="float" office:value="1251.28064741641">
                <text:p>1251.28064741641</text:p>
              </table:table-cell>
            </table:table-row>
            <table:table-row>
              <table:table-cell office:value-type="string"/>
              <table:table-cell office:value-type="float" office:value="67.5854673628315">
                <text:p>67.5854673628315</text:p>
              </table:table-cell>
              <table:table-cell office:value-type="float" office:value="1251.36341829342">
                <text:p>1251.36341829342</text:p>
              </table:table-cell>
            </table:table-row>
            <table:table-row>
              <table:table-cell office:value-type="string"/>
              <table:table-cell office:value-type="float" office:value="67.8723871596714">
                <text:p>67.8723871596714</text:p>
              </table:table-cell>
              <table:table-cell office:value-type="float" office:value="1251.44618917042">
                <text:p>1251.44618917042</text:p>
              </table:table-cell>
            </table:table-row>
            <table:table-row>
              <table:table-cell office:value-type="string"/>
              <table:table-cell office:value-type="float" office:value="68.1593069565115">
                <text:p>68.1593069565115</text:p>
              </table:table-cell>
              <table:table-cell office:value-type="float" office:value="1251.52896004743">
                <text:p>1251.52896004743</text:p>
              </table:table-cell>
            </table:table-row>
            <table:table-row>
              <table:table-cell office:value-type="string"/>
              <table:table-cell office:value-type="float" office:value="68.4462267533515">
                <text:p>68.4462267533515</text:p>
              </table:table-cell>
              <table:table-cell office:value-type="float" office:value="1251.61173092443">
                <text:p>1251.61173092443</text:p>
              </table:table-cell>
            </table:table-row>
            <table:table-row>
              <table:table-cell office:value-type="string"/>
              <table:table-cell office:value-type="float" office:value="68.735167112141">
                <text:p>68.735167112141</text:p>
              </table:table-cell>
              <table:table-cell office:value-type="float" office:value="1251.71517647996">
                <text:p>1251.71517647996</text:p>
              </table:table-cell>
            </table:table-row>
            <table:table-row>
              <table:table-cell office:value-type="string"/>
              <table:table-cell office:value-type="float" office:value="69.022086908981">
                <text:p>69.022086908981</text:p>
              </table:table-cell>
              <table:table-cell office:value-type="float" office:value="1251.79794735697">
                <text:p>1251.79794735697</text:p>
              </table:table-cell>
            </table:table-row>
            <table:table-row>
              <table:table-cell office:value-type="string"/>
              <table:table-cell office:value-type="float" office:value="69.3110272677706">
                <text:p>69.3110272677706</text:p>
              </table:table-cell>
              <table:table-cell office:value-type="float" office:value="1251.90139291249">
                <text:p>1251.90139291249</text:p>
              </table:table-cell>
            </table:table-row>
            <table:table-row>
              <table:table-cell office:value-type="string"/>
              <table:table-cell office:value-type="float" office:value="69.595926502661">
                <text:p>69.595926502661</text:p>
              </table:table-cell>
              <table:table-cell office:value-type="float" office:value="1251.96348911098">
                <text:p>1251.96348911098</text:p>
              </table:table-cell>
            </table:table-row>
            <table:table-row>
              <table:table-cell office:value-type="string"/>
              <table:table-cell office:value-type="float" office:value="69.882846299501">
                <text:p>69.882846299501</text:p>
              </table:table-cell>
              <table:table-cell office:value-type="float" office:value="1252.04625998798">
                <text:p>1252.04625998798</text:p>
              </table:table-cell>
            </table:table-row>
            <table:table-row>
              <table:table-cell office:value-type="string"/>
              <table:table-cell office:value-type="float" office:value="70.1677455343914">
                <text:p>70.1677455343914</text:p>
              </table:table-cell>
              <table:table-cell office:value-type="float" office:value="1252.10835618647">
                <text:p>1252.10835618647</text:p>
              </table:table-cell>
            </table:table-row>
            <table:table-row>
              <table:table-cell office:value-type="string"/>
              <table:table-cell office:value-type="float" office:value="70.5961046677019">
                <text:p>70.5961046677019</text:p>
              </table:table-cell>
              <table:table-cell office:value-type="float" office:value="1252.21183782346">
                <text:p>1252.21183782346</text:p>
              </table:table-cell>
            </table:table-row>
            <table:table-row>
              <table:table-cell office:value-type="string"/>
              <table:table-cell office:value-type="float" office:value="71.0244638010123">
                <text:p>71.0244638010123</text:p>
              </table:table-cell>
              <table:table-cell office:value-type="float" office:value="1252.31531946045">
                <text:p>1252.31531946045</text:p>
              </table:table-cell>
            </table:table-row>
            <table:table-row>
              <table:table-cell office:value-type="string"/>
              <table:table-cell office:value-type="float" office:value="71.3134041598018">
                <text:p>71.3134041598018</text:p>
              </table:table-cell>
              <table:table-cell office:value-type="float" office:value="1252.41876501597">
                <text:p>1252.41876501597</text:p>
              </table:table-cell>
            </table:table-row>
            <table:table-row>
              <table:table-cell office:value-type="string"/>
              <table:table-cell office:value-type="float" office:value="71.6003239566418">
                <text:p>71.6003239566418</text:p>
              </table:table-cell>
              <table:table-cell office:value-type="float" office:value="1252.50153589298">
                <text:p>1252.50153589298</text:p>
              </table:table-cell>
            </table:table-row>
            <table:table-row>
              <table:table-cell office:value-type="string"/>
              <table:table-cell office:value-type="float" office:value="71.8872437534818">
                <text:p>71.8872437534818</text:p>
              </table:table-cell>
              <table:table-cell office:value-type="float" office:value="1252.58430676999">
                <text:p>1252.58430676999</text:p>
              </table:table-cell>
            </table:table-row>
            <table:table-row>
              <table:table-cell office:value-type="string"/>
              <table:table-cell office:value-type="float" office:value="72.1721429883723">
                <text:p>72.1721429883723</text:p>
              </table:table-cell>
              <table:table-cell office:value-type="float" office:value="1252.64640296847">
                <text:p>1252.64640296847</text:p>
              </table:table-cell>
            </table:table-row>
            <table:table-row>
              <table:table-cell office:value-type="string"/>
              <table:table-cell office:value-type="float" office:value="72.6005021216827">
                <text:p>72.6005021216827</text:p>
              </table:table-cell>
              <table:table-cell office:value-type="float" office:value="1252.74988460546">
                <text:p>1252.74988460546</text:p>
              </table:table-cell>
            </table:table-row>
            <table:table-row>
              <table:table-cell office:value-type="string"/>
              <table:table-cell office:value-type="float" office:value="73.1703005914635">
                <text:p>73.1703005914635</text:p>
              </table:table-cell>
              <table:table-cell office:value-type="float" office:value="1252.87407700243">
                <text:p>1252.87407700243</text:p>
              </table:table-cell>
            </table:table-row>
            <table:table-row>
              <table:table-cell office:value-type="string"/>
              <table:table-cell office:value-type="float" office:value="73.5986597247739">
                <text:p>73.5986597247739</text:p>
              </table:table-cell>
              <table:table-cell office:value-type="float" office:value="1252.97755863942">
                <text:p>1252.97755863942</text:p>
              </table:table-cell>
            </table:table-row>
            <table:table-row>
              <table:table-cell office:value-type="string"/>
              <table:table-cell office:value-type="float" office:value="73.8835589596643">
                <text:p>73.8835589596643</text:p>
              </table:table-cell>
              <table:table-cell office:value-type="float" office:value="1253.03965483791">
                <text:p>1253.03965483791</text:p>
              </table:table-cell>
            </table:table-row>
            <table:table-row>
              <table:table-cell office:value-type="string"/>
              <table:table-cell office:value-type="float" office:value="74.3078769690756">
                <text:p>74.3078769690756</text:p>
              </table:table-cell>
              <table:table-cell office:value-type="float" office:value="1253.10178711786">
                <text:p>1253.10178711786</text:p>
              </table:table-cell>
            </table:table-row>
            <table:table-row>
              <table:table-cell office:value-type="string"/>
              <table:table-cell office:value-type="float" office:value="74.8645417861842">
                <text:p>74.8645417861842</text:p>
              </table:table-cell>
              <table:table-cell office:value-type="float" office:value="1253.09159410445">
                <text:p>1253.09159410445</text:p>
              </table:table-cell>
            </table:table-row>
            <table:table-row>
              <table:table-cell office:value-type="string"/>
              <table:table-cell office:value-type="float" office:value="75.4131243554945">
                <text:p>75.4131243554945</text:p>
              </table:table-cell>
              <table:table-cell office:value-type="float" office:value="1252.99870237697">
                <text:p>1252.99870237697</text:p>
              </table:table-cell>
            </table:table-row>
            <table:table-row>
              <table:table-cell office:value-type="string"/>
              <table:table-cell office:value-type="float" office:value="75.9667583296787">
                <text:p>75.9667583296787</text:p>
              </table:table-cell>
              <table:table-cell office:value-type="float" office:value="1252.95749734578">
                <text:p>1252.95749734578</text:p>
              </table:table-cell>
            </table:table-row>
            <table:table-row>
              <table:table-cell office:value-type="string"/>
              <table:table-cell office:value-type="float" office:value="76.3930969010395">
                <text:p>76.3930969010395</text:p>
              </table:table-cell>
              <table:table-cell office:value-type="float" office:value="1253.04030430425">
                <text:p>1253.04030430425</text:p>
              </table:table-cell>
            </table:table-row>
            <table:table-row>
              <table:table-cell office:value-type="string"/>
              <table:table-cell office:value-type="float" office:value="76.6880989456778">
                <text:p>76.6880989456778</text:p>
              </table:table-cell>
              <table:table-cell office:value-type="float" office:value="1253.20577389533">
                <text:p>1253.20577389533</text:p>
              </table:table-cell>
            </table:table-row>
            <table:table-row>
              <table:table-cell office:value-type="string"/>
              <table:table-cell office:value-type="float" office:value="76.6820372598291">
                <text:p>76.6820372598291</text:p>
              </table:table-cell>
              <table:table-cell office:value-type="float" office:value="1253.14374985978">
                <text:p>1253.14374985978</text:p>
              </table:table-cell>
            </table:table-row>
            <table:table-row>
              <table:table-cell office:value-type="string"/>
              <table:table-cell office:value-type="float" office:value="76.979059866417">
                <text:p>76.979059866417</text:p>
              </table:table-cell>
              <table:table-cell office:value-type="float" office:value="1253.32989412938">
                <text:p>1253.32989412938</text:p>
              </table:table-cell>
            </table:table-row>
            <table:table-row>
              <table:table-cell office:value-type="string"/>
              <table:table-cell office:value-type="float" office:value="77.2781030349544">
                <text:p>77.2781030349544</text:p>
              </table:table-cell>
              <table:table-cell office:value-type="float" office:value="1253.5367130775">
                <text:p>1253.5367130775</text:p>
              </table:table-cell>
            </table:table-row>
            <table:table-row>
              <table:table-cell office:value-type="string"/>
              <table:table-cell office:value-type="float" office:value="77.2720413491057">
                <text:p>77.2720413491057</text:p>
              </table:table-cell>
              <table:table-cell office:value-type="float" office:value="1253.47468904195">
                <text:p>1253.47468904195</text:p>
              </table:table-cell>
            </table:table-row>
            <table:table-row>
              <table:table-cell office:value-type="string"/>
              <table:table-cell office:value-type="float" office:value="77.5731050795928">
                <text:p>77.5731050795928</text:p>
              </table:table-cell>
              <table:table-cell office:value-type="float" office:value="1253.70218266859">
                <text:p>1253.70218266859</text:p>
              </table:table-cell>
            </table:table-row>
            <table:table-row>
              <table:table-cell office:value-type="string"/>
              <table:table-cell office:value-type="float" office:value="77.567043393744">
                <text:p>77.567043393744</text:p>
              </table:table-cell>
              <table:table-cell office:value-type="float" office:value="1253.64015863303">
                <text:p>1253.64015863303</text:p>
              </table:table-cell>
            </table:table-row>
            <table:table-row>
              <table:table-cell office:value-type="string"/>
              <table:table-cell office:value-type="float" office:value="77.8721482481302">
                <text:p>77.8721482481302</text:p>
              </table:table-cell>
              <table:table-cell office:value-type="float" office:value="1253.90900161671">
                <text:p>1253.90900161671</text:p>
              </table:table-cell>
            </table:table-row>
            <table:table-row>
              <table:table-cell office:value-type="string"/>
              <table:table-cell office:value-type="float" office:value="77.8660865622815">
                <text:p>77.8660865622815</text:p>
              </table:table-cell>
              <table:table-cell office:value-type="float" office:value="1253.84697758115">
                <text:p>1253.84697758115</text:p>
              </table:table-cell>
            </table:table-row>
            <table:table-row>
              <table:table-cell office:value-type="string"/>
              <table:table-cell office:value-type="float" office:value="78.1711914166677">
                <text:p>78.1711914166677</text:p>
              </table:table-cell>
              <table:table-cell office:value-type="float" office:value="1254.11582056484">
                <text:p>1254.11582056484</text:p>
              </table:table-cell>
            </table:table-row>
            <table:table-row>
              <table:table-cell office:value-type="string"/>
              <table:table-cell office:value-type="float" office:value="78.1651297308189">
                <text:p>78.1651297308189</text:p>
              </table:table-cell>
              <table:table-cell office:value-type="float" office:value="1254.05379652928">
                <text:p>1254.05379652928</text:p>
              </table:table-cell>
            </table:table-row>
            <table:table-row>
              <table:table-cell office:value-type="string"/>
              <table:table-cell office:value-type="float" office:value="78.4742757091043">
                <text:p>78.4742757091043</text:p>
              </table:table-cell>
              <table:table-cell office:value-type="float" office:value="1254.36398887">
                <text:p>1254.36398887</text:p>
              </table:table-cell>
            </table:table-row>
            <table:table-row>
              <table:table-cell office:value-type="string"/>
              <table:table-cell office:value-type="float" office:value="78.466193461306">
                <text:p>78.466193461306</text:p>
              </table:table-cell>
              <table:table-cell office:value-type="float" office:value="1254.28129015592">
                <text:p>1254.28129015592</text:p>
              </table:table-cell>
            </table:table-row>
            <table:table-row>
              <table:table-cell office:value-type="string"/>
              <table:table-cell office:value-type="float" office:value="78.7773600015409">
                <text:p>78.7773600015409</text:p>
              </table:table-cell>
              <table:table-cell office:value-type="float" office:value="1254.61215717517">
                <text:p>1254.61215717517</text:p>
              </table:table-cell>
            </table:table-row>
            <table:table-row>
              <table:table-cell office:value-type="string"/>
              <table:table-cell office:value-type="float" office:value="78.7692777537426">
                <text:p>78.7692777537426</text:p>
              </table:table-cell>
              <table:table-cell office:value-type="float" office:value="1254.52945846109">
                <text:p>1254.52945846109</text:p>
              </table:table-cell>
            </table:table-row>
            <table:table-row>
              <table:table-cell office:value-type="string"/>
              <table:table-cell office:value-type="float" office:value="79.0764031700784">
                <text:p>79.0764031700784</text:p>
              </table:table-cell>
              <table:table-cell office:value-type="float" office:value="1254.81897612329">
                <text:p>1254.81897612329</text:p>
              </table:table-cell>
            </table:table-row>
            <table:table-row>
              <table:table-cell office:value-type="string"/>
              <table:table-cell office:value-type="float" office:value="79.0683209222801">
                <text:p>79.0683209222801</text:p>
              </table:table-cell>
              <table:table-cell office:value-type="float" office:value="1254.73627740921">
                <text:p>1254.73627740921</text:p>
              </table:table-cell>
            </table:table-row>
            <table:table-row>
              <table:table-cell office:value-type="string"/>
              <table:table-cell office:value-type="float" office:value="79.3754463386158">
                <text:p>79.3754463386158</text:p>
              </table:table-cell>
              <table:table-cell office:value-type="float" office:value="1255.02579507142">
                <text:p>1255.02579507142</text:p>
              </table:table-cell>
            </table:table-row>
            <table:table-row>
              <table:table-cell office:value-type="string"/>
              <table:table-cell office:value-type="float" office:value="79.3693846527671">
                <text:p>79.3693846527671</text:p>
              </table:table-cell>
              <table:table-cell office:value-type="float" office:value="1254.96377103586">
                <text:p>1254.96377103586</text:p>
              </table:table-cell>
            </table:table-row>
            <table:table-row>
              <table:table-cell office:value-type="string"/>
              <table:table-cell office:value-type="float" office:value="79.6744895071533">
                <text:p>79.6744895071533</text:p>
              </table:table-cell>
              <table:table-cell office:value-type="float" office:value="1255.23261401954">
                <text:p>1255.23261401954</text:p>
              </table:table-cell>
            </table:table-row>
            <table:table-row>
              <table:table-cell office:value-type="string"/>
              <table:table-cell office:value-type="float" office:value="79.6684278213046">
                <text:p>79.6684278213046</text:p>
              </table:table-cell>
              <table:table-cell office:value-type="float" office:value="1255.17058998398">
                <text:p>1255.17058998398</text:p>
              </table:table-cell>
            </table:table-row>
            <table:table-row>
              <table:table-cell office:value-type="string"/>
              <table:table-cell office:value-type="float" office:value="79.9694915517916">
                <text:p>79.9694915517916</text:p>
              </table:table-cell>
              <table:table-cell office:value-type="float" office:value="1255.39808361063">
                <text:p>1255.39808361063</text:p>
              </table:table-cell>
            </table:table-row>
            <table:table-row>
              <table:table-cell office:value-type="string"/>
              <table:table-cell office:value-type="float" office:value="79.9634298659429">
                <text:p>79.9634298659429</text:p>
              </table:table-cell>
              <table:table-cell office:value-type="float" office:value="1255.33605957507">
                <text:p>1255.33605957507</text:p>
              </table:table-cell>
            </table:table-row>
            <table:table-row>
              <table:table-cell office:value-type="string"/>
              <table:table-cell office:value-type="float" office:value="80.2644935964299">
                <text:p>80.2644935964299</text:p>
              </table:table-cell>
              <table:table-cell office:value-type="float" office:value="1255.56355320171">
                <text:p>1255.56355320171</text:p>
              </table:table-cell>
            </table:table-row>
            <table:table-row>
              <table:table-cell office:value-type="string"/>
              <table:table-cell office:value-type="float" office:value="80.5594956410682">
                <text:p>80.5594956410682</text:p>
              </table:table-cell>
              <table:table-cell office:value-type="float" office:value="1255.7290227928">
                <text:p>1255.7290227928</text:p>
              </table:table-cell>
            </table:table-row>
            <table:table-row>
              <table:table-cell office:value-type="string"/>
              <table:table-cell office:value-type="float" office:value="80.8504565618074">
                <text:p>80.8504565618074</text:p>
              </table:table-cell>
              <table:table-cell office:value-type="float" office:value="1255.85314302684">
                <text:p>1255.85314302684</text:p>
              </table:table-cell>
            </table:table-row>
            <table:table-row>
              <table:table-cell office:value-type="string"/>
              <table:table-cell office:value-type="float" office:value="81.1414174825465">
                <text:p>81.1414174825465</text:p>
              </table:table-cell>
              <table:table-cell office:value-type="float" office:value="1255.97726326089">
                <text:p>1255.97726326089</text:p>
              </table:table-cell>
            </table:table-row>
            <table:table-row>
              <table:table-cell office:value-type="string"/>
              <table:table-cell office:value-type="float" office:value="81.4323784032857">
                <text:p>81.4323784032857</text:p>
              </table:table-cell>
              <table:table-cell office:value-type="float" office:value="1256.10138349493">
                <text:p>1256.10138349493</text:p>
              </table:table-cell>
            </table:table-row>
            <table:table-row>
              <table:table-cell office:value-type="string"/>
              <table:table-cell office:value-type="float" office:value="81.7233393240248">
                <text:p>81.7233393240248</text:p>
              </table:table-cell>
              <table:table-cell office:value-type="float" office:value="1256.22550372898">
                <text:p>1256.22550372898</text:p>
              </table:table-cell>
            </table:table-row>
            <table:table-row>
              <table:table-cell office:value-type="string"/>
              <table:table-cell office:value-type="float" office:value="82.0102591208648">
                <text:p>82.0102591208648</text:p>
              </table:table-cell>
              <table:table-cell office:value-type="float" office:value="1256.30827460598">
                <text:p>1256.30827460598</text:p>
              </table:table-cell>
            </table:table-row>
            <table:table-row>
              <table:table-cell office:value-type="string"/>
              <table:table-cell office:value-type="float" office:value="82.2991994796544">
                <text:p>82.2991994796544</text:p>
              </table:table-cell>
              <table:table-cell office:value-type="float" office:value="1256.41172016151">
                <text:p>1256.41172016151</text:p>
              </table:table-cell>
            </table:table-row>
            <table:table-row>
              <table:table-cell office:value-type="string"/>
              <table:table-cell office:value-type="float" office:value="82.5861192764944">
                <text:p>82.5861192764944</text:p>
              </table:table-cell>
              <table:table-cell office:value-type="float" office:value="1256.49449103852">
                <text:p>1256.49449103852</text:p>
              </table:table-cell>
            </table:table-row>
            <table:table-row>
              <table:table-cell office:value-type="string"/>
              <table:table-cell office:value-type="float" office:value="82.8730390733344">
                <text:p>82.8730390733344</text:p>
              </table:table-cell>
              <table:table-cell office:value-type="float" office:value="1256.57726191552">
                <text:p>1256.57726191552</text:p>
              </table:table-cell>
            </table:table-row>
            <table:table-row>
              <table:table-cell office:value-type="string"/>
              <table:table-cell office:value-type="float" office:value="84.715791571349">
                <text:p>84.715791571349</text:p>
              </table:table-cell>
              <table:table-cell office:value-type="float" office:value="1256.88785115234">
                <text:p>1256.88785115234</text:p>
              </table:table-cell>
            </table:table-row>
            <table:table-row>
              <table:table-cell office:value-type="string"/>
              <table:table-cell office:value-type="float" office:value="85.1401095807603">
                <text:p>85.1401095807603</text:p>
              </table:table-cell>
              <table:table-cell office:value-type="float" office:value="1256.94998343229">
                <text:p>1256.94998343229</text:p>
              </table:table-cell>
            </table:table-row>
            <table:table-row>
              <table:table-cell office:value-type="string"/>
              <table:table-cell office:value-type="float" office:value="86.1261438121541">
                <text:p>86.1261438121541</text:p>
              </table:table-cell>
              <table:table-cell office:value-type="float" office:value="1257.05360939513">
                <text:p>1257.05360939513</text:p>
              </table:table-cell>
            </table:table-row>
            <table:table-row>
              <table:table-cell office:value-type="string"/>
              <table:table-cell office:value-type="float" office:value="86.5504618215653">
                <text:p>86.5504618215653</text:p>
              </table:table-cell>
              <table:table-cell office:value-type="float" office:value="1257.11574167508">
                <text:p>1257.11574167508</text:p>
              </table:table-cell>
            </table:table-row>
            <table:table-row>
              <table:table-cell office:value-type="string"/>
              <table:table-cell office:value-type="float" office:value="88.8074295192433">
                <text:p>88.8074295192433</text:p>
              </table:table-cell>
              <table:table-cell office:value-type="float" office:value="1257.38508979926">
                <text:p>1257.38508979926</text:p>
              </table:table-cell>
            </table:table-row>
            <table:table-row>
              <table:table-cell office:value-type="string"/>
              <table:table-cell office:value-type="float" office:value="89.2337680906042">
                <text:p>89.2337680906042</text:p>
              </table:table-cell>
              <table:table-cell office:value-type="float" office:value="1257.46789675772">
                <text:p>1257.46789675772</text:p>
              </table:table-cell>
            </table:table-row>
            <table:table-row>
              <table:table-cell office:value-type="string"/>
              <table:table-cell office:value-type="float" office:value="89.9409647729563">
                <text:p>89.9409647729563</text:p>
              </table:table-cell>
              <table:table-cell office:value-type="float" office:value="1257.57145055764">
                <text:p>1257.57145055764</text:p>
              </table:table-cell>
            </table:table-row>
            <table:table-row>
              <table:table-cell office:value-type="string"/>
              <table:table-cell office:value-type="float" office:value="90.3693239062667">
                <text:p>90.3693239062667</text:p>
              </table:table-cell>
              <table:table-cell office:value-type="float" office:value="1257.67493219463">
                <text:p>1257.67493219463</text:p>
              </table:table-cell>
            </table:table-row>
            <table:table-row>
              <table:table-cell office:value-type="string"/>
              <table:table-cell office:value-type="float" office:value="92.6283121658943">
                <text:p>92.6283121658943</text:p>
              </table:table-cell>
              <table:table-cell office:value-type="float" office:value="1257.96495499732">
                <text:p>1257.96495499732</text:p>
              </table:table-cell>
            </table:table-row>
            <table:table-row>
              <table:table-cell office:value-type="string"/>
              <table:table-cell office:value-type="float" office:value="93.0526301753055">
                <text:p>93.0526301753055</text:p>
              </table:table-cell>
              <table:table-cell office:value-type="float" office:value="1258.02708727727">
                <text:p>1258.02708727727</text:p>
              </table:table-cell>
            </table:table-row>
            <table:table-row>
              <table:table-cell office:value-type="string"/>
              <table:table-cell office:value-type="float" office:value="94.4629824161106">
                <text:p>94.4629824161106</text:p>
              </table:table-cell>
              <table:table-cell office:value-type="float" office:value="1258.19284552006">
                <text:p>1258.19284552006</text:p>
              </table:table-cell>
            </table:table-row>
            <table:table-row>
              <table:table-cell office:value-type="string"/>
              <table:table-cell office:value-type="float" office:value="96.3037143521757">
                <text:p>96.3037143521757</text:p>
              </table:table-cell>
              <table:table-cell office:value-type="float" office:value="1258.48276007836">
                <text:p>1258.48276007836</text:p>
              </table:table-cell>
            </table:table-row>
            <table:table-row>
              <table:table-cell office:value-type="string"/>
              <table:table-cell office:value-type="float" office:value="96.8674511361078">
                <text:p>96.8674511361078</text:p>
              </table:table-cell>
              <table:table-cell office:value-type="float" office:value="1258.54492843978">
                <text:p>1258.54492843978</text:p>
              </table:table-cell>
            </table:table-row>
            <table:table-row>
              <table:table-cell office:value-type="string"/>
              <table:table-cell office:value-type="float" office:value="97.7160871549302">
                <text:p>97.7160871549302</text:p>
              </table:table-cell>
              <table:table-cell office:value-type="float" office:value="1258.66919299967">
                <text:p>1258.66919299967</text:p>
              </table:table-cell>
            </table:table-row>
            <table:table-row>
              <table:table-cell office:value-type="string"/>
              <table:table-cell office:value-type="float" office:value="98.1404051643415">
                <text:p>98.1404051643415</text:p>
              </table:table-cell>
              <table:table-cell office:value-type="float" office:value="1258.73132527962">
                <text:p>1258.73132527962</text:p>
              </table:table-cell>
            </table:table-row>
            <table:table-row>
              <table:table-cell office:value-type="string"/>
              <table:table-cell office:value-type="float" office:value="100.965150769851">
                <text:p>100.965150769851</text:p>
              </table:table-cell>
              <table:table-cell office:value-type="float" office:value="1259.10419112225">
                <text:p>1259.10419112225</text:p>
              </table:table-cell>
            </table:table-row>
            <table:table-row>
              <table:table-cell office:value-type="string"/>
              <table:table-cell office:value-type="float" office:value="101.951185001245">
                <text:p>101.951185001245</text:p>
              </table:table-cell>
              <table:table-cell office:value-type="float" office:value="1259.20781708509">
                <text:p>1259.20781708509</text:p>
              </table:table-cell>
            </table:table-row>
            <table:table-row>
              <table:table-cell office:value-type="string"/>
              <table:table-cell office:value-type="float" office:value="102.375503010656">
                <text:p>102.375503010656</text:p>
              </table:table-cell>
              <table:table-cell office:value-type="float" office:value="1259.26994936504">
                <text:p>1259.26994936504</text:p>
              </table:table-cell>
            </table:table-row>
            <table:table-row>
              <table:table-cell office:value-type="string"/>
              <table:table-cell office:value-type="float" office:value="103.921232902083">
                <text:p>103.921232902083</text:p>
              </table:table-cell>
              <table:table-cell office:value-type="float" office:value="1259.39439433226">
                <text:p>1259.39439433226</text:p>
              </table:table-cell>
            </table:table-row>
            <table:table-row>
              <table:table-cell office:value-type="string"/>
              <table:table-cell office:value-type="float" office:value="104.468805190418">
                <text:p>104.468805190418</text:p>
              </table:table-cell>
              <table:table-cell office:value-type="float" office:value="1259.29116526551">
                <text:p>1259.29116526551</text:p>
              </table:table-cell>
            </table:table-row>
            <table:table-row>
              <table:table-cell office:value-type="string"/>
              <table:table-cell office:value-type="float" office:value="105.305317837543">
                <text:p>105.305317837543</text:p>
              </table:table-cell>
              <table:table-cell office:value-type="float" office:value="1259.29138175429">
                <text:p>1259.29138175429</text:p>
              </table:table-cell>
            </table:table-row>
            <table:table-row>
              <table:table-cell office:value-type="string"/>
              <table:table-cell office:value-type="float" office:value="105.867034059526">
                <text:p>105.867034059526</text:p>
              </table:table-cell>
              <table:table-cell office:value-type="float" office:value="1259.33287543718">
                <text:p>1259.33287543718</text:p>
              </table:table-cell>
            </table:table-row>
            <table:table-row>
              <table:table-cell office:value-type="string"/>
              <table:table-cell office:value-type="float" office:value="106.430770843458">
                <text:p>106.430770843458</text:p>
              </table:table-cell>
              <table:table-cell office:value-type="float" office:value="1259.3950437986">
                <text:p>1259.3950437986</text:p>
              </table:table-cell>
            </table:table-row>
            <table:table-row>
              <table:table-cell office:value-type="string"/>
              <table:table-cell office:value-type="float" office:value="106.847006605071">
                <text:p>106.847006605071</text:p>
              </table:table-cell>
              <table:table-cell office:value-type="float" office:value="1259.37447736447">
                <text:p>1259.37447736447</text:p>
              </table:table-cell>
            </table:table-row>
            <table:table-row>
              <table:table-cell office:value-type="string"/>
              <table:table-cell office:value-type="float" office:value="107.304327126325">
                <text:p>107.304327126325</text:p>
              </table:table-cell>
              <table:table-cell office:value-type="float" office:value="1259.29879048144">
                <text:p>1259.29879048144</text:p>
              </table:table-cell>
            </table:table-row>
            <table:table-row>
              <table:table-cell office:value-type="string"/>
              <table:table-cell office:value-type="float" office:value="107.80879409307">
                <text:p>107.80879409307</text:p>
              </table:table-cell>
              <table:table-cell office:value-type="float" office:value="1259.23000718507">
                <text:p>1259.23000718507</text:p>
              </table:table-cell>
            </table:table-row>
            <table:table-row>
              <table:table-cell office:value-type="string"/>
              <table:table-cell office:value-type="float" office:value="108.218968168834">
                <text:p>108.218968168834</text:p>
              </table:table-cell>
              <table:table-cell office:value-type="float" office:value="1259.14741671538">
                <text:p>1259.14741671538</text:p>
              </table:table-cell>
            </table:table-row>
            <table:table-row>
              <table:table-cell office:value-type="string"/>
              <table:table-cell office:value-type="float" office:value="108.491744032027">
                <text:p>108.491744032027</text:p>
              </table:table-cell>
              <table:table-cell office:value-type="float" office:value="1259.08546484275">
                <text:p>1259.08546484275</text:p>
              </table:table-cell>
            </table:table-row>
            <table:table-row>
              <table:table-cell office:value-type="string"/>
              <table:table-cell office:value-type="float" office:value="108.901918107791">
                <text:p>108.901918107791</text:p>
              </table:table-cell>
              <table:table-cell office:value-type="float" office:value="1259.00287437306">
                <text:p>1259.00287437306</text:p>
              </table:table-cell>
            </table:table-row>
            <table:table-row>
              <table:table-cell office:value-type="string"/>
              <table:table-cell office:value-type="float" office:value="109.447469834177">
                <text:p>109.447469834177</text:p>
              </table:table-cell>
              <table:table-cell office:value-type="float" office:value="1258.8789706278">
                <text:p>1258.8789706278</text:p>
              </table:table-cell>
            </table:table-row>
            <table:table-row>
              <table:table-cell office:value-type="string"/>
              <table:table-cell office:value-type="float" office:value="109.993021560563">
                <text:p>109.993021560563</text:p>
              </table:table-cell>
              <table:table-cell office:value-type="float" office:value="1258.75506688253">
                <text:p>1258.75506688253</text:p>
              </table:table-cell>
            </table:table-row>
            <table:table-row>
              <table:table-cell office:value-type="string"/>
              <table:table-cell office:value-type="float" office:value="110.403195636327">
                <text:p>110.403195636327</text:p>
              </table:table-cell>
              <table:table-cell office:value-type="float" office:value="1258.67247641284">
                <text:p>1258.67247641284</text:p>
              </table:table-cell>
            </table:table-row>
            <table:table-row>
              <table:table-cell office:value-type="string"/>
              <table:table-cell office:value-type="float" office:value="110.948747362713">
                <text:p>110.948747362713</text:p>
              </table:table-cell>
              <table:table-cell office:value-type="float" office:value="1258.54857266758">
                <text:p>1258.54857266758</text:p>
              </table:table-cell>
            </table:table-row>
            <table:table-row>
              <table:table-cell office:value-type="string"/>
              <table:table-cell office:value-type="float" office:value="111.354880314578">
                <text:p>111.354880314578</text:p>
              </table:table-cell>
              <table:table-cell office:value-type="float" office:value="1258.42463284085">
                <text:p>1258.42463284085</text:p>
              </table:table-cell>
            </table:table-row>
            <table:table-row>
              <table:table-cell office:value-type="string"/>
              <table:table-cell office:value-type="float" office:value="111.765054390342">
                <text:p>111.765054390342</text:p>
              </table:table-cell>
              <table:table-cell office:value-type="float" office:value="1258.34204237116">
                <text:p>1258.34204237116</text:p>
              </table:table-cell>
            </table:table-row>
            <table:table-row>
              <table:table-cell office:value-type="string"/>
              <table:table-cell office:value-type="float" office:value="112.724821316392">
                <text:p>112.724821316392</text:p>
              </table:table-cell>
              <table:table-cell office:value-type="float" office:value="1258.17689751325">
                <text:p>1258.17689751325</text:p>
              </table:table-cell>
            </table:table-row>
            <table:table-row>
              <table:table-cell office:value-type="string"/>
              <table:table-cell office:value-type="float" office:value="113.270373042777">
                <text:p>113.270373042777</text:p>
              </table:table-cell>
              <table:table-cell office:value-type="float" office:value="1258.05299376798">
                <text:p>1258.05299376798</text:p>
              </table:table-cell>
            </table:table-row>
            <table:table-row>
              <table:table-cell office:value-type="string"/>
              <table:table-cell office:value-type="float" office:value="113.815924769163">
                <text:p>113.815924769163</text:p>
              </table:table-cell>
              <table:table-cell office:value-type="float" office:value="1257.92909002272">
                <text:p>1257.92909002272</text:p>
              </table:table-cell>
            </table:table-row>
            <table:table-row>
              <table:table-cell office:value-type="string"/>
              <table:table-cell office:value-type="float" office:value="114.226098844928">
                <text:p>114.226098844928</text:p>
              </table:table-cell>
              <table:table-cell office:value-type="float" office:value="1257.84649955303">
                <text:p>1257.84649955303</text:p>
              </table:table-cell>
            </table:table-row>
            <table:table-row>
              <table:table-cell office:value-type="string"/>
              <table:table-cell office:value-type="float" office:value="114.498874708121">
                <text:p>114.498874708121</text:p>
              </table:table-cell>
              <table:table-cell office:value-type="float" office:value="1257.78454768039">
                <text:p>1257.78454768039</text:p>
              </table:table-cell>
            </table:table-row>
            <table:table-row>
              <table:table-cell office:value-type="string"/>
              <table:table-cell office:value-type="float" office:value="114.771650571313">
                <text:p>114.771650571313</text:p>
              </table:table-cell>
              <table:table-cell office:value-type="float" office:value="1257.72259580776">
                <text:p>1257.72259580776</text:p>
              </table:table-cell>
            </table:table-row>
            <table:table-row>
              <table:table-cell office:value-type="string"/>
              <table:table-cell office:value-type="float" office:value="115.044426434506">
                <text:p>115.044426434506</text:p>
              </table:table-cell>
              <table:table-cell office:value-type="float" office:value="1257.66064393513">
                <text:p>1257.66064393513</text:p>
              </table:table-cell>
            </table:table-row>
            <table:table-row>
              <table:table-cell office:value-type="string"/>
              <table:table-cell office:value-type="float" office:value="115.452579948321">
                <text:p>115.452579948321</text:p>
              </table:table-cell>
              <table:table-cell office:value-type="float" office:value="1257.55737878692">
                <text:p>1257.55737878692</text:p>
              </table:table-cell>
            </table:table-row>
            <table:table-row>
              <table:table-cell office:value-type="string"/>
              <table:table-cell office:value-type="float" office:value="116.273938380824">
                <text:p>116.273938380824</text:p>
              </table:table-cell>
              <table:table-cell office:value-type="float" office:value="1257.4025351868">
                <text:p>1257.4025351868</text:p>
              </table:table-cell>
            </table:table-row>
            <table:table-row>
              <table:table-cell office:value-type="string"/>
              <table:table-cell office:value-type="float" office:value="116.822520950135">
                <text:p>116.822520950135</text:p>
              </table:table-cell>
              <table:table-cell office:value-type="float" office:value="1257.30964345932">
                <text:p>1257.30964345932</text:p>
              </table:table-cell>
            </table:table-row>
            <table:table-row>
              <table:table-cell office:value-type="string"/>
              <table:table-cell office:value-type="float" office:value="117.37211380042">
                <text:p>117.37211380042</text:p>
              </table:table-cell>
              <table:table-cell office:value-type="float" office:value="1257.22708907109">
                <text:p>1257.22708907109</text:p>
              </table:table-cell>
            </table:table-row>
            <table:table-row>
              <table:table-cell office:value-type="string"/>
              <table:table-cell office:value-type="float" office:value="118.055063739377">
                <text:p>118.055063739377</text:p>
              </table:table-cell>
              <table:table-cell office:value-type="float" office:value="1257.08254672877">
                <text:p>1257.08254672877</text:p>
              </table:table-cell>
            </table:table-row>
            <table:table-row>
              <table:table-cell office:value-type="string"/>
              <table:table-cell office:value-type="float" office:value="118.32581904062">
                <text:p>118.32581904062</text:p>
              </table:table-cell>
              <table:table-cell office:value-type="float" office:value="1256.99992017762">
                <text:p>1256.99992017762</text:p>
              </table:table-cell>
            </table:table-row>
            <table:table-row>
              <table:table-cell office:value-type="string"/>
              <table:table-cell office:value-type="float" office:value="119.008768979577">
                <text:p>119.008768979577</text:p>
              </table:table-cell>
              <table:table-cell office:value-type="float" office:value="1256.8553778353">
                <text:p>1256.8553778353</text:p>
              </table:table-cell>
            </table:table-row>
            <table:table-row>
              <table:table-cell office:value-type="string"/>
              <table:table-cell office:value-type="float" office:value="119.558361829862">
                <text:p>119.558361829862</text:p>
              </table:table-cell>
              <table:table-cell office:value-type="float" office:value="1256.77282344707">
                <text:p>1256.77282344707</text:p>
              </table:table-cell>
            </table:table-row>
            <table:table-row>
              <table:table-cell office:value-type="string"/>
              <table:table-cell office:value-type="float" office:value="119.966515343677">
                <text:p>119.966515343677</text:p>
              </table:table-cell>
              <table:table-cell office:value-type="float" office:value="1256.66955829886">
                <text:p>1256.66955829886</text:p>
              </table:table-cell>
            </table:table-row>
            <table:table-row>
              <table:table-cell office:value-type="string"/>
              <table:table-cell office:value-type="float" office:value="120.653506406533">
                <text:p>120.653506406533</text:p>
              </table:table-cell>
              <table:table-cell office:value-type="float" office:value="1256.56636531358">
                <text:p>1256.56636531358</text:p>
              </table:table-cell>
            </table:table-row>
            <table:table-row>
              <table:table-cell office:value-type="string"/>
              <table:table-cell office:value-type="float" office:value="121.199058132919">
                <text:p>121.199058132919</text:p>
              </table:table-cell>
              <table:table-cell office:value-type="float" office:value="1256.44246156831">
                <text:p>1256.44246156831</text:p>
              </table:table-cell>
            </table:table-row>
            <table:table-row>
              <table:table-cell office:value-type="string"/>
              <table:table-cell office:value-type="float" office:value="121.611252770633">
                <text:p>121.611252770633</text:p>
              </table:table-cell>
              <table:table-cell office:value-type="float" office:value="1256.38054577714">
                <text:p>1256.38054577714</text:p>
              </table:table-cell>
            </table:table-row>
            <table:table-row>
              <table:table-cell office:value-type="string"/>
              <table:table-cell office:value-type="float" office:value="122.019406284448">
                <text:p>122.019406284448</text:p>
              </table:table-cell>
              <table:table-cell office:value-type="float" office:value="1256.27728062894">
                <text:p>1256.27728062894</text:p>
              </table:table-cell>
            </table:table-row>
            <table:table-row>
              <table:table-cell office:value-type="string"/>
              <table:table-cell office:value-type="float" office:value="122.431600922162">
                <text:p>122.431600922162</text:p>
              </table:table-cell>
              <table:table-cell office:value-type="float" office:value="1256.21536483777">
                <text:p>1256.21536483777</text:p>
              </table:table-cell>
            </table:table-row>
            <table:table-row>
              <table:table-cell office:value-type="string"/>
              <table:table-cell office:value-type="float" office:value="122.839754435976">
                <text:p>122.839754435976</text:p>
              </table:table-cell>
              <table:table-cell office:value-type="float" office:value="1256.11209968956">
                <text:p>1256.11209968956</text:p>
              </table:table-cell>
            </table:table-row>
            <table:table-row>
              <table:table-cell office:value-type="string"/>
              <table:table-cell office:value-type="float" office:value="123.25194907369">
                <text:p>123.25194907369</text:p>
              </table:table-cell>
              <table:table-cell office:value-type="float" office:value="1256.05018389839">
                <text:p>1256.05018389839</text:p>
              </table:table-cell>
            </table:table-row>
            <table:table-row>
              <table:table-cell office:value-type="string"/>
              <table:table-cell office:value-type="float" office:value="123.660102587505">
                <text:p>123.660102587505</text:p>
              </table:table-cell>
              <table:table-cell office:value-type="float" office:value="1255.94691875018">
                <text:p>1255.94691875018</text:p>
              </table:table-cell>
            </table:table-row>
            <table:table-row>
              <table:table-cell office:value-type="string"/>
              <table:table-cell office:value-type="float" office:value="124.20969543779">
                <text:p>124.20969543779</text:p>
              </table:table-cell>
              <table:table-cell office:value-type="float" office:value="1255.86436436195">
                <text:p>1255.86436436195</text:p>
              </table:table-cell>
            </table:table-row>
            <table:table-row>
              <table:table-cell office:value-type="string"/>
              <table:table-cell office:value-type="float" office:value="124.759288288075">
                <text:p>124.759288288075</text:p>
              </table:table-cell>
              <table:table-cell office:value-type="float" office:value="1255.78180997373">
                <text:p>1255.78180997373</text:p>
              </table:table-cell>
            </table:table-row>
            <table:table-row>
              <table:table-cell office:value-type="string"/>
              <table:table-cell office:value-type="float" office:value="125.305850295435">
                <text:p>125.305850295435</text:p>
              </table:table-cell>
              <table:table-cell office:value-type="float" office:value="1255.66824356772">
                <text:p>1255.66824356772</text:p>
              </table:table-cell>
            </table:table-row>
            <table:table-row>
              <table:table-cell office:value-type="string"/>
              <table:table-cell office:value-type="float" office:value="125.854432864746">
                <text:p>125.854432864746</text:p>
              </table:table-cell>
              <table:table-cell office:value-type="float" office:value="1255.57535184024">
                <text:p>1255.57535184024</text:p>
              </table:table-cell>
            </table:table-row>
            <table:table-row>
              <table:table-cell office:value-type="string"/>
              <table:table-cell office:value-type="float" office:value="126.399984591132">
                <text:p>126.399984591132</text:p>
              </table:table-cell>
              <table:table-cell office:value-type="float" office:value="1255.45144809497">
                <text:p>1255.45144809497</text:p>
              </table:table-cell>
            </table:table-row>
            <table:table-row>
              <table:table-cell office:value-type="string"/>
              <table:table-cell office:value-type="float" office:value="126.949577441417">
                <text:p>126.949577441417</text:p>
              </table:table-cell>
              <table:table-cell office:value-type="float" office:value="1255.36889370675">
                <text:p>1255.36889370675</text:p>
              </table:table-cell>
            </table:table-row>
            <table:table-row>
              <table:table-cell office:value-type="string"/>
              <table:table-cell office:value-type="float" office:value="127.499170291702">
                <text:p>127.499170291702</text:p>
              </table:table-cell>
              <table:table-cell office:value-type="float" office:value="1255.28633931852">
                <text:p>1255.28633931852</text:p>
              </table:table-cell>
            </table:table-row>
            <table:table-row>
              <table:table-cell office:value-type="string"/>
              <table:table-cell office:value-type="float" office:value="128.044722018088">
                <text:p>128.044722018088</text:p>
              </table:table-cell>
              <table:table-cell office:value-type="float" office:value="1255.16243557326">
                <text:p>1255.16243557326</text:p>
              </table:table-cell>
            </table:table-row>
            <table:table-row>
              <table:table-cell office:value-type="string"/>
              <table:table-cell office:value-type="float" office:value="128.594314868373">
                <text:p>128.594314868373</text:p>
              </table:table-cell>
              <table:table-cell office:value-type="float" office:value="1255.07988118503">
                <text:p>1255.07988118503</text:p>
              </table:table-cell>
            </table:table-row>
            <table:table-row>
              <table:table-cell office:value-type="string"/>
              <table:table-cell office:value-type="float" office:value="129.143907718658">
                <text:p>129.143907718658</text:p>
              </table:table-cell>
              <table:table-cell office:value-type="float" office:value="1254.99732679681">
                <text:p>1254.99732679681</text:p>
              </table:table-cell>
            </table:table-row>
            <table:table-row>
              <table:table-cell office:value-type="string"/>
              <table:table-cell office:value-type="float" office:value="129.556102356372">
                <text:p>129.556102356372</text:p>
              </table:table-cell>
              <table:table-cell office:value-type="float" office:value="1254.93541100564">
                <text:p>1254.93541100564</text:p>
              </table:table-cell>
            </table:table-row>
            <table:table-row>
              <table:table-cell office:value-type="string"/>
              <table:table-cell office:value-type="float" office:value="129.964255870186">
                <text:p>129.964255870186</text:p>
              </table:table-cell>
              <table:table-cell office:value-type="float" office:value="1254.83214585743">
                <text:p>1254.83214585743</text:p>
              </table:table-cell>
            </table:table-row>
            <table:table-row>
              <table:table-cell office:value-type="string"/>
              <table:table-cell office:value-type="float" office:value="130.3764505079">
                <text:p>130.3764505079</text:p>
              </table:table-cell>
              <table:table-cell office:value-type="float" office:value="1254.77023006626">
                <text:p>1254.77023006626</text:p>
              </table:table-cell>
            </table:table-row>
            <table:table-row>
              <table:table-cell office:value-type="string"/>
              <table:table-cell office:value-type="float" office:value="130.784604021715">
                <text:p>130.784604021715</text:p>
              </table:table-cell>
              <table:table-cell office:value-type="float" office:value="1254.66696491805">
                <text:p>1254.66696491805</text:p>
              </table:table-cell>
            </table:table-row>
            <table:table-row>
              <table:table-cell office:value-type="string"/>
              <table:table-cell office:value-type="float" office:value="131.334196872">
                <text:p>131.334196872</text:p>
              </table:table-cell>
              <table:table-cell office:value-type="float" office:value="1254.58441052982">
                <text:p>1254.58441052982</text:p>
              </table:table-cell>
            </table:table-row>
            <table:table-row>
              <table:table-cell office:value-type="string"/>
              <table:table-cell office:value-type="float" office:value="131.883789722285">
                <text:p>131.883789722285</text:p>
              </table:table-cell>
              <table:table-cell office:value-type="float" office:value="1254.5018561416">
                <text:p>1254.5018561416</text:p>
              </table:table-cell>
            </table:table-row>
            <table:table-row>
              <table:table-cell office:value-type="string"/>
              <table:table-cell office:value-type="float" office:value="132.43338257257">
                <text:p>132.43338257257</text:p>
              </table:table-cell>
              <table:table-cell office:value-type="float" office:value="1254.41930175337">
                <text:p>1254.41930175337</text:p>
              </table:table-cell>
            </table:table-row>
            <table:table-row>
              <table:table-cell office:value-type="string"/>
              <table:table-cell office:value-type="float" office:value="132.843556648334">
                <text:p>132.843556648334</text:p>
              </table:table-cell>
              <table:table-cell office:value-type="float" office:value="1254.33671128368">
                <text:p>1254.33671128368</text:p>
              </table:table-cell>
            </table:table-row>
            <table:table-row>
              <table:table-cell office:value-type="string"/>
              <table:table-cell office:value-type="float" office:value="133.253730724098">
                <text:p>133.253730724098</text:p>
              </table:table-cell>
              <table:table-cell office:value-type="float" office:value="1254.25412081399">
                <text:p>1254.25412081399</text:p>
              </table:table-cell>
            </table:table-row>
            <table:table-row>
              <table:table-cell office:value-type="string"/>
              <table:table-cell office:value-type="float" office:value="133.799282450484">
                <text:p>133.799282450484</text:p>
              </table:table-cell>
              <table:table-cell office:value-type="float" office:value="1254.13021706873">
                <text:p>1254.13021706873</text:p>
              </table:table-cell>
            </table:table-row>
            <table:table-row>
              <table:table-cell office:value-type="string"/>
              <table:table-cell office:value-type="float" office:value="134.902509274954">
                <text:p>134.902509274954</text:p>
              </table:table-cell>
              <table:table-cell office:value-type="float" office:value="1254.00645764932">
                <text:p>1254.00645764932</text:p>
              </table:table-cell>
            </table:table-row>
            <table:table-row>
              <table:table-cell office:value-type="string"/>
              <table:table-cell office:value-type="float" office:value="135.452102125239">
                <text:p>135.452102125239</text:p>
              </table:table-cell>
              <table:table-cell office:value-type="float" office:value="1253.92390326109">
                <text:p>1253.92390326109</text:p>
              </table:table-cell>
            </table:table-row>
            <table:table-row>
              <table:table-cell office:value-type="string"/>
              <table:table-cell office:value-type="float" office:value="136.001694975524">
                <text:p>136.001694975524</text:p>
              </table:table-cell>
              <table:table-cell office:value-type="float" office:value="1253.84134887287">
                <text:p>1253.84134887287</text:p>
              </table:table-cell>
            </table:table-row>
            <table:table-row>
              <table:table-cell office:value-type="string"/>
              <table:table-cell office:value-type="float" office:value="136.551287825809">
                <text:p>136.551287825809</text:p>
              </table:table-cell>
              <table:table-cell office:value-type="float" office:value="1253.75879448464">
                <text:p>1253.75879448464</text:p>
              </table:table-cell>
            </table:table-row>
            <table:table-row>
              <table:table-cell office:value-type="string"/>
              <table:table-cell office:value-type="float" office:value="137.783830615051">
                <text:p>137.783830615051</text:p>
              </table:table-cell>
              <table:table-cell office:value-type="float" office:value="1253.53169775409">
                <text:p>1253.53169775409</text:p>
              </table:table-cell>
            </table:table-row>
            <table:table-row>
              <table:table-cell office:value-type="string"/>
              <table:table-cell office:value-type="float" office:value="138.470821677907">
                <text:p>138.470821677907</text:p>
              </table:table-cell>
              <table:table-cell office:value-type="float" office:value="1253.42850476881">
                <text:p>1253.42850476881</text:p>
              </table:table-cell>
            </table:table-row>
            <table:table-row>
              <table:table-cell office:value-type="string"/>
              <table:table-cell office:value-type="float" office:value="139.020414528192">
                <text:p>139.020414528192</text:p>
              </table:table-cell>
              <table:table-cell office:value-type="float" office:value="1253.34595038059">
                <text:p>1253.34595038059</text:p>
              </table:table-cell>
            </table:table-row>
            <table:table-row>
              <table:table-cell office:value-type="string"/>
              <table:table-cell office:value-type="float" office:value="139.570007378477">
                <text:p>139.570007378477</text:p>
              </table:table-cell>
              <table:table-cell office:value-type="float" office:value="1253.26339599236">
                <text:p>1253.26339599236</text:p>
              </table:table-cell>
            </table:table-row>
            <table:table-row>
              <table:table-cell office:value-type="string"/>
              <table:table-cell office:value-type="float" office:value="140.119600228762">
                <text:p>140.119600228762</text:p>
              </table:table-cell>
              <table:table-cell office:value-type="float" office:value="1253.18084160414">
                <text:p>1253.18084160414</text:p>
              </table:table-cell>
            </table:table-row>
            <table:table-row>
              <table:table-cell office:value-type="string"/>
              <table:table-cell office:value-type="float" office:value="140.669193079048">
                <text:p>140.669193079048</text:p>
              </table:table-cell>
              <table:table-cell office:value-type="float" office:value="1253.09828721591">
                <text:p>1253.09828721591</text:p>
              </table:table-cell>
            </table:table-row>
            <table:table-row>
              <table:table-cell office:value-type="string"/>
              <table:table-cell office:value-type="float" office:value="141.222827053232">
                <text:p>141.222827053232</text:p>
              </table:table-cell>
              <table:table-cell office:value-type="float" office:value="1253.05708218472">
                <text:p>1253.05708218472</text:p>
              </table:table-cell>
            </table:table-row>
            <table:table-row>
              <table:table-cell office:value-type="string"/>
              <table:table-cell office:value-type="float" office:value="141.772419903517">
                <text:p>141.772419903517</text:p>
              </table:table-cell>
              <table:table-cell office:value-type="float" office:value="1252.9745277965">
                <text:p>1252.9745277965</text:p>
              </table:table-cell>
            </table:table-row>
            <table:table-row>
              <table:table-cell office:value-type="string"/>
              <table:table-cell office:value-type="float" office:value="142.322012753802">
                <text:p>142.322012753802</text:p>
              </table:table-cell>
              <table:table-cell office:value-type="float" office:value="1252.89197340827">
                <text:p>1252.89197340827</text:p>
              </table:table-cell>
            </table:table-row>
            <table:table-row>
              <table:table-cell office:value-type="string"/>
              <table:table-cell office:value-type="float" office:value="142.734207391516">
                <text:p>142.734207391516</text:p>
              </table:table-cell>
              <table:table-cell office:value-type="float" office:value="1252.8300576171">
                <text:p>1252.8300576171</text:p>
              </table:table-cell>
            </table:table-row>
            <table:table-row>
              <table:table-cell office:value-type="string"/>
              <table:table-cell office:value-type="float" office:value="143.2878413657">
                <text:p>143.2878413657</text:p>
              </table:table-cell>
              <table:table-cell office:value-type="float" office:value="1252.78885258592">
                <text:p>1252.78885258592</text:p>
              </table:table-cell>
            </table:table-row>
            <table:table-row>
              <table:table-cell office:value-type="string"/>
              <table:table-cell office:value-type="float" office:value="143.978873552455">
                <text:p>143.978873552455</text:p>
              </table:table-cell>
              <table:table-cell office:value-type="float" office:value="1252.72700895767">
                <text:p>1252.72700895767</text:p>
              </table:table-cell>
            </table:table-row>
            <table:table-row>
              <table:table-cell office:value-type="string"/>
              <table:table-cell office:value-type="float" office:value="144.391068190169">
                <text:p>144.391068190169</text:p>
              </table:table-cell>
              <table:table-cell office:value-type="float" office:value="1252.66509316651">
                <text:p>1252.66509316651</text:p>
              </table:table-cell>
            </table:table-row>
            <table:table-row>
              <table:table-cell office:value-type="string"/>
              <table:table-cell office:value-type="float" office:value="144.799221703984">
                <text:p>144.799221703984</text:p>
              </table:table-cell>
              <table:table-cell office:value-type="float" office:value="1252.5618280183">
                <text:p>1252.5618280183</text:p>
              </table:table-cell>
            </table:table-row>
            <table:table-row>
              <table:table-cell office:value-type="string"/>
              <table:table-cell office:value-type="float" office:value="145.348814554269">
                <text:p>145.348814554269</text:p>
              </table:table-cell>
              <table:table-cell office:value-type="float" office:value="1252.47927363007">
                <text:p>1252.47927363007</text:p>
              </table:table-cell>
            </table:table-row>
            <table:table-row>
              <table:table-cell office:value-type="string"/>
              <table:table-cell office:value-type="float" office:value="145.902448528453">
                <text:p>145.902448528453</text:p>
              </table:table-cell>
              <table:table-cell office:value-type="float" office:value="1252.43806859889">
                <text:p>1252.43806859889</text:p>
              </table:table-cell>
            </table:table-row>
            <table:table-row>
              <table:table-cell office:value-type="string"/>
              <table:table-cell office:value-type="float" office:value="146.452041378738">
                <text:p>146.452041378738</text:p>
              </table:table-cell>
              <table:table-cell office:value-type="float" office:value="1252.35551421066">
                <text:p>1252.35551421066</text:p>
              </table:table-cell>
            </table:table-row>
            <table:table-row>
              <table:table-cell office:value-type="string"/>
              <table:table-cell office:value-type="float" office:value="147.001634229023">
                <text:p>147.001634229023</text:p>
              </table:table-cell>
              <table:table-cell office:value-type="float" office:value="1252.27295982243">
                <text:p>1252.27295982243</text:p>
              </table:table-cell>
            </table:table-row>
            <table:table-row>
              <table:table-cell office:value-type="string"/>
              <table:table-cell office:value-type="float" office:value="147.554257922233">
                <text:p>147.554257922233</text:p>
              </table:table-cell>
              <table:table-cell office:value-type="float" office:value="1252.22141745199">
                <text:p>1252.22141745199</text:p>
              </table:table-cell>
            </table:table-row>
            <table:table-row>
              <table:table-cell office:value-type="string"/>
              <table:table-cell office:value-type="float" office:value="148.104861053493">
                <text:p>148.104861053493</text:p>
              </table:table-cell>
              <table:table-cell office:value-type="float" office:value="1252.14920040302">
                <text:p>1252.14920040302</text:p>
              </table:table-cell>
            </table:table-row>
            <table:table-row>
              <table:table-cell office:value-type="string"/>
              <table:table-cell office:value-type="float" office:value="148.517055691206">
                <text:p>148.517055691206</text:p>
              </table:table-cell>
              <table:table-cell office:value-type="float" office:value="1252.08728461185">
                <text:p>1252.08728461185</text:p>
              </table:table-cell>
            </table:table-row>
            <table:table-row>
              <table:table-cell office:value-type="string"/>
              <table:table-cell office:value-type="float" office:value="149.206067316012">
                <text:p>149.206067316012</text:p>
              </table:table-cell>
              <table:table-cell office:value-type="float" office:value="1252.00476630509">
                <text:p>1252.00476630509</text:p>
              </table:table-cell>
            </table:table-row>
            <table:table-row>
              <table:table-cell office:value-type="string"/>
              <table:table-cell office:value-type="float" office:value="150.038538839238">
                <text:p>150.038538839238</text:p>
              </table:table-cell>
              <table:table-cell office:value-type="float" office:value="1251.96363343683">
                <text:p>1251.96363343683</text:p>
              </table:table-cell>
            </table:table-row>
            <table:table-row>
              <table:table-cell office:value-type="string"/>
              <table:table-cell office:value-type="float" office:value="150.590152251473">
                <text:p>150.590152251473</text:p>
              </table:table-cell>
              <table:table-cell office:value-type="float" office:value="1251.90175372713">
                <text:p>1251.90175372713</text:p>
              </table:table-cell>
            </table:table-row>
            <table:table-row>
              <table:table-cell office:value-type="string"/>
              <table:table-cell office:value-type="float" office:value="151.002346889187">
                <text:p>151.002346889187</text:p>
              </table:table-cell>
              <table:table-cell office:value-type="float" office:value="1251.83983793596">
                <text:p>1251.83983793596</text:p>
              </table:table-cell>
            </table:table-row>
            <table:table-row>
              <table:table-cell office:value-type="string"/>
              <table:table-cell office:value-type="float" office:value="151.693379075942">
                <text:p>151.693379075942</text:p>
              </table:table-cell>
              <table:table-cell office:value-type="float" office:value="1251.77799430771">
                <text:p>1251.77799430771</text:p>
              </table:table-cell>
            </table:table-row>
            <table:table-row>
              <table:table-cell office:value-type="string"/>
              <table:table-cell office:value-type="float" office:value="152.247013050126">
                <text:p>152.247013050126</text:p>
              </table:table-cell>
              <table:table-cell office:value-type="float" office:value="1251.73678927653">
                <text:p>1251.73678927653</text:p>
              </table:table-cell>
            </table:table-row>
            <table:table-row>
              <table:table-cell office:value-type="string"/>
              <table:table-cell office:value-type="float" office:value="152.795595619437">
                <text:p>152.795595619437</text:p>
              </table:table-cell>
              <table:table-cell office:value-type="float" office:value="1251.64389754904">
                <text:p>1251.64389754904</text:p>
              </table:table-cell>
            </table:table-row>
            <table:table-row>
              <table:table-cell office:value-type="string"/>
              <table:table-cell office:value-type="float" office:value="153.344178188747">
                <text:p>153.344178188747</text:p>
              </table:table-cell>
              <table:table-cell office:value-type="float" office:value="1251.55100582156">
                <text:p>1251.55100582156</text:p>
              </table:table-cell>
            </table:table-row>
            <table:table-row>
              <table:table-cell office:value-type="string"/>
              <table:table-cell office:value-type="float" office:value="153.897812162931">
                <text:p>153.897812162931</text:p>
              </table:table-cell>
              <table:table-cell office:value-type="float" office:value="1251.50980079037">
                <text:p>1251.50980079037</text:p>
              </table:table-cell>
            </table:table-row>
            <table:table-row>
              <table:table-cell office:value-type="string"/>
              <table:table-cell office:value-type="float" office:value="154.451446137115">
                <text:p>154.451446137115</text:p>
              </table:table-cell>
              <table:table-cell office:value-type="float" office:value="1251.46859575919">
                <text:p>1251.46859575919</text:p>
              </table:table-cell>
            </table:table-row>
            <table:table-row>
              <table:table-cell office:value-type="string"/>
              <table:table-cell office:value-type="float" office:value="154.869702460678">
                <text:p>154.869702460678</text:p>
              </table:table-cell>
              <table:table-cell office:value-type="float" office:value="1251.46870400358">
                <text:p>1251.46870400358</text:p>
              </table:table-cell>
            </table:table-row>
            <table:table-row>
              <table:table-cell office:value-type="string"/>
              <table:table-cell office:value-type="float" office:value="157.496432995128">
                <text:p>157.496432995128</text:p>
              </table:table-cell>
              <table:table-cell office:value-type="float" office:value="1251.24196808766">
                <text:p>1251.24196808766</text:p>
              </table:table-cell>
            </table:table-row>
            <table:table-row>
              <table:table-cell office:value-type="string"/>
              <table:table-cell office:value-type="float" office:value="157.912668756741">
                <text:p>157.912668756741</text:p>
              </table:table-cell>
              <table:table-cell office:value-type="float" office:value="1251.22140165353">
                <text:p>1251.22140165353</text:p>
              </table:table-cell>
            </table:table-row>
            <table:table-row>
              <table:table-cell office:value-type="string"/>
              <table:table-cell office:value-type="float" office:value="159.154304074757">
                <text:p>159.154304074757</text:p>
              </table:table-cell>
              <table:table-cell office:value-type="float" office:value="1251.08734097632">
                <text:p>1251.08734097632</text:p>
              </table:table-cell>
            </table:table-row>
            <table:table-row>
              <table:table-cell office:value-type="string"/>
              <table:table-cell office:value-type="float" office:value="159.561447307597">
                <text:p>159.561447307597</text:p>
              </table:table-cell>
              <table:table-cell office:value-type="float" office:value="1250.97373848886">
                <text:p>1250.97373848886</text:p>
              </table:table-cell>
            </table:table-row>
            <table:table-row>
              <table:table-cell office:value-type="string"/>
              <table:table-cell office:value-type="float" office:value="159.83220260884">
                <text:p>159.83220260884</text:p>
              </table:table-cell>
              <table:table-cell office:value-type="float" office:value="1250.8911119377">
                <text:p>1250.8911119377</text:p>
              </table:table-cell>
            </table:table-row>
            <table:table-row>
              <table:table-cell office:value-type="string"/>
              <table:table-cell office:value-type="float" office:value="160.100937348134">
                <text:p>160.100937348134</text:p>
              </table:table-cell>
              <table:table-cell office:value-type="float" office:value="1250.78781070803">
                <text:p>1250.78781070803</text:p>
              </table:table-cell>
            </table:table-row>
            <table:table-row>
              <table:table-cell office:value-type="string"/>
              <table:table-cell office:value-type="float" office:value="160.367651525478">
                <text:p>160.367651525478</text:p>
              </table:table-cell>
              <table:table-cell office:value-type="float" office:value="1250.66383479984">
                <text:p>1250.66383479984</text:p>
              </table:table-cell>
            </table:table-row>
            <table:table-row>
              <table:table-cell office:value-type="string"/>
              <table:table-cell office:value-type="float" office:value="160.634365702822">
                <text:p>160.634365702822</text:p>
              </table:table-cell>
              <table:table-cell office:value-type="float" office:value="1250.53985889165">
                <text:p>1250.53985889165</text:p>
              </table:table-cell>
            </table:table-row>
            <table:table-row>
              <table:table-cell office:value-type="string"/>
              <table:table-cell office:value-type="float" office:value="160.901079880166">
                <text:p>160.901079880166</text:p>
              </table:table-cell>
              <table:table-cell office:value-type="float" office:value="1250.41588298346">
                <text:p>1250.41588298346</text:p>
              </table:table-cell>
            </table:table-row>
            <table:table-row>
              <table:table-cell office:value-type="string"/>
              <table:table-cell office:value-type="float" office:value="161.16981461946">
                <text:p>161.16981461946</text:p>
              </table:table-cell>
              <table:table-cell office:value-type="float" office:value="1250.31258175378">
                <text:p>1250.31258175378</text:p>
              </table:table-cell>
            </table:table-row>
            <table:table-row>
              <table:table-cell office:value-type="string"/>
              <table:table-cell office:value-type="float" office:value="161.438549358754">
                <text:p>161.438549358754</text:p>
              </table:table-cell>
              <table:table-cell office:value-type="float" office:value="1250.20928052411">
                <text:p>1250.20928052411</text:p>
              </table:table-cell>
            </table:table-row>
            <table:table-row>
              <table:table-cell office:value-type="string"/>
              <table:table-cell office:value-type="float" office:value="161.707284098048">
                <text:p>161.707284098048</text:p>
              </table:table-cell>
              <table:table-cell office:value-type="float" office:value="1250.10597929444">
                <text:p>1250.10597929444</text:p>
              </table:table-cell>
            </table:table-row>
            <table:table-row>
              <table:table-cell office:value-type="string"/>
              <table:table-cell office:value-type="float" office:value="161.978039399291">
                <text:p>161.978039399291</text:p>
              </table:table-cell>
              <table:table-cell office:value-type="float" office:value="1250.02335274329">
                <text:p>1250.02335274329</text:p>
              </table:table-cell>
            </table:table-row>
            <table:table-row>
              <table:table-cell office:value-type="string"/>
              <table:table-cell office:value-type="float" office:value="162.386192913106">
                <text:p>162.386192913106</text:p>
              </table:table-cell>
              <table:table-cell office:value-type="float" office:value="1249.92008759508">
                <text:p>1249.92008759508</text:p>
              </table:table-cell>
            </table:table-row>
            <table:table-row>
              <table:table-cell office:value-type="string"/>
              <table:table-cell office:value-type="float" office:value="162.935785763391">
                <text:p>162.935785763391</text:p>
              </table:table-cell>
              <table:table-cell office:value-type="float" office:value="1249.83753320685">
                <text:p>1249.83753320685</text:p>
              </table:table-cell>
            </table:table-row>
            <table:table-row>
              <table:table-cell office:value-type="string"/>
              <table:table-cell office:value-type="float" office:value="163.485378613676">
                <text:p>163.485378613676</text:p>
              </table:table-cell>
              <table:table-cell office:value-type="float" office:value="1249.75497881863">
                <text:p>1249.75497881863</text:p>
              </table:table-cell>
            </table:table-row>
            <table:table-row>
              <table:table-cell office:value-type="string"/>
              <table:table-cell office:value-type="float" office:value="164.032950902011">
                <text:p>164.032950902011</text:p>
              </table:table-cell>
              <table:table-cell office:value-type="float" office:value="1249.65174975188">
                <text:p>1249.65174975188</text:p>
              </table:table-cell>
            </table:table-row>
            <table:table-row>
              <table:table-cell office:value-type="string"/>
              <table:table-cell office:value-type="float" office:value="164.447166101675">
                <text:p>164.447166101675</text:p>
              </table:table-cell>
              <table:table-cell office:value-type="float" office:value="1249.61050863923">
                <text:p>1249.61050863923</text:p>
              </table:table-cell>
            </table:table-row>
            <table:table-row>
              <table:table-cell office:value-type="string"/>
              <table:table-cell office:value-type="float" office:value="167.075917198075">
                <text:p>167.075917198075</text:p>
              </table:table-cell>
              <table:table-cell office:value-type="float" office:value="1249.40444740184">
                <text:p>1249.40444740184</text:p>
              </table:table-cell>
            </table:table-row>
            <table:table-row>
              <table:table-cell office:value-type="string"/>
              <table:table-cell office:value-type="float" office:value="167.490132397738">
                <text:p>167.490132397738</text:p>
              </table:table-cell>
              <table:table-cell office:value-type="float" office:value="1249.36320628919">
                <text:p>1249.36320628919</text:p>
              </table:table-cell>
            </table:table-row>
            <table:table-row>
              <table:table-cell office:value-type="string"/>
              <table:table-cell office:value-type="float" office:value="168.460002133536">
                <text:p>168.460002133536</text:p>
              </table:table-cell>
              <table:table-cell office:value-type="float" office:value="1249.30143482387">
                <text:p>1249.30143482387</text:p>
              </table:table-cell>
            </table:table-row>
            <table:table-row>
              <table:table-cell office:value-type="string"/>
              <table:table-cell office:value-type="float" office:value="168.872196771249">
                <text:p>168.872196771249</text:p>
              </table:table-cell>
              <table:table-cell office:value-type="float" office:value="1249.2395190327">
                <text:p>1249.2395190327</text:p>
              </table:table-cell>
            </table:table-row>
            <table:table-row>
              <table:table-cell office:value-type="string"/>
              <table:table-cell office:value-type="float" office:value="171.502968429599">
                <text:p>171.502968429599</text:p>
              </table:table-cell>
              <table:table-cell office:value-type="float" office:value="1249.05413247383">
                <text:p>1249.05413247383</text:p>
              </table:table-cell>
            </table:table-row>
            <table:table-row>
              <table:table-cell office:value-type="string"/>
              <table:table-cell office:value-type="float" office:value="171.919204191212">
                <text:p>171.919204191212</text:p>
              </table:table-cell>
              <table:table-cell office:value-type="float" office:value="1249.0335660397">
                <text:p>1249.0335660397</text:p>
              </table:table-cell>
            </table:table-row>
            <table:table-row>
              <table:table-cell office:value-type="string"/>
              <table:table-cell office:value-type="float" office:value="172.757737400287">
                <text:p>172.757737400287</text:p>
              </table:table-cell>
              <table:table-cell office:value-type="float" office:value="1249.054457207">
                <text:p>1249.054457207</text:p>
              </table:table-cell>
            </table:table-row>
            <table:table-row>
              <table:table-cell office:value-type="string"/>
              <table:table-cell office:value-type="float" office:value="173.044657197127">
                <text:p>173.044657197127</text:p>
              </table:table-cell>
              <table:table-cell office:value-type="float" office:value="1249.13722808401">
                <text:p>1249.13722808401</text:p>
              </table:table-cell>
            </table:table-row>
            <table:table-row>
              <table:table-cell office:value-type="string"/>
              <table:table-cell office:value-type="float" office:value="173.331576993967">
                <text:p>173.331576993967</text:p>
              </table:table-cell>
              <table:table-cell office:value-type="float" office:value="1249.21999896101">
                <text:p>1249.21999896101</text:p>
              </table:table-cell>
            </table:table-row>
            <table:table-row>
              <table:table-cell office:value-type="string"/>
              <table:table-cell office:value-type="float" office:value="173.616476228857">
                <text:p>173.616476228857</text:p>
              </table:table-cell>
              <table:table-cell office:value-type="float" office:value="1249.2820951595">
                <text:p>1249.2820951595</text:p>
              </table:table-cell>
            </table:table-row>
            <table:table-row>
              <table:table-cell office:value-type="string"/>
              <table:table-cell office:value-type="float" office:value="174.040794238269">
                <text:p>174.040794238269</text:p>
              </table:table-cell>
              <table:table-cell office:value-type="float" office:value="1249.34422743945">
                <text:p>1249.34422743945</text:p>
              </table:table-cell>
            </table:table-row>
            <table:table-row>
              <table:table-cell office:value-type="string"/>
              <table:table-cell office:value-type="float" office:value="174.604531022201">
                <text:p>174.604531022201</text:p>
              </table:table-cell>
              <table:table-cell office:value-type="float" office:value="1249.40639580086">
                <text:p>1249.40639580086</text:p>
              </table:table-cell>
            </table:table-row>
            <table:table-row>
              <table:table-cell office:value-type="string"/>
              <table:table-cell office:value-type="float" office:value="175.166247244183">
                <text:p>175.166247244183</text:p>
              </table:table-cell>
              <table:table-cell office:value-type="float" office:value="1249.44788948375">
                <text:p>1249.44788948375</text:p>
              </table:table-cell>
            </table:table-row>
            <table:table-row>
              <table:table-cell office:value-type="string"/>
              <table:table-cell office:value-type="float" office:value="175.728973747141">
                <text:p>175.728973747141</text:p>
              </table:table-cell>
              <table:table-cell office:value-type="float" office:value="1249.49972050591">
                <text:p>1249.49972050591</text:p>
              </table:table-cell>
            </table:table-row>
            <table:table-row>
              <table:table-cell office:value-type="string"/>
              <table:table-cell office:value-type="float" office:value="176.56649667524">
                <text:p>176.56649667524</text:p>
              </table:table-cell>
              <table:table-cell office:value-type="float" office:value="1249.51027433395">
                <text:p>1249.51027433395</text:p>
              </table:table-cell>
            </table:table-row>
            <table:table-row>
              <table:table-cell office:value-type="string"/>
              <table:table-cell office:value-type="float" office:value="177.122151211374">
                <text:p>177.122151211374</text:p>
              </table:table-cell>
              <table:table-cell office:value-type="float" office:value="1249.48974398128">
                <text:p>1249.48974398128</text:p>
              </table:table-cell>
            </table:table-row>
            <table:table-row>
              <table:table-cell office:value-type="string"/>
              <table:table-cell office:value-type="float" office:value="177.683867433357">
                <text:p>177.683867433357</text:p>
              </table:table-cell>
              <table:table-cell office:value-type="float" office:value="1249.53123766417">
                <text:p>1249.53123766417</text:p>
              </table:table-cell>
            </table:table-row>
            <table:table-row>
              <table:table-cell office:value-type="string"/>
              <table:table-cell office:value-type="float" office:value="178.102123756919">
                <text:p>178.102123756919</text:p>
              </table:table-cell>
              <table:table-cell office:value-type="float" office:value="1249.53134590856">
                <text:p>1249.53134590856</text:p>
              </table:table-cell>
            </table:table-row>
            <table:table-row>
              <table:table-cell office:value-type="string"/>
              <table:table-cell office:value-type="float" office:value="180.739967382093">
                <text:p>180.739967382093</text:p>
              </table:table-cell>
              <table:table-cell office:value-type="float" office:value="1249.41832072451">
                <text:p>1249.41832072451</text:p>
              </table:table-cell>
            </table:table-row>
            <table:table-row>
              <table:table-cell office:value-type="string"/>
              <table:table-cell office:value-type="float" office:value="181.295621918226">
                <text:p>181.295621918226</text:p>
              </table:table-cell>
              <table:table-cell office:value-type="float" office:value="1249.39779037184">
                <text:p>1249.39779037184</text:p>
              </table:table-cell>
            </table:table-row>
            <table:table-row>
              <table:table-cell office:value-type="string"/>
              <table:table-cell office:value-type="float" office:value="181.985643824007">
                <text:p>181.985643824007</text:p>
              </table:table-cell>
              <table:table-cell office:value-type="float" office:value="1249.32560940434">
                <text:p>1249.32560940434</text:p>
              </table:table-cell>
            </table:table-row>
            <table:table-row>
              <table:table-cell office:value-type="string"/>
              <table:table-cell office:value-type="float" office:value="182.539277798191">
                <text:p>182.539277798191</text:p>
              </table:table-cell>
              <table:table-cell office:value-type="float" office:value="1249.28440437316">
                <text:p>1249.28440437316</text:p>
              </table:table-cell>
            </table:table-row>
            <table:table-row>
              <table:table-cell office:value-type="string"/>
              <table:table-cell office:value-type="float" office:value="184.479017269786">
                <text:p>184.479017269786</text:p>
              </table:table-cell>
              <table:table-cell office:value-type="float" office:value="1249.16086144252">
                <text:p>1249.16086144252</text:p>
              </table:table-cell>
            </table:table-row>
            <table:table-row>
              <table:table-cell office:value-type="string"/>
              <table:table-cell office:value-type="float" office:value="185.03265124397">
                <text:p>185.03265124397</text:p>
              </table:table-cell>
              <table:table-cell office:value-type="float" office:value="1249.11965641134">
                <text:p>1249.11965641134</text:p>
              </table:table-cell>
            </table:table-row>
            <table:table-row>
              <table:table-cell office:value-type="string"/>
              <table:table-cell office:value-type="float" office:value="185.72671427365">
                <text:p>185.72671427365</text:p>
              </table:table-cell>
              <table:table-cell office:value-type="float" office:value="1249.08882480088">
                <text:p>1249.08882480088</text:p>
              </table:table-cell>
            </table:table-row>
            <table:table-row>
              <table:table-cell office:value-type="string"/>
              <table:table-cell office:value-type="float" office:value="186.556154953951">
                <text:p>186.556154953951</text:p>
              </table:table-cell>
              <table:table-cell office:value-type="float" office:value="1249.01667991484">
                <text:p>1249.01667991484</text:p>
              </table:table-cell>
            </table:table-row>
            <table:table-row>
              <table:table-cell office:value-type="string"/>
              <table:table-cell office:value-type="float" office:value="186.972390715564">
                <text:p>186.972390715564</text:p>
              </table:table-cell>
              <table:table-cell office:value-type="float" office:value="1248.99611348071">
                <text:p>1248.99611348071</text:p>
              </table:table-cell>
            </table:table-row>
            <table:table-row>
              <table:table-cell office:value-type="string"/>
              <table:table-cell office:value-type="float" office:value="187.665443464269">
                <text:p>187.665443464269</text:p>
              </table:table-cell>
              <table:table-cell office:value-type="float" office:value="1248.95494453098">
                <text:p>1248.95494453098</text:p>
              </table:table-cell>
            </table:table-row>
            <table:table-row>
              <table:table-cell office:value-type="string"/>
              <table:table-cell office:value-type="float" office:value="188.49690470652">
                <text:p>188.49690470652</text:p>
              </table:table-cell>
              <table:table-cell office:value-type="float" office:value="1248.90347432346">
                <text:p>1248.90347432346</text:p>
              </table:table-cell>
            </table:table-row>
            <table:table-row>
              <table:table-cell office:value-type="string"/>
              <table:table-cell office:value-type="float" office:value="189.052559242654">
                <text:p>189.052559242654</text:p>
              </table:table-cell>
              <table:table-cell office:value-type="float" office:value="1248.8829439708">
                <text:p>1248.8829439708</text:p>
              </table:table-cell>
            </table:table-row>
            <table:table-row>
              <table:table-cell office:value-type="string"/>
              <table:table-cell office:value-type="float" office:value="189.610234340738">
                <text:p>189.610234340738</text:p>
              </table:table-cell>
              <table:table-cell office:value-type="float" office:value="1248.88308829665">
                <text:p>1248.88308829665</text:p>
              </table:table-cell>
            </table:table-row>
            <table:table-row>
              <table:table-cell office:value-type="string"/>
              <table:table-cell office:value-type="float" office:value="190.162858033947">
                <text:p>190.162858033947</text:p>
              </table:table-cell>
              <table:table-cell office:value-type="float" office:value="1248.83154592621">
                <text:p>1248.83154592621</text:p>
              </table:table-cell>
            </table:table-row>
            <table:table-row>
              <table:table-cell office:value-type="string"/>
              <table:table-cell office:value-type="float" office:value="190.717502289106">
                <text:p>190.717502289106</text:p>
              </table:table-cell>
              <table:table-cell office:value-type="float" office:value="1248.80067823428">
                <text:p>1248.80067823428</text:p>
              </table:table-cell>
            </table:table-row>
            <table:table-row>
              <table:table-cell office:value-type="string"/>
              <table:table-cell office:value-type="float" office:value="191.270125982315">
                <text:p>191.270125982315</text:p>
              </table:table-cell>
              <table:table-cell office:value-type="float" office:value="1248.74913586383">
                <text:p>1248.74913586383</text:p>
              </table:table-cell>
            </table:table-row>
            <table:table-row>
              <table:table-cell office:value-type="string"/>
              <table:table-cell office:value-type="float" office:value="191.825780518449">
                <text:p>191.825780518449</text:p>
              </table:table-cell>
              <table:table-cell office:value-type="float" office:value="1248.72860551117">
                <text:p>1248.72860551117</text:p>
              </table:table-cell>
            </table:table-row>
            <table:table-row>
              <table:table-cell office:value-type="string"/>
              <table:table-cell office:value-type="float" office:value="192.381435054583">
                <text:p>192.381435054583</text:p>
              </table:table-cell>
              <table:table-cell office:value-type="float" office:value="1248.7080751585">
                <text:p>1248.7080751585</text:p>
              </table:table-cell>
            </table:table-row>
            <table:table-row>
              <table:table-cell office:value-type="string"/>
              <table:table-cell office:value-type="float" office:value="192.933048466818">
                <text:p>192.933048466818</text:p>
              </table:table-cell>
              <table:table-cell office:value-type="float" office:value="1248.6461954488">
                <text:p>1248.6461954488</text:p>
              </table:table-cell>
            </table:table-row>
            <table:table-row>
              <table:table-cell office:value-type="string"/>
              <table:table-cell office:value-type="float" office:value="193.486682441002">
                <text:p>193.486682441002</text:p>
              </table:table-cell>
              <table:table-cell office:value-type="float" office:value="1248.60499041761">
                <text:p>1248.60499041761</text:p>
              </table:table-cell>
            </table:table-row>
            <table:table-row>
              <table:table-cell office:value-type="string"/>
              <table:table-cell office:value-type="float" office:value="194.042336977136">
                <text:p>194.042336977136</text:p>
              </table:table-cell>
              <table:table-cell office:value-type="float" office:value="1248.58446006494">
                <text:p>1248.58446006494</text:p>
              </table:table-cell>
            </table:table-row>
            <table:table-row>
              <table:table-cell office:value-type="string"/>
              <table:table-cell office:value-type="float" office:value="194.462613862648">
                <text:p>194.462613862648</text:p>
              </table:table-cell>
              <table:table-cell office:value-type="float" office:value="1248.60524298785">
                <text:p>1248.60524298785</text:p>
              </table:table-cell>
            </table:table-row>
            <table:table-row>
              <table:table-cell office:value-type="string"/>
              <table:table-cell office:value-type="float" office:value="195.151625487454">
                <text:p>195.151625487454</text:p>
              </table:table-cell>
              <table:table-cell office:value-type="float" office:value="1248.52272468109">
                <text:p>1248.52272468109</text:p>
              </table:table-cell>
            </table:table-row>
            <table:table-row>
              <table:table-cell office:value-type="string"/>
              <table:table-cell office:value-type="float" office:value="195.704249180663">
                <text:p>195.704249180663</text:p>
              </table:table-cell>
              <table:table-cell office:value-type="float" office:value="1248.47118231065">
                <text:p>1248.47118231065</text:p>
              </table:table-cell>
            </table:table-row>
            <table:table-row>
              <table:table-cell office:value-type="string"/>
              <table:table-cell office:value-type="float" office:value="196.260913997772">
                <text:p>196.260913997772</text:p>
              </table:table-cell>
              <table:table-cell office:value-type="float" office:value="1248.46098929724">
                <text:p>1248.46098929724</text:p>
              </table:table-cell>
            </table:table-row>
            <table:table-row>
              <table:table-cell office:value-type="string"/>
              <table:table-cell office:value-type="float" office:value="196.818589095855">
                <text:p>196.818589095855</text:p>
              </table:table-cell>
              <table:table-cell office:value-type="float" office:value="1248.46113362309">
                <text:p>1248.46113362309</text:p>
              </table:table-cell>
            </table:table-row>
            <table:table-row>
              <table:table-cell office:value-type="string"/>
              <table:table-cell office:value-type="float" office:value="197.649040057131">
                <text:p>197.649040057131</text:p>
              </table:table-cell>
              <table:table-cell office:value-type="float" office:value="1248.39932607631">
                <text:p>1248.39932607631</text:p>
              </table:table-cell>
            </table:table-row>
            <table:table-row>
              <table:table-cell office:value-type="string"/>
              <table:table-cell office:value-type="float" office:value="198.204694593265">
                <text:p>198.204694593265</text:p>
              </table:table-cell>
              <table:table-cell office:value-type="float" office:value="1248.37879572365">
                <text:p>1248.37879572365</text:p>
              </table:table-cell>
            </table:table-row>
            <table:table-row>
              <table:table-cell office:value-type="string"/>
              <table:table-cell office:value-type="float" office:value="198.758328567449">
                <text:p>198.758328567449</text:p>
              </table:table-cell>
              <table:table-cell office:value-type="float" office:value="1248.33759069246">
                <text:p>1248.33759069246</text:p>
              </table:table-cell>
            </table:table-row>
            <table:table-row>
              <table:table-cell office:value-type="string"/>
              <table:table-cell office:value-type="float" office:value="199.590800090675">
                <text:p>199.590800090675</text:p>
              </table:table-cell>
              <table:table-cell office:value-type="float" office:value="1248.2964578242">
                <text:p>1248.29645782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